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803cm"/>
    </style:style>
    <style:style style:family="table-column" style:name="co2">
      <style:table-column-properties fo:break-before="auto" style:column-width="3.496cm"/>
    </style:style>
    <style:style style:family="table-column" style:name="co3">
      <style:table-column-properties fo:break-before="auto" style:column-width="1.175cm"/>
    </style:style>
    <style:style style:family="table-column" style:name="co4">
      <style:table-column-properties fo:break-before="auto" style:column-width="1.958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041cm"/>
    </style:style>
    <style:style style:family="table-column" style:name="co7">
      <style:table-column-properties fo:break-before="auto" style:column-width="2.293cm"/>
    </style:style>
    <style:style style:family="table-column" style:name="co8">
      <style:table-column-properties fo:break-before="auto" style:column-width="5.59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873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Metadata" style:name="ce10">
      <style:table-cell-properties fo:padding="0.071cm"/>
    </style:style>
    <style:style style:family="table-cell" style:parent-style-name="Default" style:name="ce1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4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5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Normal_5f_Sheet1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Sheet1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5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Metadata" style:name="ce7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7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72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73" style:display-name="ce7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74" style:display-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75" style:display-name="ce7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76" style:display-name="ce7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77" style:display-name="ce7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 table:number-columns-repeated="74"/>
        <table:table-column table:style-name="co6" table:default-cell-style-name="ce10" table:number-columns-repeated="2"/>
        <table:table-column table:style-name="co5" table:default-cell-style-name="Default" table:number-columns-repeated="944"/>
        <table:table-row table:style-name="ro1">
          <table:table-cell ns41:value-type="string" table:style-name="ce1" office:value-type="string">
            <office:annotation draw:style-name="gr1" svg:height="2.622cm" draw:caption-point-y="-0.042cm" svg:width="5.735cm" svg:x="8.223cm" draw:caption-point-x="-0.43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HOLLAND - TWEEDE GEDEELTE <text:s text:c="2"/>Gemeente's gewijze Indeeling der provincie. Verzameling van het eerste gedeelte. </text:p>
          </table:table-cell>
          <table:table-cell table:style-name="ce11" table:number-columns-repeated="2"/>
          <table:table-cell table:style-name="ce21" table:number-columns-repeated="50"/>
          <table:table-cell table:style-name="ce61" table:number-columns-repeated="26"/>
          <table:table-cell table:style-name="ce63"/>
          <table:table-cell table:style-name="ce67" table:number-columns-repeated="944"/>
        </table:table-row>
        <table:table-row table:style-name="ro1">
          <table:table-cell table:style-name="ce2"/>
          <table:table-cell table:style-name="ce12" table:number-columns-repeated="7"/>
          <table:table-cell table:style-name="ce41" table:number-columns-repeated="45"/>
          <table:table-cell table:style-name="ce62" table:number-columns-repeated="27"/>
          <table:table-cell table:style-name="ce67" table:number-columns-repeated="944"/>
        </table:table-row>
        <table:table-row table:style-name="ro2">
          <table:table-cell ns41:value-type="string" table:number-rows-spanned="5" table:style-name="ce3" table:number-columns-spanned="2" office:value-type="string">
            <text:p>GEMEENTEN</text:p>
          </table:table-cell>
          <table:covered-table-cell table:style-name="ce13"/>
          <table:table-cell table:style-name="ce20"/>
          <table:table-cell ns41:value-type="string" table:number-rows-spanned="2" table:style-name="ce22" table:number-columns-spanned="3" office:value-type="string">
            <text:p>HUIZEN</text:p>
          </table:table-cell>
          <table:covered-table-cell table:style-name="ce29"/>
          <table:covered-table-cell table:style-name="ce37"/>
          <table:table-cell ns41:value-type="string" table:number-rows-spanned="5" table:style-name="ce39" table:number-columns-spanned="1" office:value-type="string">
            <text:p>Bewonde schepen.</text:p>
          </table:table-cell>
          <table:table-cell ns41:value-type="string" table:number-rows-spanned="5" table:style-name="ce39" table:number-columns-spanned="1" office:value-type="string">
            <text:p>Bewonde schepen en Huizen.</text:p>
          </table:table-cell>
          <table:table-cell ns41:value-type="string" table:number-rows-spanned="5" table:style-name="ce39" table:number-columns-spanned="1" office:value-type="string">
            <text:p>Huisgezinnen.</text:p>
          </table:table-cell>
          <table:table-cell ns41:value-type="string" table:number-rows-spanned="2" table:style-name="ce42" table:number-columns-spanned="3" office:value-type="string">
            <text:p>BEWONERS</text:p>
          </table:table-cell>
          <table:covered-table-cell table:style-name="ce29"/>
          <table:covered-table-cell table:style-name="ce37"/>
          <table:table-cell ns41:value-type="string" table:number-rows-spanned="1" table:style-name="ce44" table:number-columns-spanned="68" office:value-type="string">
            <text:p>INDEELING DER BEWONERS NAAR</text:p>
          </table:table-cell>
          <table:covered-table-cell table:style-name="ce49" table:number-columns-repeated="66"/>
          <table:covered-table-cell table:style-name="ce64"/>
          <table:table-cell table:style-name="ce68" table:number-columns-repeated="944"/>
        </table:table-row>
        <table:table-row table:style-name="ro2">
          <table:covered-table-cell table:style-name="ce4"/>
          <table:covered-table-cell table:style-name="ce14"/>
          <table:table-cell table:style-name="ce16"/>
          <table:covered-table-cell table:style-name="ce23"/>
          <table:covered-table-cell table:style-name="ce30"/>
          <table:covered-table-cell table:style-name="ce38"/>
          <table:covered-table-cell table:style-name="ce32" table:number-columns-repeated="3"/>
          <table:covered-table-cell table:style-name="ce43"/>
          <table:covered-table-cell table:style-name="ce30"/>
          <table:covered-table-cell table:style-name="ce38"/>
          <table:table-cell ns41:value-type="string" table:number-rows-spanned="1" table:style-name="ce45" table:number-columns-spanned="8" office:value-type="string">
            <text:p>VERBLIJF</text:p>
          </table:table-cell>
          <table:covered-table-cell table:style-name="ce50" table:number-columns-repeated="6"/>
          <table:covered-table-cell table:style-name="ce52"/>
          <table:table-cell ns41:value-type="string" table:number-rows-spanned="1" table:style-name="ce45" table:number-columns-spanned="6" office:value-type="string">
            <text:p>BURGELIJKE STAAT</text:p>
          </table:table-cell>
          <table:covered-table-cell table:style-name="ce50" table:number-columns-repeated="4"/>
          <table:covered-table-cell table:style-name="ce52"/>
          <table:table-cell ns41:value-type="string" table:number-rows-spanned="1" table:style-name="ce51" table:number-columns-spanned="16" office:value-type="string">
            <text:p>GEBOORTE PLAATS</text:p>
          </table:table-cell>
          <table:covered-table-cell table:style-name="ce58" table:number-columns-repeated="14"/>
          <table:covered-table-cell table:style-name="ce59"/>
          <table:table-cell ns41:value-type="string" table:number-rows-spanned="1" table:style-name="ce60" table:number-columns-spanned="38" office:value-type="string">
            <text:p>GODSDIENST</text:p>
          </table:table-cell>
          <table:covered-table-cell table:style-name="ce58" table:number-columns-repeated="36"/>
          <table:covered-table-cell table:style-name="ce65"/>
          <table:table-cell table:style-name="ce68" table:number-columns-repeated="944"/>
        </table:table-row>
        <table:table-row table:style-name="ro3">
          <table:covered-table-cell table:style-name="ce4"/>
          <table:covered-table-cell table:style-name="ce14"/>
          <table:table-cell table:style-name="ce16"/>
          <table:table-cell ns41:value-type="string" table:number-rows-spanned="3" table:style-name="ce24" table:number-columns-spanned="1" office:value-type="string">
            <text:p>Bewonde.</text:p>
          </table:table-cell>
          <table:table-cell ns41:value-type="string" table:number-rows-spanned="3" table:style-name="ce31" table:number-columns-spanned="1" office:value-type="string">
            <text:p>Onbewonde.</text:p>
          </table:table-cell>
          <table:table-cell ns41:value-type="string" table:number-rows-spanned="3" table:style-name="ce31" table:number-columns-spanned="1" office:value-type="string">
            <text:p>Totaal.</text:p>
          </table:table-cell>
          <table:covered-table-cell table:style-name="ce32" table:number-columns-repeated="3"/>
          <table:table-cell ns41:value-type="string" table:number-rows-spanned="3" table:style-name="ce31" table:number-columns-spanned="1" office:value-type="string">
            <text:p>Mannelijk.</text:p>
          </table:table-cell>
          <table:table-cell ns41:value-type="string" table:number-rows-spanned="3" table:style-name="ce31" table:number-columns-spanned="1" office:value-type="string">
            <text:p>Vrouwelijk.</text:p>
          </table:table-cell>
          <table:table-cell ns41:value-type="string" table:number-rows-spanned="3" table:style-name="ce31" table:number-columns-spanned="1" office:value-type="string">
            <text:p>Totaal.</text:p>
          </table:table-cell>
          <table:table-cell ns41:value-type="string" table:number-rows-spanned="2" table:style-name="ce46" table:number-columns-spanned="2" office:value-type="string">
            <text:p>Gewoon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Tijdelijk</text:p>
          </table:table-cell>
          <table:covered-table-cell table:style-name="ce46"/>
          <table:table-cell ns41:value-type="string" table:number-rows-spanned="2" table:style-name="ce46" table:number-columns-spanned="2" office:value-type="string">
            <text:p>Doortrekkend</text:p>
          </table:table-cell>
          <table:covered-table-cell table:style-name="ce46"/>
          <table:table-cell ns41:value-type="string" table:number-rows-spanned="2" table:style-name="ce51" table:number-columns-spanned="2" office:value-type="string">
            <text:p>Personen tijdelijk afwezig, niet begrepen onder de vorige rubriek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Ongehuwd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Gehuwd</text:p>
          </table:table-cell>
          <table:covered-table-cell table:style-name="ce51"/>
          <table:table-cell ns41:value-type="string" table:number-rows-spanned="3" table:style-name="ce53" table:number-columns-spanned="1" office:value-type="string">
            <text:p>Weduwnaars</text:p>
          </table:table-cell>
          <table:table-cell ns41:value-type="string" table:number-rows-spanned="3" table:style-name="ce53" table:number-columns-spanned="1" office:value-type="string">
            <text:p>Weduwen</text:p>
          </table:table-cell>
          <table:table-cell ns41:value-type="string" table:number-rows-spanned="2" table:style-name="ce51" table:number-columns-spanned="2" office:value-type="string">
            <text:p>In de gemeente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de provincie buiten de gemeente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eene andere provincie binnen het Rijk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de bezittingen buiten Europa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Duitschland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België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Engeland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In andere vreemde land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Nederduitsch Hervormd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Fransche of Waalsche Hervormdene 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Engelsche of Presbijteriaansche Hervormd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Leden der Schotse gemeente.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Anglicaansche Episcopal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Evangelisch Lutersch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Herstelde Lutersch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Doopsgezinden of Mennoniet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Remonstrant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Hernhutters of Moravische Broeders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Kwakers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Christelijk Afgescheiden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Roomsch Catholijk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Oud-Roomschen of van de Bisschoppelijke Klerezie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Griek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Armenian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Nederduitsche Israëliten</text:p>
          </table:table-cell>
          <table:covered-table-cell table:style-name="ce51"/>
          <table:table-cell ns41:value-type="string" table:number-rows-spanned="2" table:style-name="ce51" table:number-columns-spanned="2" office:value-type="string">
            <text:p>Portugesche Israëliten</text:p>
          </table:table-cell>
          <table:covered-table-cell table:style-name="ce51"/>
          <table:table-cell ns41:value-type="string" table:number-rows-spanned="2" table:style-name="ce60" table:number-columns-spanned="2" office:value-type="string">
            <text:p>Onbekend en tot geene der genoemde gezindheden behoorende</text:p>
          </table:table-cell>
          <table:covered-table-cell table:style-name="ce60"/>
          <table:table-cell table:style-name="ce68" table:number-columns-repeated="944"/>
        </table:table-row>
        <table:table-row table:style-name="ro4">
          <table:covered-table-cell table:style-name="ce4"/>
          <table:covered-table-cell table:style-name="ce14"/>
          <table:table-cell table:style-name="ce16"/>
          <table:covered-table-cell table:style-name="ce25"/>
          <table:covered-table-cell table:style-name="ce32" table:number-columns-repeated="8"/>
          <table:covered-table-cell table:style-name="ce46" table:number-columns-repeated="6"/>
          <table:covered-table-cell table:style-name="ce51" table:number-columns-repeated="6"/>
          <table:covered-table-cell table:style-name="ce54" table:number-columns-repeated="2"/>
          <table:covered-table-cell table:style-name="ce51" table:number-columns-repeated="53"/>
          <table:covered-table-cell table:style-name="ce60"/>
          <table:table-cell table:style-name="ce68" table:number-columns-repeated="944"/>
        </table:table-row>
        <table:table-row table:style-name="ro2">
          <table:covered-table-cell table:style-name="ce5"/>
          <table:covered-table-cell table:style-name="ce15"/>
          <table:table-cell table:style-name="ce16"/>
          <table:covered-table-cell table:style-name="ce24"/>
          <table:covered-table-cell table:style-name="ce31" table:number-columns-repeated="8"/>
          <table:table-cell ns41:value-type="string" table:style-name="ce47" office:value-type="string">
            <text:p>M</text:p>
          </table:table-cell>
          <table:table-cell ns41:value-type="string" table:style-name="ce47" office:value-type="string">
            <text:p>V</text:p>
          </table:table-cell>
          <table:table-cell ns41:value-type="string" table:style-name="ce47" office:value-type="string">
            <text:p>M</text:p>
          </table:table-cell>
          <table:table-cell ns41:value-type="string" table:style-name="ce47" office:value-type="string">
            <text:p>V</text:p>
          </table:table-cell>
          <table:table-cell ns41:value-type="string" table:style-name="ce47" office:value-type="string">
            <text:p>M</text:p>
          </table:table-cell>
          <table:table-cell ns41:value-type="string" table:style-name="ce47" office:value-type="string">
            <text:p>V</text:p>
          </table:table-cell>
          <table:table-cell ns41:value-type="string" table:style-name="ce47" office:value-type="string">
            <text:p>M</text:p>
          </table:table-cell>
          <table:table-cell ns41:value-type="string" table:style-name="ce47" office:value-type="string">
            <text:p>V</text:p>
          </table:table-cell>
          <table:table-cell ns41:value-type="string" table:style-name="ce47" office:value-type="string">
            <text:p>M</text:p>
          </table:table-cell>
          <table:table-cell ns41:value-type="string" table:style-name="ce47" office:value-type="string">
            <text:p>V</text:p>
          </table:table-cell>
          <table:table-cell ns41:value-type="string" table:style-name="ce47" office:value-type="string">
            <text:p>M</text:p>
          </table:table-cell>
          <table:table-cell ns41:value-type="string" table:style-name="ce47" office:value-type="string">
            <text:p>V</text:p>
          </table:table-cell>
          <table:covered-table-cell table:style-name="ce53" table:number-columns-repeated="2"/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56" office:value-type="string">
            <text:p>V</text:p>
          </table:table-cell>
          <table:table-cell ns41:value-type="string" table:style-name="ce56" office:value-type="string">
            <text:p>M</text:p>
          </table:table-cell>
          <table:table-cell ns41:value-type="string" table:style-name="ce66" office:value-type="string">
            <text:p>V</text:p>
          </table:table-cell>
          <table:table-cell table:style-name="ce68" table:number-columns-repeated="944"/>
        </table:table-row>
        <table:table-row table:style-name="ro2">
          <table:table-cell table:style-name="ce6"/>
          <table:table-cell table:style-name="ce16" table:number-columns-repeated="2"/>
          <table:table-cell table:style-name="ce26" table:number-columns-repeated="9"/>
          <table:table-cell table:style-name="ce48" table:number-columns-repeated="12"/>
          <table:table-cell table:style-name="ce55" table:number-columns-repeated="2"/>
          <table:table-cell table:style-name="ce57" table:number-columns-repeated="54"/>
          <table:table-cell table:style-name="ce69"/>
          <table:table-cell table:number-columns-repeated="943"/>
        </table:table-row>
        <table:table-row table:style-name="ro5">
          <table:table-cell ns41:value-type="string" table:style-name="ce7" office:value-type="string">
            <text:p>STEDEN</text:p>
          </table:table-cell>
          <table:table-cell ns41:value-type="string" table:style-name="ce17" office:value-type="string">
            <text:p>Amsterdam</text:p>
          </table:table-cell>
          <table:table-cell table:style-name="Default"/>
          <table:table-cell ns41:value-type="float" table:style-name="ce73" office:value="22875" office:value-type="float">
            <text:p>22875</text:p>
          </table:table-cell>
          <table:table-cell ns41:value-type="float" table:style-name="ce33" office:value="2726" office:value-type="float">
            <text:p>2726</text:p>
          </table:table-cell>
          <table:table-cell ns41:value-type="float" table:style-name="ce33" office:value="25601" office:value-type="float">
            <text:p>25601</text:p>
          </table:table-cell>
          <table:table-cell ns41:value-type="float" table:style-name="ce33" office:value="356" office:value-type="float">
            <text:p>356</text:p>
          </table:table-cell>
          <table:table-cell ns41:value-type="float" table:style-name="ce33" office:value="23231" office:value-type="float">
            <text:p>23231</text:p>
          </table:table-cell>
          <table:table-cell ns41:value-type="float" table:style-name="ce33" office:value="50986" office:value-type="float">
            <text:p>50986</text:p>
          </table:table-cell>
          <table:table-cell ns41:value-type="float" table:style-name="ce33" office:value="101856" office:value-type="float">
            <text:p>101856</text:p>
          </table:table-cell>
          <table:table-cell ns41:value-type="float" table:style-name="ce33" office:value="122179" office:value-type="float">
            <text:p>122179</text:p>
          </table:table-cell>
          <table:table-cell ns41:value-type="float" table:style-name="ce33" office:value="224035" office:value-type="float">
            <text:p>224035</text:p>
          </table:table-cell>
          <table:table-cell ns41:value-type="float" table:style-name="ce33" office:value="97610" office:value-type="float">
            <text:p>97610</text:p>
          </table:table-cell>
          <table:table-cell ns41:value-type="float" table:style-name="ce33" office:value="120384" office:value-type="float">
            <text:p>120384</text:p>
          </table:table-cell>
          <table:table-cell ns41:value-type="float" table:style-name="ce33" office:value="3653" office:value-type="float">
            <text:p>3653</text:p>
          </table:table-cell>
          <table:table-cell ns41:value-type="float" table:style-name="ce33" office:value="1552" office:value-type="float">
            <text:p>1552</text:p>
          </table:table-cell>
          <table:table-cell ns41:value-type="float" table:style-name="ce33" office:value="593" office:value-type="float">
            <text:p>593</text:p>
          </table:table-cell>
          <table:table-cell ns41:value-type="float" table:style-name="ce33" office:value="243" office:value-type="float">
            <text:p>243</text:p>
          </table:table-cell>
          <table:table-cell ns41:value-type="string" table:style-name="ce33" office:value-type="string">
            <text:p>2201/1</text:p>
          </table:table-cell>
          <table:table-cell ns41:value-type="string" table:style-name="ce33" office:value-type="string">
            <text:p>1083/1</text:p>
          </table:table-cell>
          <table:table-cell ns41:value-type="float" table:style-name="ce33" office:value="62908" office:value-type="float">
            <text:p>62908</text:p>
          </table:table-cell>
          <table:table-cell ns41:value-type="float" table:style-name="ce33" office:value="74715" office:value-type="float">
            <text:p>74715</text:p>
          </table:table-cell>
          <table:table-cell ns41:value-type="float" table:style-name="ce33" office:value="35375" office:value-type="float">
            <text:p>35375</text:p>
          </table:table-cell>
          <table:table-cell ns41:value-type="float" table:style-name="ce33" office:value="35514" office:value-type="float">
            <text:p>35514</text:p>
          </table:table-cell>
          <table:table-cell ns41:value-type="float" table:style-name="ce33" office:value="3573" office:value-type="float">
            <text:p>3573</text:p>
          </table:table-cell>
          <table:table-cell ns41:value-type="float" table:style-name="ce33" office:value="11950" office:value-type="float">
            <text:p>11950</text:p>
          </table:table-cell>
          <table:table-cell ns41:value-type="float" table:style-name="ce33" office:value="80249" office:value-type="float">
            <text:p>80249</text:p>
          </table:table-cell>
          <table:table-cell ns41:value-type="float" table:style-name="ce33" office:value="96680" office:value-type="float">
            <text:p>96680</text:p>
          </table:table-cell>
          <table:table-cell ns41:value-type="float" table:style-name="ce33" office:value="4334" office:value-type="float">
            <text:p>4334</text:p>
          </table:table-cell>
          <table:table-cell ns41:value-type="float" table:style-name="ce33" office:value="6337" office:value-type="float">
            <text:p>6337</text:p>
          </table:table-cell>
          <table:table-cell ns41:value-type="float" table:style-name="ce33" office:value="10554" office:value-type="float">
            <text:p>10554</text:p>
          </table:table-cell>
          <table:table-cell ns41:value-type="float" table:style-name="ce33" office:value="15649" office:value-type="float">
            <text:p>15649</text:p>
          </table:table-cell>
          <table:table-cell ns41:value-type="float" table:style-name="ce33" office:value="386" office:value-type="float">
            <text:p>386</text:p>
          </table:table-cell>
          <table:table-cell ns41:value-type="float" table:style-name="ce33" office:value="316" office:value-type="float">
            <text:p>316</text:p>
          </table:table-cell>
          <table:table-cell ns41:value-type="float" table:style-name="ce33" office:value="4909" office:value-type="float">
            <text:p>4909</text:p>
          </table:table-cell>
          <table:table-cell ns41:value-type="float" table:style-name="ce33" office:value="2302" office:value-type="float">
            <text:p>2302</text:p>
          </table:table-cell>
          <table:table-cell ns41:value-type="float" table:style-name="ce33" office:value="296" office:value-type="float">
            <text:p>296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1091" office:value-type="float">
            <text:p>1091</text:p>
          </table:table-cell>
          <table:table-cell ns41:value-type="float" table:style-name="ce33" office:value="465" office:value-type="float">
            <text:p>465</text:p>
          </table:table-cell>
          <table:table-cell ns41:value-type="float" table:style-name="ce33" office:value="48327" office:value-type="float">
            <text:p>48327</text:p>
          </table:table-cell>
          <table:table-cell ns41:value-type="float" table:style-name="ce33" office:value="61510" office:value-type="float">
            <text:p>61510</text:p>
          </table:table-cell>
          <table:table-cell ns41:value-type="float" table:style-name="ce33" office:value="1385" office:value-type="float">
            <text:p>1385</text:p>
          </table:table-cell>
          <table:table-cell ns41:value-type="float" table:style-name="ce33" office:value="1554" office:value-type="float">
            <text:p>1554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12339" office:value-type="float">
            <text:p>12339</text:p>
          </table:table-cell>
          <table:table-cell ns41:value-type="float" table:style-name="ce33" office:value="12369" office:value-type="float">
            <text:p>12369</text:p>
          </table:table-cell>
          <table:table-cell ns41:value-type="float" table:style-name="ce33" office:value="3337" office:value-type="float">
            <text:p>3337</text:p>
          </table:table-cell>
          <table:table-cell ns41:value-type="float" table:style-name="ce33" office:value="3713" office:value-type="float">
            <text:p>3713</text:p>
          </table:table-cell>
          <table:table-cell ns41:value-type="float" table:style-name="ce33" office:value="1479" office:value-type="float">
            <text:p>1479</text:p>
          </table:table-cell>
          <table:table-cell ns41:value-type="float" table:style-name="ce33" office:value="1633" office:value-type="float">
            <text:p>1633</text:p>
          </table:table-cell>
          <table:table-cell ns41:value-type="float" table:style-name="ce33" office:value="374" office:value-type="float">
            <text:p>374</text:p>
          </table:table-cell>
          <table:table-cell ns41:value-type="float" table:style-name="ce33" office:value="437" office:value-type="float">
            <text:p>437</text:p>
          </table:table-cell>
          <table:table-cell ns41:value-type="float" office:value="5" table:style-name="ce33" table:number-columns-repeated="2" office:value-type="float">
            <text:p>5</text:p>
          </table:table-cell>
          <table:table-cell table:style-name="ce33" table:number-columns-repeated="2"/>
          <table:table-cell ns41:value-type="float" table:style-name="ce33" office:value="261" office:value-type="float">
            <text:p>261</text:p>
          </table:table-cell>
          <table:table-cell ns41:value-type="float" table:style-name="ce33" office:value="339" office:value-type="float">
            <text:p>339</text:p>
          </table:table-cell>
          <table:table-cell ns41:value-type="float" table:style-name="ce33" office:value="21824" office:value-type="float">
            <text:p>21824</text:p>
          </table:table-cell>
          <table:table-cell ns41:value-type="float" table:style-name="ce33" office:value="27032" office:value-type="float">
            <text:p>27032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9" office:value-type="float">
            <text:p>23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3" office:value="10741" office:value-type="float">
            <text:p>10741</text:p>
          </table:table-cell>
          <table:table-cell ns41:value-type="float" table:style-name="ce33" office:value="11666" office:value-type="float">
            <text:p>11666</text:p>
          </table:table-cell>
          <table:table-cell ns41:value-type="float" table:style-name="ce33" office:value="1285" office:value-type="float">
            <text:p>1285</text:p>
          </table:table-cell>
          <table:table-cell ns41:value-type="float" table:style-name="ce33" office:value="1464" office:value-type="float">
            <text:p>1464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74" office:value="34" office:value-type="float">
            <text:p>34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Haarlem</text:p>
          </table:table-cell>
          <table:table-cell table:style-name="Default"/>
          <table:table-cell ns41:value-type="float" table:style-name="ce75" office:value="4679" office:value-type="float">
            <text:p>4679</text:p>
          </table:table-cell>
          <table:table-cell ns41:value-type="float" table:style-name="ce34" office:value="1208" office:value-type="float">
            <text:p>1208</text:p>
          </table:table-cell>
          <table:table-cell ns41:value-type="float" table:style-name="ce34" office:value="5887" office:value-type="float">
            <text:p>5887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4712" office:value-type="float">
            <text:p>4712</text:p>
          </table:table-cell>
          <table:table-cell ns41:value-type="float" table:style-name="ce34" office:value="5862" office:value-type="float">
            <text:p>5862</text:p>
          </table:table-cell>
          <table:table-cell ns41:value-type="float" table:style-name="ce34" office:value="12093" office:value-type="float">
            <text:p>12093</text:p>
          </table:table-cell>
          <table:table-cell ns41:value-type="float" table:style-name="ce34" office:value="13759" office:value-type="float">
            <text:p>13759</text:p>
          </table:table-cell>
          <table:table-cell ns41:value-type="float" table:style-name="ce34" office:value="25852" office:value-type="float">
            <text:p>25852</text:p>
          </table:table-cell>
          <table:table-cell ns41:value-type="float" table:style-name="ce34" office:value="11188" office:value-type="float">
            <text:p>11188</text:p>
          </table:table-cell>
          <table:table-cell ns41:value-type="float" table:style-name="ce34" office:value="13410" office:value-type="float">
            <text:p>13410</text:p>
          </table:table-cell>
          <table:table-cell ns41:value-type="float" table:style-name="ce34" office:value="777" office:value-type="float">
            <text:p>777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7494" office:value-type="float">
            <text:p>7494</text:p>
          </table:table-cell>
          <table:table-cell ns41:value-type="float" table:style-name="ce34" office:value="8281" office:value-type="float">
            <text:p>8281</text:p>
          </table:table-cell>
          <table:table-cell ns41:value-type="float" table:style-name="ce34" office:value="4162" office:value-type="float">
            <text:p>4162</text:p>
          </table:table-cell>
          <table:table-cell ns41:value-type="float" table:style-name="ce34" office:value="4168" office:value-type="float">
            <text:p>4168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1310" office:value-type="float">
            <text:p>1310</text:p>
          </table:table-cell>
          <table:table-cell ns41:value-type="float" table:style-name="ce34" office:value="8346" office:value-type="float">
            <text:p>8346</text:p>
          </table:table-cell>
          <table:table-cell ns41:value-type="float" table:style-name="ce34" office:value="9321" office:value-type="float">
            <text:p>9321</text:p>
          </table:table-cell>
          <table:table-cell ns41:value-type="float" table:style-name="ce34" office:value="1744" office:value-type="float">
            <text:p>1744</text:p>
          </table:table-cell>
          <table:table-cell ns41:value-type="float" table:style-name="ce34" office:value="2163" office:value-type="float">
            <text:p>2163</text:p>
          </table:table-cell>
          <table:table-cell ns41:value-type="float" table:style-name="ce34" office:value="1592" office:value-type="float">
            <text:p>1592</text:p>
          </table:table-cell>
          <table:table-cell ns41:value-type="float" table:style-name="ce34" office:value="2012" office:value-type="float">
            <text:p>2012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77" office:value-type="float">
            <text:p>77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5967" office:value-type="float">
            <text:p>5967</text:p>
          </table:table-cell>
          <table:table-cell ns41:value-type="float" table:style-name="ce34" office:value="6868" office:value-type="float">
            <text:p>6868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838" office:value-type="float">
            <text:p>838</text:p>
          </table:table-cell>
          <table:table-cell ns41:value-type="float" table:style-name="ce34" office:value="722" office:value-type="float">
            <text:p>72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366" office:value-type="float">
            <text:p>4366</text:p>
          </table:table-cell>
          <table:table-cell ns41:value-type="float" table:style-name="ce34" office:value="5148" office:value-type="float">
            <text:p>514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4"/>
          <table:table-cell ns41:value-type="float" table:style-name="ce34" office:value="225" office:value-type="float">
            <text:p>225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Alkmaar</text:p>
          </table:table-cell>
          <table:table-cell table:style-name="Default"/>
          <table:table-cell ns41:value-type="float" table:style-name="ce75" office:value="1925" office:value-type="float">
            <text:p>1925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2368" office:value-type="float">
            <text:p>2368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945" office:value-type="float">
            <text:p>1945</text:p>
          </table:table-cell>
          <table:table-cell ns41:value-type="float" table:style-name="ce34" office:value="2213" office:value-type="float">
            <text:p>2213</text:p>
          </table:table-cell>
          <table:table-cell ns41:value-type="float" table:style-name="ce34" office:value="4854" office:value-type="float">
            <text:p>4854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10192" office:value-type="float">
            <text:p>10192</text:p>
          </table:table-cell>
          <table:table-cell ns41:value-type="float" table:style-name="ce34" office:value="4508" office:value-type="float">
            <text:p>4508</text:p>
          </table:table-cell>
          <table:table-cell ns41:value-type="float" table:style-name="ce34" office:value="5166" office:value-type="float">
            <text:p>516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3031" office:value-type="float">
            <text:p>3031</text:p>
          </table:table-cell>
          <table:table-cell ns41:value-type="float" table:style-name="ce34" office:value="3258" office:value-type="float">
            <text:p>3258</text:p>
          </table:table-cell>
          <table:table-cell ns41:value-type="float" table:style-name="ce34" office:value="1590" office:value-type="float">
            <text:p>1590</text:p>
          </table:table-cell>
          <table:table-cell ns41:value-type="float" table:style-name="ce34" office:value="1556" office:value-type="float">
            <text:p>1556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524" office:value-type="float">
            <text:p>524</text:p>
          </table:table-cell>
          <table:table-cell ns41:value-type="float" table:style-name="ce34" office:value="3142" office:value-type="float">
            <text:p>3142</text:p>
          </table:table-cell>
          <table:table-cell ns41:value-type="float" table:style-name="ce34" office:value="3367" office:value-type="float">
            <text:p>3367</text:p>
          </table:table-cell>
          <table:table-cell ns41:value-type="float" table:style-name="ce34" office:value="1142" office:value-type="float">
            <text:p>1142</text:p>
          </table:table-cell>
          <table:table-cell ns41:value-type="float" table:style-name="ce34" office:value="1468" office:value-type="float">
            <text:p>146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437" office:value-type="float">
            <text:p>437</text:p>
          </table:table-cell>
          <table:table-cell table:style-name="ce34" table:number-columns-repeated="2"/>
          <table:table-cell ns41:value-type="float" table:style-name="ce34" office:value="121" office:value-type="float">
            <text:p>121</text:p>
          </table:table-cell>
          <table:table-cell ns41:value-type="float" table:style-name="ce34" office:value="53" office:value-type="float">
            <text:p>53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340" office:value-type="float">
            <text:p>2340</text:p>
          </table:table-cell>
          <table:table-cell ns41:value-type="float" table:style-name="ce34" office:value="2559" office:value-type="float">
            <text:p>255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249" office:value-type="float">
            <text:p>249</text:p>
          </table:table-cell>
          <table:table-cell ns41:value-type="float" table:style-name="ce34" office:value="223" office:value-type="float">
            <text:p>223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45" office:value-type="float">
            <text:p>45</text:p>
          </table:table-cell>
          <table:table-cell table:style-name="ce34" table:number-columns-repeated="4"/>
          <table:table-cell ns41:value-type="float" table:style-name="ce34" office:value="33" office:value-type="float">
            <text:p>33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994" office:value-type="float">
            <text:p>1994</text:p>
          </table:table-cell>
          <table:table-cell ns41:value-type="float" table:style-name="ce34" office:value="2234" office:value-type="float">
            <text:p>223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4"/>
          <table:table-cell ns41:value-type="float" table:style-name="ce34" office:value="105" office:value-type="float">
            <text:p>105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Edam</text:p>
          </table:table-cell>
          <table:table-cell table:style-name="Default"/>
          <table:table-cell ns41:value-type="float" table:style-name="ce75" office:value="905" office:value-type="float">
            <text:p>905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1143" office:value-type="float">
            <text:p>114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07" office:value-type="float">
            <text:p>907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2097" office:value-type="float">
            <text:p>2097</text:p>
          </table:table-cell>
          <table:table-cell ns41:value-type="float" table:style-name="ce34" office:value="2273" office:value-type="float">
            <text:p>2273</text:p>
          </table:table-cell>
          <table:table-cell ns41:value-type="float" table:style-name="ce34" office:value="4370" office:value-type="float">
            <text:p>4370</text:p>
          </table:table-cell>
          <table:table-cell ns41:value-type="float" table:style-name="ce34" office:value="2050" office:value-type="float">
            <text:p>2050</text:p>
          </table:table-cell>
          <table:table-cell ns41:value-type="float" table:style-name="ce34" office:value="2225" office:value-type="float">
            <text:p>2225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1327" office:value-type="float">
            <text:p>1327</text:p>
          </table:table-cell>
          <table:table-cell ns41:value-type="float" table:style-name="ce34" office:value="1404" office:value-type="float">
            <text:p>1404</text:p>
          </table:table-cell>
          <table:table-cell ns41:value-type="float" table:style-name="ce34" office:value="653" office:value-type="float">
            <text:p>653</text:p>
          </table:table-cell>
          <table:table-cell ns41:value-type="float" table:style-name="ce34" office:value="660" office:value-type="float">
            <text:p>660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1672" office:value-type="float">
            <text:p>1672</text:p>
          </table:table-cell>
          <table:table-cell ns41:value-type="float" table:style-name="ce34" office:value="1745" office:value-type="float">
            <text:p>1745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84" office:value-type="float">
            <text:p>84</text:p>
          </table:table-cell>
          <table:table-cell table:style-name="ce34" table:number-columns-repeated="2"/>
          <table:table-cell ns41:value-type="float" table:style-name="ce34" office:value="14" office:value-type="float">
            <text:p>1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1164" office:value-type="float">
            <text:p>1164</text:p>
          </table:table-cell>
          <table:table-cell ns41:value-type="float" table:style-name="ce34" office:value="1283" office:value-type="float">
            <text:p>1283</text:p>
          </table:table-cell>
          <table:table-cell table:style-name="ce34" table:number-columns-repeated="8"/>
          <table:table-cell ns41:value-type="float" table:style-name="ce34" office:value="61" office:value-type="float">
            <text:p>61</text:p>
          </table:table-cell>
          <table:table-cell ns41:value-type="float" table:style-name="ce34" office:value="73" office:value-type="float">
            <text:p>7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6"/>
          <table:table-cell ns41:value-type="float" table:style-name="ce34" office:value="5" office:value-type="float">
            <text:p>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813" office:value-type="float">
            <text:p>813</text:p>
          </table:table-cell>
          <table:table-cell ns41:value-type="float" table:style-name="ce34" office:value="828" office:value-type="float">
            <text:p>828</text:p>
          </table:table-cell>
          <table:table-cell table:style-name="ce34" table:number-columns-repeated="6"/>
          <table:table-cell ns41:value-type="float" table:style-name="ce34" office:value="25" office:value-type="float">
            <text:p>25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Enkhuizen</text:p>
          </table:table-cell>
          <table:table-cell table:style-name="Default"/>
          <table:table-cell ns41:value-type="float" table:style-name="ce75" office:value="1134" office:value-type="float">
            <text:p>1134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1383" office:value-type="float">
            <text:p>138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46" office:value-type="float">
            <text:p>1146</text:p>
          </table:table-cell>
          <table:table-cell ns41:value-type="float" table:style-name="ce34" office:value="1206" office:value-type="float">
            <text:p>1206</text:p>
          </table:table-cell>
          <table:table-cell ns41:value-type="float" table:style-name="ce34" office:value="2468" office:value-type="float">
            <text:p>2468</text:p>
          </table:table-cell>
          <table:table-cell ns41:value-type="float" table:style-name="ce34" office:value="2669" office:value-type="float">
            <text:p>2669</text:p>
          </table:table-cell>
          <table:table-cell ns41:value-type="float" table:style-name="ce34" office:value="5137" office:value-type="float">
            <text:p>5137</text:p>
          </table:table-cell>
          <table:table-cell ns41:value-type="float" table:style-name="ce34" office:value="2412" office:value-type="float">
            <text:p>2412</text:p>
          </table:table-cell>
          <table:table-cell ns41:value-type="float" table:style-name="ce34" office:value="2628" office:value-type="float">
            <text:p>2628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549" office:value-type="float">
            <text:p>1549</text:p>
          </table:table-cell>
          <table:table-cell ns41:value-type="float" table:style-name="ce34" office:value="1610" office:value-type="float">
            <text:p>1610</text:p>
          </table:table-cell>
          <table:table-cell ns41:value-type="float" table:style-name="ce34" office:value="790" office:value-type="float">
            <text:p>790</text:p>
          </table:table-cell>
          <table:table-cell ns41:value-type="float" table:style-name="ce34" office:value="805" office:value-type="float">
            <text:p>80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2111" office:value-type="float">
            <text:p>2111</text:p>
          </table:table-cell>
          <table:table-cell ns41:value-type="float" table:style-name="ce34" office:value="2162" office:value-type="float">
            <text:p>2162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33" office:value-type="float">
            <text:p>133</text:p>
          </table:table-cell>
          <table:table-cell table:style-name="ce34" table:number-columns-repeated="2"/>
          <table:table-cell ns41:value-type="float" table:style-name="ce34" office:value="17" office:value-type="float">
            <text:p>17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6"/>
          <table:table-cell ns41:value-type="float" table:style-name="ce34" office:value="1942" office:value-type="float">
            <text:p>1942</text:p>
          </table:table-cell>
          <table:table-cell ns41:value-type="float" table:style-name="ce34" office:value="2146" office:value-type="float">
            <text:p>214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7" office:value-type="float">
            <text:p>47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6"/>
          <table:table-cell ns41:value-type="float" table:style-name="ce34" office:value="33" office:value-type="float">
            <text:p>33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4"/>
          <table:table-cell ns41:value-type="float" table:style-name="ce34" office:value="18" office:value-type="float">
            <text:p>1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Hoorn</text:p>
          </table:table-cell>
          <table:table-cell table:style-name="Default"/>
          <table:table-cell ns41:value-type="float" table:style-name="ce75" office:value="1608" office:value-type="float">
            <text:p>1608</text:p>
          </table:table-cell>
          <table:table-cell ns41:value-type="float" table:style-name="ce34" office:value="642" office:value-type="float">
            <text:p>642</text:p>
          </table:table-cell>
          <table:table-cell ns41:value-type="float" table:style-name="ce34" office:value="2250" office:value-type="float">
            <text:p>225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610" office:value-type="float">
            <text:p>1610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4650" office:value-type="float">
            <text:p>4650</text:p>
          </table:table-cell>
          <table:table-cell ns41:value-type="float" table:style-name="ce34" office:value="4349" office:value-type="float">
            <text:p>4349</text:p>
          </table:table-cell>
          <table:table-cell ns41:value-type="float" table:style-name="ce34" office:value="8999" office:value-type="float">
            <text:p>8999</text:p>
          </table:table-cell>
          <table:table-cell ns41:value-type="float" table:style-name="ce34" office:value="3653" office:value-type="float">
            <text:p>3653</text:p>
          </table:table-cell>
          <table:table-cell ns41:value-type="float" table:style-name="ce34" office:value="4281" office:value-type="float">
            <text:p>4281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879" office:value-type="float">
            <text:p>2879</text:p>
          </table:table-cell>
          <table:table-cell ns41:value-type="float" table:style-name="ce34" office:value="2606" office:value-type="float">
            <text:p>2606</text:p>
          </table:table-cell>
          <table:table-cell ns41:value-type="float" table:style-name="ce34" office:value="1592" office:value-type="float">
            <text:p>1592</text:p>
          </table:table-cell>
          <table:table-cell ns41:value-type="float" table:style-name="ce34" office:value="1350" office:value-type="float">
            <text:p>1350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393" office:value-type="float">
            <text:p>393</text:p>
          </table:table-cell>
          <table:table-cell ns41:value-type="float" table:style-name="ce34" office:value="2791" office:value-type="float">
            <text:p>2791</text:p>
          </table:table-cell>
          <table:table-cell ns41:value-type="float" table:style-name="ce34" office:value="3175" office:value-type="float">
            <text:p>3175</text:p>
          </table:table-cell>
          <table:table-cell ns41:value-type="float" table:style-name="ce34" office:value="763" office:value-type="float">
            <text:p>763</text:p>
          </table:table-cell>
          <table:table-cell ns41:value-type="float" table:style-name="ce34" office:value="744" office:value-type="float">
            <text:p>744</text:p>
          </table:table-cell>
          <table:table-cell ns41:value-type="float" table:style-name="ce34" office:value="970" office:value-type="float">
            <text:p>970</text:p>
          </table:table-cell>
          <table:table-cell ns41:value-type="float" table:style-name="ce34" office:value="394" office:value-type="float">
            <text:p>39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592" office:value-type="float">
            <text:p>2592</text:p>
          </table:table-cell>
          <table:table-cell ns41:value-type="float" table:style-name="ce34" office:value="2442" office:value-type="float">
            <text:p>244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79" office:value-type="float">
            <text:p>79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69" office:value-type="float">
            <text:p>69</text:p>
          </table:table-cell>
          <table:table-cell table:style-name="ce34" table:number-columns-repeated="4"/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454" office:value-type="float">
            <text:p>1454</text:p>
          </table:table-cell>
          <table:table-cell ns41:value-type="float" table:style-name="ce34" office:value="1299" office:value-type="float">
            <text:p>1299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223" office:value-type="float">
            <text:p>223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Medemblik</text:p>
          </table:table-cell>
          <table:table-cell table:style-name="Default"/>
          <table:table-cell ns41:value-type="float" table:style-name="ce75" office:value="512" office:value-type="float">
            <text:p>512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640" office:value-type="float">
            <text:p>640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22" office:value-type="float">
            <text:p>522</text:p>
          </table:table-cell>
          <table:table-cell ns41:value-type="float" table:style-name="ce34" office:value="637" office:value-type="float">
            <text:p>637</text:p>
          </table:table-cell>
          <table:table-cell ns41:value-type="float" table:style-name="ce34" office:value="1505" office:value-type="float">
            <text:p>1505</text:p>
          </table:table-cell>
          <table:table-cell ns41:value-type="float" table:style-name="ce34" office:value="1516" office:value-type="float">
            <text:p>1516</text:p>
          </table:table-cell>
          <table:table-cell ns41:value-type="float" table:style-name="ce34" office:value="3021" office:value-type="float">
            <text:p>3021</text:p>
          </table:table-cell>
          <table:table-cell ns41:value-type="float" table:style-name="ce34" office:value="1305" office:value-type="float">
            <text:p>1305</text:p>
          </table:table-cell>
          <table:table-cell ns41:value-type="float" table:style-name="ce34" office:value="1471" office:value-type="float">
            <text:p>1471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989" office:value-type="float">
            <text:p>989</text:p>
          </table:table-cell>
          <table:table-cell ns41:value-type="float" table:style-name="ce34" office:value="939" office:value-type="float">
            <text:p>939</text:p>
          </table:table-cell>
          <table:table-cell ns41:value-type="float" table:style-name="ce34" office:value="441" office:value-type="float">
            <text:p>441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908" office:value-type="float">
            <text:p>908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338" office:value-type="float">
            <text:p>338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891" office:value-type="float">
            <text:p>891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26" office:value-type="float">
            <text:p>2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15" office:value-type="float">
            <text:p>1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530" office:value-type="float">
            <text:p>530</text:p>
          </table:table-cell>
          <table:table-cell table:style-name="ce34" table:number-columns-repeated="6"/>
          <table:table-cell ns41:value-type="float" table:style-name="ce34" office:value="21" office:value-type="float">
            <text:p>21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Monnickendam</text:p>
          </table:table-cell>
          <table:table-cell table:style-name="Default"/>
          <table:table-cell ns41:value-type="float" table:style-name="ce75" office:value="540" office:value-type="float">
            <text:p>540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546" office:value-type="float">
            <text:p>546</text:p>
          </table:table-cell>
          <table:table-cell ns41:value-type="float" table:style-name="ce34" office:value="577" office:value-type="float">
            <text:p>577</text:p>
          </table:table-cell>
          <table:table-cell ns41:value-type="float" table:style-name="ce34" office:value="1280" office:value-type="float">
            <text:p>1280</text:p>
          </table:table-cell>
          <table:table-cell ns41:value-type="float" table:style-name="ce34" office:value="1412" office:value-type="float">
            <text:p>1412</text:p>
          </table:table-cell>
          <table:table-cell ns41:value-type="float" table:style-name="ce34" office:value="2692" office:value-type="float">
            <text:p>2692</text:p>
          </table:table-cell>
          <table:table-cell ns41:value-type="float" table:style-name="ce34" office:value="1245" office:value-type="float">
            <text:p>1245</text:p>
          </table:table-cell>
          <table:table-cell ns41:value-type="float" table:style-name="ce34" office:value="1366" office:value-type="float">
            <text:p>136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814" office:value-type="float">
            <text:p>814</text:p>
          </table:table-cell>
          <table:table-cell ns41:value-type="float" table:style-name="ce34" office:value="871" office:value-type="float">
            <text:p>871</text:p>
          </table:table-cell>
          <table:table-cell ns41:value-type="float" table:style-name="ce34" office:value="421" office:value-type="float">
            <text:p>421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945" office:value-type="float">
            <text:p>945</text:p>
          </table:table-cell>
          <table:table-cell ns41:value-type="float" table:style-name="ce34" office:value="930" office:value-type="float">
            <text:p>930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403" office:value-type="float">
            <text:p>40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791" office:value-type="float">
            <text:p>791</text:p>
          </table:table-cell>
          <table:table-cell ns41:value-type="float" table:style-name="ce34" office:value="879" office:value-type="float">
            <text:p>87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91" office:value-type="float">
            <text:p>91</text:p>
          </table:table-cell>
          <table:table-cell ns41:value-type="float" table:style-name="ce34" office:value="87" office:value-type="float">
            <text:p>87</text:p>
          </table:table-cell>
          <table:table-cell table:style-name="ce34" table:number-columns-repeated="2"/>
          <table:table-cell ns41:value-type="float" table:style-name="ce34" office:value="23" office:value-type="float">
            <text:p>23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6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395" office:value-type="float">
            <text:p>395</text:p>
          </table:table-cell>
          <table:table-cell table:style-name="ce34" table:number-columns-repeated="6"/>
          <table:table-cell ns41:value-type="float" table:style-name="ce34" office:value="26" office:value-type="float">
            <text:p>26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Purmerend</text:p>
          </table:table-cell>
          <table:table-cell table:style-name="Default"/>
          <table:table-cell ns41:value-type="float" table:style-name="ce75" office:value="578" office:value-type="float">
            <text:p>578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704" office:value-type="float">
            <text:p>704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600" office:value-type="float">
            <text:p>600</text:p>
          </table:table-cell>
          <table:table-cell ns41:value-type="float" table:style-name="ce34" office:value="883" office:value-type="float">
            <text:p>883</text:p>
          </table:table-cell>
          <table:table-cell ns41:value-type="float" table:style-name="ce34" office:value="1843" office:value-type="float">
            <text:p>1843</text:p>
          </table:table-cell>
          <table:table-cell ns41:value-type="float" table:style-name="ce34" office:value="2005" office:value-type="float">
            <text:p>2005</text:p>
          </table:table-cell>
          <table:table-cell ns41:value-type="float" table:style-name="ce34" office:value="3848" office:value-type="float">
            <text:p>3848</text:p>
          </table:table-cell>
          <table:table-cell ns41:value-type="float" table:style-name="ce34" office:value="1683" office:value-type="float">
            <text:p>1683</text:p>
          </table:table-cell>
          <table:table-cell ns41:value-type="float" table:style-name="ce34" office:value="1887" office:value-type="float">
            <text:p>1887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125" office:value-type="float">
            <text:p>1125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635" office:value-type="float">
            <text:p>635</text:p>
          </table:table-cell>
          <table:table-cell ns41:value-type="float" table:style-name="ce34" office:value="614" office:value-type="float">
            <text:p>614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1058" office:value-type="float">
            <text:p>1058</text:p>
          </table:table-cell>
          <table:table-cell ns41:value-type="float" table:style-name="ce34" office:value="1114" office:value-type="float">
            <text:p>1114</text:p>
          </table:table-cell>
          <table:table-cell ns41:value-type="float" table:style-name="ce34" office:value="611" office:value-type="float">
            <text:p>611</text:p>
          </table:table-cell>
          <table:table-cell ns41:value-type="float" table:style-name="ce34" office:value="785" office:value-type="float">
            <text:p>785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89" office:value-type="float">
            <text:p>89</text:p>
          </table:table-cell>
          <table:table-cell table:style-name="ce34" table:number-columns-repeated="2"/>
          <table:table-cell ns41:value-type="float" table:style-name="ce34" office:value="49" office:value-type="float">
            <text:p>49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031" office:value-type="float">
            <text:p>1031</text:p>
          </table:table-cell>
          <table:table-cell ns41:value-type="float" table:style-name="ce34" office:value="1138" office:value-type="float">
            <text:p>1138</text:p>
          </table:table-cell>
          <table:table-cell table:style-name="ce34" table:number-columns-repeated="8"/>
          <table:table-cell ns41:value-type="float" table:style-name="ce34" office:value="258" office:value-type="float">
            <text:p>258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83" office:value-type="float">
            <text:p>83</text:p>
          </table:table-cell>
          <table:table-cell table:style-name="ce34" table:number-columns-repeated="6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468" office:value-type="float">
            <text:p>468</text:p>
          </table:table-cell>
          <table:table-cell ns41:value-type="float" table:style-name="ce34" office:value="510" office:value-type="float">
            <text:p>510</text:p>
          </table:table-cell>
          <table:table-cell table:style-name="ce34" table:number-columns-repeated="6"/>
          <table:table-cell ns41:value-type="float" table:style-name="ce34" office:value="21" office:value-type="float">
            <text:p>21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Weesp</text:p>
          </table:table-cell>
          <table:table-cell table:style-name="Default"/>
          <table:table-cell ns41:value-type="float" table:style-name="ce75" office:value="577" office:value-type="float">
            <text:p>577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741" office:value-type="float">
            <text:p>741</text:p>
          </table:table-cell>
          <table:table-cell table:style-name="ce34"/>
          <table:table-cell ns41:value-type="float" table:style-name="ce34" office:value="577" office:value-type="float">
            <text:p>577</text:p>
          </table:table-cell>
          <table:table-cell ns41:value-type="float" table:style-name="ce34" office:value="632" office:value-type="float">
            <text:p>632</text:p>
          </table:table-cell>
          <table:table-cell ns41:value-type="float" table:style-name="ce34" office:value="1281" office:value-type="float">
            <text:p>1281</text:p>
          </table:table-cell>
          <table:table-cell ns41:value-type="float" table:style-name="ce34" office:value="1431" office:value-type="float">
            <text:p>1431</text:p>
          </table:table-cell>
          <table:table-cell ns41:value-type="float" table:style-name="ce34" office:value="2712" office:value-type="float">
            <text:p>2712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1384" office:value-type="float">
            <text:p>1384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799" office:value-type="float">
            <text:p>799</text:p>
          </table:table-cell>
          <table:table-cell ns41:value-type="float" table:style-name="ce34" office:value="861" office:value-type="float">
            <text:p>861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34" office:value="841" office:value-type="float">
            <text:p>841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5" office:value-type="float">
            <text:p>15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786" office:value-type="float">
            <text:p>786</text:p>
          </table:table-cell>
          <table:table-cell ns41:value-type="float" table:style-name="ce34" office:value="884" office:value-type="float">
            <text:p>884</text:p>
          </table:table-cell>
          <table:table-cell ns41:value-type="float" office:value="8" table:style-name="ce34" table:number-columns-repeated="2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11" office:value-type="float">
            <text:p>111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400" office:value-type="float">
            <text:p>400</text:p>
          </table:table-cell>
          <table:table-cell table:style-name="ce34" table:number-columns-repeated="6"/>
          <table:table-cell ns41:value-type="float" table:style-name="ce34" office:value="48" office:value-type="float">
            <text:p>48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Zaandam</text:p>
          </table:table-cell>
          <table:table-cell table:style-name="Default"/>
          <table:table-cell ns41:value-type="float" table:style-name="ce75" office:value="1561" office:value-type="float">
            <text:p>1561</text:p>
          </table:table-cell>
          <table:table-cell ns41:value-type="float" table:style-name="ce34" office:value="223" office:value-type="float">
            <text:p>223</text:p>
          </table:table-cell>
          <table:table-cell ns41:value-type="float" table:style-name="ce34" office:value="1784" office:value-type="float">
            <text:p>1784</text:p>
          </table:table-cell>
          <table:table-cell table:style-name="ce34"/>
          <table:table-cell ns41:value-type="float" table:style-name="ce34" office:value="1561" office:value-type="float">
            <text:p>1561</text:p>
          </table:table-cell>
          <table:table-cell ns41:value-type="float" table:style-name="ce34" office:value="2489" office:value-type="float">
            <text:p>2489</text:p>
          </table:table-cell>
          <table:table-cell ns41:value-type="float" table:style-name="ce34" office:value="5414" office:value-type="float">
            <text:p>5414</text:p>
          </table:table-cell>
          <table:table-cell ns41:value-type="float" table:style-name="ce34" office:value="5849" office:value-type="float">
            <text:p>5849</text:p>
          </table:table-cell>
          <table:table-cell ns41:value-type="float" table:style-name="ce34" office:value="11263" office:value-type="float">
            <text:p>11263</text:p>
          </table:table-cell>
          <table:table-cell ns41:value-type="float" table:style-name="ce34" office:value="5367" office:value-type="float">
            <text:p>5367</text:p>
          </table:table-cell>
          <table:table-cell ns41:value-type="float" table:style-name="ce34" office:value="5801" office:value-type="float">
            <text:p>580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44" office:value-type="float">
            <text:p>44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3441" office:value-type="float">
            <text:p>3441</text:p>
          </table:table-cell>
          <table:table-cell ns41:value-type="float" table:style-name="ce34" office:value="3524" office:value-type="float">
            <text:p>3524</text:p>
          </table:table-cell>
          <table:table-cell ns41:value-type="float" table:style-name="ce34" office:value="1706" office:value-type="float">
            <text:p>1706</text:p>
          </table:table-cell>
          <table:table-cell ns41:value-type="float" table:style-name="ce34" office:value="1722" office:value-type="float">
            <text:p>1722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4284" office:value-type="float">
            <text:p>4284</text:p>
          </table:table-cell>
          <table:table-cell ns41:value-type="float" table:style-name="ce34" office:value="4380" office:value-type="float">
            <text:p>4380</text:p>
          </table:table-cell>
          <table:table-cell ns41:value-type="float" table:style-name="ce34" office:value="864" office:value-type="float">
            <text:p>864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43" office:value-type="float">
            <text:p>24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ce34" office:value="3338" office:value-type="float">
            <text:p>3338</text:p>
          </table:table-cell>
          <table:table-cell ns41:value-type="float" table:style-name="ce34" office:value="3627" office:value-type="float">
            <text:p>362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366" office:value-type="float">
            <text:p>366</text:p>
          </table:table-cell>
          <table:table-cell ns41:value-type="float" table:style-name="ce34" office:value="361" office:value-type="float">
            <text:p>361</text:p>
          </table:table-cell>
          <table:table-cell table:style-name="ce34" table:number-columns-repeated="2"/>
          <table:table-cell ns41:value-type="float" table:style-name="ce34" office:value="749" office:value-type="float">
            <text:p>749</text:p>
          </table:table-cell>
          <table:table-cell ns41:value-type="float" table:style-name="ce34" office:value="797" office:value-type="float">
            <text:p>797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43" office:value-type="float">
            <text:p>43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822" office:value-type="float">
            <text:p>822</text:p>
          </table:table-cell>
          <table:table-cell ns41:value-type="float" table:style-name="ce34" office:value="915" office:value-type="float">
            <text:p>915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4"/>
          <table:table-cell ns41:value-type="float" table:style-name="ce34" office:value="71" office:value-type="float">
            <text:p>71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STEDEN</text:p>
          </table:table-cell>
          <table:table-cell ns41:value-type="string" table:style-name="ce18" office:value-type="string">
            <text:p>Totaal der steden</text:p>
          </table:table-cell>
          <table:table-cell table:style-name="Default"/>
          <table:table-cell ns41:value-type="float" table:style-name="ce75" office:value="36894" office:value-type="float">
            <text:p>36894</text:p>
          </table:table-cell>
          <table:table-cell ns41:value-type="float" table:style-name="ce34" office:value="6262" office:value-type="float">
            <text:p>6262</text:p>
          </table:table-cell>
          <table:table-cell ns41:value-type="float" table:style-name="ce34" office:value="43156" office:value-type="float">
            <text:p>43156</text:p>
          </table:table-cell>
          <table:table-cell ns41:value-type="float" table:style-name="ce34" office:value="463" office:value-type="float">
            <text:p>463</text:p>
          </table:table-cell>
          <table:table-cell ns41:value-type="float" table:style-name="ce34" office:value="37357" office:value-type="float">
            <text:p>37357</text:p>
          </table:table-cell>
          <table:table-cell ns41:value-type="float" table:style-name="ce34" office:value="68388" office:value-type="float">
            <text:p>68388</text:p>
          </table:table-cell>
          <table:table-cell ns41:value-type="float" table:style-name="ce34" office:value="139341" office:value-type="float">
            <text:p>139341</text:p>
          </table:table-cell>
          <table:table-cell ns41:value-type="float" table:style-name="ce34" office:value="162780" office:value-type="float">
            <text:p>162780</text:p>
          </table:table-cell>
          <table:table-cell ns41:value-type="float" table:style-name="ce34" office:value="302121" office:value-type="float">
            <text:p>302121</text:p>
          </table:table-cell>
          <table:table-cell ns41:value-type="float" table:style-name="ce34" office:value="132224" office:value-type="float">
            <text:p>132224</text:p>
          </table:table-cell>
          <table:table-cell ns41:value-type="float" table:style-name="ce34" office:value="160003" office:value-type="float">
            <text:p>160003</text:p>
          </table:table-cell>
          <table:table-cell ns41:value-type="float" table:style-name="ce34" office:value="6146" office:value-type="float">
            <text:p>6146</text:p>
          </table:table-cell>
          <table:table-cell ns41:value-type="float" table:style-name="ce34" office:value="2390" office:value-type="float">
            <text:p>2390</text:p>
          </table:table-cell>
          <table:table-cell ns41:value-type="float" table:style-name="ce34" office:value="971" office:value-type="float">
            <text:p>971</text:p>
          </table:table-cell>
          <table:table-cell ns41:value-type="float" table:style-name="ce34" office:value="387" office:value-type="float">
            <text:p>387</text:p>
          </table:table-cell>
          <table:table-cell ns41:value-type="string" table:style-name="ce34" office:value-type="string">
            <text:p>3212/1</text:p>
          </table:table-cell>
          <table:table-cell ns41:value-type="string" table:style-name="ce34" office:value-type="string">
            <text:p>1602/1</text:p>
          </table:table-cell>
          <table:table-cell ns41:value-type="float" table:style-name="ce34" office:value="86356" office:value-type="float">
            <text:p>86356</text:p>
          </table:table-cell>
          <table:table-cell ns41:value-type="float" table:style-name="ce34" office:value="99266" office:value-type="float">
            <text:p>99266</text:p>
          </table:table-cell>
          <table:table-cell ns41:value-type="float" table:style-name="ce34" office:value="47741" office:value-type="float">
            <text:p>47741</text:p>
          </table:table-cell>
          <table:table-cell ns41:value-type="float" table:style-name="ce34" office:value="47653" office:value-type="float">
            <text:p>47653</text:p>
          </table:table-cell>
          <table:table-cell ns41:value-type="float" table:style-name="ce34" office:value="5244" office:value-type="float">
            <text:p>5244</text:p>
          </table:table-cell>
          <table:table-cell ns41:value-type="float" table:style-name="ce34" office:value="15861" office:value-type="float">
            <text:p>15861</text:p>
          </table:table-cell>
          <table:table-cell ns41:value-type="float" table:style-name="ce34" office:value="106323" office:value-type="float">
            <text:p>106323</text:p>
          </table:table-cell>
          <table:table-cell ns41:value-type="float" table:style-name="ce34" office:value="124696" office:value-type="float">
            <text:p>124696</text:p>
          </table:table-cell>
          <table:table-cell ns41:value-type="float" table:style-name="ce34" office:value="10921" office:value-type="float">
            <text:p>10921</text:p>
          </table:table-cell>
          <table:table-cell ns41:value-type="float" table:style-name="ce34" office:value="14607" office:value-type="float">
            <text:p>14607</text:p>
          </table:table-cell>
          <table:table-cell ns41:value-type="float" table:style-name="ce34" office:value="14444" office:value-type="float">
            <text:p>14444</text:p>
          </table:table-cell>
          <table:table-cell ns41:value-type="float" table:style-name="ce34" office:value="19503" office:value-type="float">
            <text:p>19503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5554" office:value-type="float">
            <text:p>5554</text:p>
          </table:table-cell>
          <table:table-cell ns41:value-type="float" table:style-name="ce34" office:value="2553" office:value-type="float">
            <text:p>2553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434" office:value-type="float">
            <text:p>434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165" office:value-type="float">
            <text:p>1165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4" office:value="69169" office:value-type="float">
            <text:p>69169</text:p>
          </table:table-cell>
          <table:table-cell ns41:value-type="float" table:style-name="ce34" office:value="84235" office:value-type="float">
            <text:p>84235</text:p>
          </table:table-cell>
          <table:table-cell ns41:value-type="float" table:style-name="ce34" office:value="1501" office:value-type="float">
            <text:p>1501</text:p>
          </table:table-cell>
          <table:table-cell ns41:value-type="float" table:style-name="ce34" office:value="1687" office:value-type="float">
            <text:p>1687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4419" office:value-type="float">
            <text:p>14419</text:p>
          </table:table-cell>
          <table:table-cell ns41:value-type="float" table:style-name="ce34" office:value="14251" office:value-type="float">
            <text:p>14251</text:p>
          </table:table-cell>
          <table:table-cell ns41:value-type="float" table:style-name="ce34" office:value="3537" office:value-type="float">
            <text:p>3537</text:p>
          </table:table-cell>
          <table:table-cell ns41:value-type="float" table:style-name="ce34" office:value="3932" office:value-type="float">
            <text:p>3932</text:p>
          </table:table-cell>
          <table:table-cell ns41:value-type="float" table:style-name="ce34" office:value="3065" office:value-type="float">
            <text:p>3065</text:p>
          </table:table-cell>
          <table:table-cell ns41:value-type="float" table:style-name="ce34" office:value="3378" office:value-type="float">
            <text:p>3378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633" office:value-type="float">
            <text:p>63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04" office:value-type="float">
            <text:p>404</text:p>
          </table:table-cell>
          <table:table-cell ns41:value-type="float" table:style-name="ce34" office:value="489" office:value-type="float">
            <text:p>489</text:p>
          </table:table-cell>
          <table:table-cell ns41:value-type="float" table:style-name="ce34" office:value="33234" office:value-type="float">
            <text:p>33234</text:p>
          </table:table-cell>
          <table:table-cell ns41:value-type="float" table:style-name="ce34" office:value="39626" office:value-type="float">
            <text:p>39626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1524" office:value-type="float">
            <text:p>11524</text:p>
          </table:table-cell>
          <table:table-cell ns41:value-type="float" table:style-name="ce34" office:value="12473" office:value-type="float">
            <text:p>12473</text:p>
          </table:table-cell>
          <table:table-cell ns41:value-type="float" table:style-name="ce34" office:value="1323" office:value-type="float">
            <text:p>1323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76" office:value="38" office:value-type="float">
            <text:p>38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alsmeer</text:p>
          </table:table-cell>
          <table:table-cell table:style-name="Default"/>
          <table:table-cell ns41:value-type="float" table:style-name="ce75" office:value="381" office:value-type="float">
            <text:p>381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396" office:value-type="float">
            <text:p>396</text:p>
          </table:table-cell>
          <table:table-cell table:style-name="ce34"/>
          <table:table-cell ns41:value-type="float" table:style-name="ce34" office:value="381" office:value-type="float">
            <text:p>381</text:p>
          </table:table-cell>
          <table:table-cell ns41:value-type="float" table:style-name="ce34" office:value="539" office:value-type="float">
            <text:p>539</text:p>
          </table:table-cell>
          <table:table-cell ns41:value-type="float" table:style-name="ce34" office:value="1263" office:value-type="float">
            <text:p>1263</text:p>
          </table:table-cell>
          <table:table-cell ns41:value-type="float" table:style-name="ce34" office:value="1190" office:value-type="float">
            <text:p>1190</text:p>
          </table:table-cell>
          <table:table-cell ns41:value-type="float" table:style-name="ce34" office:value="2453" office:value-type="float">
            <text:p>2453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1190" office:value-type="float">
            <text:p>1190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801" office:value-type="float">
            <text:p>801</text:p>
          </table:table-cell>
          <table:table-cell ns41:value-type="float" table:style-name="ce34" office:value="703" office:value-type="float">
            <text:p>703</text:p>
          </table:table-cell>
          <table:table-cell ns41:value-type="float" table:style-name="ce34" office:value="391" office:value-type="float">
            <text:p>391</text:p>
          </table:table-cell>
          <table:table-cell ns41:value-type="float" table:style-name="ce34" office:value="397" office:value-type="float">
            <text:p>397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069" office:value-type="float">
            <text:p>1069</text:p>
          </table:table-cell>
          <table:table-cell ns41:value-type="float" table:style-name="ce34" office:value="970" office:value-type="float">
            <text:p>970</text:p>
          </table:table-cell>
          <table:table-cell ns41:value-type="float" table:style-name="ce34" office:value="92" office:value-type="float">
            <text:p>92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92" office:value-type="float">
            <text:p>92</text:p>
          </table:table-cell>
          <table:table-cell ns41:value-type="float" table:style-name="ce34" office:value="114" office:value-type="float">
            <text:p>114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595" office:value-type="float">
            <text:p>595</text:p>
          </table:table-cell>
          <table:table-cell table:style-name="ce34" table:number-columns-repeated="8"/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360" office:value-type="float">
            <text:p>360</text:p>
          </table:table-cell>
          <table:table-cell ns41:value-type="float" table:style-name="ce34" office:value="325" office:value-type="float">
            <text:p>32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56" office:value-type="float">
            <text:p>56</text:p>
          </table:table-cell>
          <table:table-cell table:style-name="ce34" table:number-columns-repeated="4"/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bbekerk</text:p>
          </table:table-cell>
          <table:table-cell table:style-name="Default"/>
          <table:table-cell ns41:value-type="float" table:style-name="ce75" office:value="128" office:value-type="float">
            <text:p>12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35" office:value-type="float">
            <text:p>135</text:p>
          </table:table-cell>
          <table:table-cell table:style-name="ce34"/>
          <table:table-cell ns41:value-type="float" table:style-name="ce34" office:value="128" office:value-type="float">
            <text:p>128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845" office:value-type="float">
            <text:p>845</text:p>
          </table:table-cell>
          <table:table-cell ns41:value-type="float" table:style-name="ce34" office:value="397" office:value-type="float">
            <text:p>397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4"/>
          <table:table-cell ns41:value-type="float" table:style-name="ce34" office:value="250" office:value-type="float">
            <text:p>250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252" office:value-type="float">
            <text:p>252</text:p>
          </table:table-cell>
          <table:table-cell ns41:value-type="float" table:style-name="ce34" office:value="265" office:value-type="float">
            <text:p>265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31" office:value-type="float">
            <text:p>31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8"/>
          <table:table-cell ns41:value-type="float" table:style-name="ce34" office:value="132" office:value-type="float">
            <text:p>132</text:p>
          </table:table-cell>
          <table:table-cell ns41:value-type="float" table:style-name="ce34" office:value="138" office:value-type="float">
            <text:p>138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kersloot</text:p>
          </table:table-cell>
          <table:table-cell table:style-name="Default"/>
          <table:table-cell ns41:value-type="float" table:style-name="ce75" office:value="185" office:value-type="float">
            <text:p>18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88" office:value-type="float">
            <text:p>188</text:p>
          </table:table-cell>
          <table:table-cell table:style-name="ce34"/>
          <table:table-cell ns41:value-type="float" table:style-name="ce34" office:value="185" office:value-type="float">
            <text:p>185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551" office:value-type="float">
            <text:p>551</text:p>
          </table:table-cell>
          <table:table-cell ns41:value-type="float" table:style-name="ce34" office:value="500" office:value-type="float">
            <text:p>500</text:p>
          </table:table-cell>
          <table:table-cell ns41:value-type="float" table:style-name="ce34" office:value="1051" office:value-type="float">
            <text:p>1051</text:p>
          </table:table-cell>
          <table:table-cell ns41:value-type="float" table:style-name="ce34" office:value="500" office:value-type="float">
            <text:p>500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49" office:value-type="float">
            <text:p>49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369" office:value-type="float">
            <text:p>369</text:p>
          </table:table-cell>
          <table:table-cell ns41:value-type="float" table:style-name="ce34" office:value="316" office:value-type="float">
            <text:p>316</text:p>
          </table:table-cell>
          <table:table-cell ns41:value-type="float" office:value="156" table:style-name="ce34" table:number-columns-repeated="2" office:value-type="float">
            <text:p>156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89" office:value-type="float">
            <text:p>289</text:p>
          </table:table-cell>
          <table:table-cell ns41:value-type="float" table:style-name="ce34" office:value="252" office:value-type="float">
            <text:p>252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8"/>
          <table:table-cell ns41:value-type="float" table:style-name="ce34" office:value="248" office:value-type="float">
            <text:p>248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ndijk</text:p>
          </table:table-cell>
          <table:table-cell table:style-name="Default"/>
          <table:table-cell ns41:value-type="float" table:style-name="ce75" office:value="306" office:value-type="float">
            <text:p>30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12" office:value-type="float">
            <text:p>312</text:p>
          </table:table-cell>
          <table:table-cell table:style-name="ce34"/>
          <table:table-cell ns41:value-type="float" table:style-name="ce34" office:value="306" office:value-type="float">
            <text:p>306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905" office:value-type="float">
            <text:p>905</text:p>
          </table:table-cell>
          <table:table-cell ns41:value-type="float" table:style-name="ce34" office:value="835" office:value-type="float">
            <text:p>835</text:p>
          </table:table-cell>
          <table:table-cell ns41:value-type="float" table:style-name="ce34" office:value="1740" office:value-type="float">
            <text:p>1740</text:p>
          </table:table-cell>
          <table:table-cell ns41:value-type="float" table:style-name="ce34" office:value="886" office:value-type="float">
            <text:p>886</text:p>
          </table:table-cell>
          <table:table-cell ns41:value-type="float" table:style-name="ce34" office:value="822" office:value-type="float">
            <text:p>82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0" office:value-type="float">
            <text:p>10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71" office:value-type="float">
            <text:p>57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10"/>
          <table:table-cell ns41:value-type="float" table:style-name="ce34" office:value="570" office:value-type="float">
            <text:p>570</text:p>
          </table:table-cell>
          <table:table-cell ns41:value-type="float" table:style-name="ce34" office:value="530" office:value-type="float">
            <text:p>530</text:p>
          </table:table-cell>
          <table:table-cell table:style-name="ce34" table:number-columns-repeated="13"/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75" office:value-type="float">
            <text:p>75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186" office:value-type="float">
            <text:p>186</text:p>
          </table:table-cell>
          <table:table-cell table:style-name="ce34" table:number-columns-repeated="10"/>
          <table:table-cell ns41:value-type="float" table:style-name="ce34" office:value="49" office:value-type="float">
            <text:p>49</text:p>
          </table:table-cell>
          <table:table-cell ns41:value-type="float" table:style-name="ce76" office:value="43" office:value-type="float">
            <text:p>43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nkeveen</text:p>
          </table:table-cell>
          <table:table-cell table:style-name="Default"/>
          <table:table-cell ns41:value-type="float" table:style-name="ce75" office:value="76" office:value-type="float">
            <text:p>7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78" office:value-type="float">
            <text:p>78</text:p>
          </table:table-cell>
          <table:table-cell table:style-name="ce34"/>
          <table:table-cell ns41:value-type="float" table:style-name="ce34" office:value="76" office:value-type="float">
            <text:p>76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512" office:value-type="float">
            <text:p>512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6" office:value-type="float">
            <text:p>3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75" office:value-type="float">
            <text:p>75</text:p>
          </table:table-cell>
          <table:table-cell ns41:value-type="float" table:style-name="ce34" office:value="79" office:value-type="float">
            <text:p>79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184" office:value-type="float">
            <text:p>18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ssendelft</text:p>
          </table:table-cell>
          <table:table-cell table:style-name="Default"/>
          <table:table-cell ns41:value-type="float" table:style-name="ce75" office:value="371" office:value-type="float">
            <text:p>371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92" office:value-type="float">
            <text:p>39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605" office:value-type="float">
            <text:p>605</text:p>
          </table:table-cell>
          <table:table-cell ns41:value-type="float" table:style-name="ce34" office:value="1447" office:value-type="float">
            <text:p>1447</text:p>
          </table:table-cell>
          <table:table-cell ns41:value-type="float" table:style-name="ce34" office:value="1450" office:value-type="float">
            <text:p>1450</text:p>
          </table:table-cell>
          <table:table-cell ns41:value-type="float" table:style-name="ce34" office:value="2897" office:value-type="float">
            <text:p>2897</text:p>
          </table:table-cell>
          <table:table-cell ns41:value-type="float" table:style-name="ce34" office:value="1363" office:value-type="float">
            <text:p>1363</text:p>
          </table:table-cell>
          <table:table-cell ns41:value-type="float" table:style-name="ce34" office:value="1382" office:value-type="float">
            <text:p>138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924" office:value-type="float">
            <text:p>924</text:p>
          </table:table-cell>
          <table:table-cell ns41:value-type="float" table:style-name="ce34" office:value="873" office:value-type="float">
            <text:p>873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443" office:value-type="float">
            <text:p>44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1237" office:value-type="float">
            <text:p>1237</text:p>
          </table:table-cell>
          <table:table-cell ns41:value-type="float" table:style-name="ce34" office:value="1233" office:value-type="float">
            <text:p>1233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30" office:value-type="float">
            <text:p>3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698" office:value-type="float">
            <text:p>698</text:p>
          </table:table-cell>
          <table:table-cell ns41:value-type="float" table:style-name="ce34" office:value="681" office:value-type="float">
            <text:p>681</text:p>
          </table:table-cell>
          <table:table-cell table:style-name="ce34" table:number-columns-repeated="8"/>
          <table:table-cell ns41:value-type="float" table:style-name="ce34" office:value="9" office:value-type="float">
            <text:p>9</text:p>
          </table:table-cell>
          <table:table-cell table:style-name="ce34" table:number-columns-repeated="3"/>
          <table:table-cell ns41:value-type="float" table:style-name="ce34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8"/>
          <table:table-cell ns41:value-type="float" table:style-name="ce34" office:value="717" office:value-type="float">
            <text:p>717</text:p>
          </table:table-cell>
          <table:table-cell ns41:value-type="float" table:style-name="ce34" office:value="755" office:value-type="float">
            <text:p>755</text:p>
          </table:table-cell>
          <table:table-cell table:style-name="ce34" table:number-columns-repeated="6"/>
          <table:table-cell ns41:value-type="float" table:style-name="ce34" office:value="14" office:value-type="float">
            <text:p>14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Avenhorn</text:p>
          </table:table-cell>
          <table:table-cell table:style-name="Default"/>
          <table:table-cell ns41:value-type="float" table:style-name="ce75" office:value="57" office:value-type="float">
            <text:p>5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9" office:value-type="float">
            <text:p>59</text:p>
          </table:table-cell>
          <table:table-cell table:style-name="ce34"/>
          <table:table-cell ns41:value-type="float" table:style-name="ce34" office:value="57" office:value-type="float">
            <text:p>57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192" office:value-type="float">
            <text:p>192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92" office:value-type="float">
            <text:p>92</text:p>
          </table:table-cell>
          <table:table-cell ns41:value-type="float" table:style-name="ce34" office:value="96" office:value-type="float">
            <text:p>96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ns41:value-type="float" table:style-name="ce34" office:value="99" office:value-type="float">
            <text:p>99</text:p>
          </table:table-cell>
          <table:table-cell ns41:value-type="float" table:style-name="ce34" office:value="94" office:value-type="float">
            <text:p>9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arsingerhorn</text:p>
          </table:table-cell>
          <table:table-cell table:style-name="Default"/>
          <table:table-cell ns41:value-type="float" table:style-name="ce75" office:value="337" office:value-type="float">
            <text:p>337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387" office:value-type="float">
            <text:p>387</text:p>
          </table:table-cell>
          <table:table-cell table:style-name="ce34"/>
          <table:table-cell ns41:value-type="float" table:style-name="ce34" office:value="337" office:value-type="float">
            <text:p>337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1859" office:value-type="float">
            <text:p>1859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859" office:value-type="float">
            <text:p>859</text:p>
          </table:table-cell>
          <table:table-cell ns41:value-type="float" office:value="48" table:style-name="ce34" table:number-columns-repeated="2" office:value-type="float">
            <text:p>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86" office:value-type="float">
            <text:p>586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559" office:value-type="float">
            <text:p>55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55" office:value-type="float">
            <text:p>355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48" office:value-type="float">
            <text:p>48</text:p>
          </table:table-cell>
          <table:table-cell table:style-name="ce34" table:number-columns-repeated="2"/>
          <table:table-cell ns41:value-type="float" table:style-name="ce34" office:value="20" office:value-type="float">
            <text:p>2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5"/>
          <table:table-cell ns41:value-type="float" table:style-name="ce34" office:value="775" office:value-type="float">
            <text:p>775</text:p>
          </table:table-cell>
          <table:table-cell ns41:value-type="float" table:style-name="ce34" office:value="760" office:value-type="float">
            <text:p>760</text:p>
          </table:table-cell>
          <table:table-cell table:style-name="ce34" table:number-columns-repeated="8"/>
          <table:table-cell ns41:value-type="float" table:style-name="ce34" office:value="12" office:value-type="float">
            <text:p>12</text:p>
          </table:table-cell>
          <table:table-cell table:style-name="ce34" table:number-columns-repeated="3"/>
          <table:table-cell ns41:value-type="float" table:style-name="ce34" office:value="101" office:value-type="float">
            <text:p>101</text:p>
          </table:table-cell>
          <table:table-cell ns41:value-type="float" table:style-name="ce34" office:value="109" office:value-type="float">
            <text:p>109</text:p>
          </table:table-cell>
          <table:table-cell table:style-name="ce34" table:number-columns-repeated="8"/>
          <table:table-cell ns41:value-type="float" table:style-name="ce34" office:value="56" office:value-type="float">
            <text:p>56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ns41:value-type="float" table:style-name="ce34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emster</text:p>
          </table:table-cell>
          <table:table-cell table:style-name="Default"/>
          <table:table-cell ns41:value-type="float" table:style-name="ce75" office:value="480" office:value-type="float">
            <text:p>48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87" office:value-type="float">
            <text:p>487</text:p>
          </table:table-cell>
          <table:table-cell table:style-name="ce34"/>
          <table:table-cell ns41:value-type="float" table:style-name="ce34" office:value="480" office:value-type="float">
            <text:p>480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1583" office:value-type="float">
            <text:p>1583</text:p>
          </table:table-cell>
          <table:table-cell ns41:value-type="float" table:style-name="ce34" office:value="1612" office:value-type="float">
            <text:p>1612</text:p>
          </table:table-cell>
          <table:table-cell ns41:value-type="float" table:style-name="ce34" office:value="3195" office:value-type="float">
            <text:p>3195</text:p>
          </table:table-cell>
          <table:table-cell ns41:value-type="float" table:style-name="ce34" office:value="1478" office:value-type="float">
            <text:p>1478</text:p>
          </table:table-cell>
          <table:table-cell ns41:value-type="float" table:style-name="ce34" office:value="1469" office:value-type="float">
            <text:p>1469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062" office:value-type="float">
            <text:p>1062</text:p>
          </table:table-cell>
          <table:table-cell ns41:value-type="float" table:style-name="ce34" office:value="1070" office:value-type="float">
            <text:p>1070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1045" office:value-type="float">
            <text:p>1045</text:p>
          </table:table-cell>
          <table:table-cell ns41:value-type="float" table:style-name="ce34" office:value="992" office:value-type="float">
            <text:p>992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095" office:value-type="float">
            <text:p>1095</text:p>
          </table:table-cell>
          <table:table-cell table:style-name="ce34" table:number-columns-repeated="8"/>
          <table:table-cell ns41:value-type="float" table:style-name="ce34" office:value="103" office:value-type="float">
            <text:p>103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39" office:value-type="float">
            <text:p>139</text:p>
          </table:table-cell>
          <table:table-cell ns41:value-type="float" table:style-name="ce34" office:value="122" office:value-type="float">
            <text:p>122</text:p>
          </table:table-cell>
          <table:table-cell table:style-name="ce34" table:number-columns-repeated="8"/>
          <table:table-cell ns41:value-type="float" table:style-name="ce34" office:value="307" office:value-type="float">
            <text:p>307</text:p>
          </table:table-cell>
          <table:table-cell ns41:value-type="float" table:style-name="ce34" office:value="317" office:value-type="float">
            <text:p>317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ets</text:p>
          </table:table-cell>
          <table:table-cell table:style-name="Default"/>
          <table:table-cell ns41:value-type="float" table:style-name="ce75" office:value="76" office:value-type="float">
            <text:p>7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77" office:value-type="float">
            <text:p>77</text:p>
          </table:table-cell>
          <table:table-cell table:style-name="ce34"/>
          <table:table-cell ns41:value-type="float" table:style-name="ce34" office:value="76" office:value-type="float">
            <text:p>76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109" office:value-type="float">
            <text:p>109</text:p>
          </table:table-cell>
          <table:table-cell ns41:value-type="float" office:value="89" table:style-name="ce34" table:number-columns-repeated="2" office:value-type="float">
            <text:p>8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02" office:value-type="float">
            <text:p>202</text:p>
          </table:table-cell>
          <table:table-cell ns41:value-type="float" table:style-name="ce34" office:value="185" office:value-type="float">
            <text:p>185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16" table:style-name="ce34" table:number-columns-repeated="2" office:value-type="float">
            <text:p>16</text:p>
          </table:table-cell>
          <table:table-cell table:style-name="ce34" table:number-columns-repeated="8"/>
          <table:table-cell ns41:value-type="float" table:style-name="ce34" office:value="11" office:value-type="float">
            <text:p>11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nnebroek</text:p>
          </table:table-cell>
          <table:table-cell table:style-name="Default"/>
          <table:table-cell ns41:value-type="float" table:style-name="ce75" office:value="90" office:value-type="float">
            <text:p>9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8" office:value-type="float">
            <text:p>98</text:p>
          </table:table-cell>
          <table:table-cell table:style-name="ce34"/>
          <table:table-cell ns41:value-type="float" table:style-name="ce34" office:value="90" office:value-type="float">
            <text:p>90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48" office:value-type="float">
            <text:p>48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9" office:value-type="float">
            <text:p>79</text:p>
          </table:table-cell>
          <table:table-cell ns41:value-type="float" table:style-name="ce34" office:value="91" office:value-type="float">
            <text:p>91</text:p>
          </table:table-cell>
          <table:table-cell table:style-name="ce34" table:number-columns-repeated="8"/>
          <table:table-cell ns41:value-type="float" table:style-name="ce3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ns41:value-type="float" table:style-name="ce34" office:value="129" office:value-type="float">
            <text:p>129</text:p>
          </table:table-cell>
          <table:table-cell ns41:value-type="float" table:style-name="ce34" office:value="144" office:value-type="float">
            <text:p>14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rgen</text:p>
          </table:table-cell>
          <table:table-cell table:style-name="Default"/>
          <table:table-cell ns41:value-type="float" table:style-name="ce75" office:value="180" office:value-type="float">
            <text:p>18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82" office:value-type="float">
            <text:p>182</text:p>
          </table:table-cell>
          <table:table-cell table:style-name="ce34"/>
          <table:table-cell ns41:value-type="float" table:style-name="ce34" office:value="180" office:value-type="float">
            <text:p>180</text:p>
          </table:table-cell>
          <table:table-cell ns41:value-type="float" table:style-name="ce34" office:value="211" office:value-type="float">
            <text:p>211</text:p>
          </table:table-cell>
          <table:table-cell ns41:value-type="float" office:value="532" table:style-name="ce34" table:number-columns-repeated="2" office:value-type="float">
            <text:p>532</text:p>
          </table:table-cell>
          <table:table-cell ns41:value-type="float" table:style-name="ce34" office:value="1064" office:value-type="float">
            <text:p>1064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500" office:value-type="float">
            <text:p>50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2"/>
          <table:table-cell ns41:value-type="float" table:style-name="ce34" office:value="14" office:value-type="float">
            <text:p>1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348" office:value-type="float">
            <text:p>348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40" office:value-type="float">
            <text:p>240</text:p>
          </table:table-cell>
          <table:table-cell ns41:value-type="float" table:style-name="ce34" office:value="252" office:value-type="float">
            <text:p>252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8"/>
          <table:table-cell ns41:value-type="float" table:style-name="ce34" office:value="288" office:value-type="float">
            <text:p>288</text:p>
          </table:table-cell>
          <table:table-cell ns41:value-type="float" table:style-name="ce34" office:value="271" office:value-type="float">
            <text:p>27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rkenrode</text:p>
          </table:table-cell>
          <table:table-cell table:style-name="Default"/>
          <table:table-cell ns41:value-type="float" table:style-name="ce75" office:value="15" office:value-type="float">
            <text:p>1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ns41:value-type="float" office:value="15" table:style-name="ce34" table:number-columns-repeated="2" office:value-type="float">
            <text:p>15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0" office:value-type="float">
            <text:p>30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0" office:value-type="float">
            <text:p>20</text:p>
          </table:table-cell>
          <table:table-cell ns41:value-type="float" table:style-name="ce34" office:value="25" office:value-type="float">
            <text:p>25</text:p>
          </table:table-cell>
          <table:table-cell ns41:value-type="float" office:value="11" table:style-name="ce34" table:number-columns-repeated="2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10"/>
          <table:table-cell ns41:value-type="float" table:style-name="ce34" office:value="16" office:value-type="float">
            <text:p>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14" office:value-type="float">
            <text:p>14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rkhout</text:p>
          </table:table-cell>
          <table:table-cell table:style-name="Default"/>
          <table:table-cell ns41:value-type="float" table:style-name="ce75" office:value="265" office:value-type="float">
            <text:p>26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68" office:value-type="float">
            <text:p>268</text:p>
          </table:table-cell>
          <table:table-cell table:style-name="ce34"/>
          <table:table-cell ns41:value-type="float" table:style-name="ce34" office:value="265" office:value-type="float">
            <text:p>265</text:p>
          </table:table-cell>
          <table:table-cell ns41:value-type="float" table:style-name="ce34" office:value="353" office:value-type="float">
            <text:p>353</text:p>
          </table:table-cell>
          <table:table-cell ns41:value-type="float" table:style-name="ce34" office:value="885" office:value-type="float">
            <text:p>885</text:p>
          </table:table-cell>
          <table:table-cell ns41:value-type="float" table:style-name="ce34" office:value="854" office:value-type="float">
            <text:p>854</text:p>
          </table:table-cell>
          <table:table-cell ns41:value-type="float" table:style-name="ce34" office:value="1739" office:value-type="float">
            <text:p>1739</text:p>
          </table:table-cell>
          <table:table-cell ns41:value-type="float" table:style-name="ce34" office:value="819" office:value-type="float">
            <text:p>819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48" office:value-type="float">
            <text:p>48</text:p>
          </table:table-cell>
          <table:table-cell table:style-name="ce34" table:number-columns-repeated="2"/>
          <table:table-cell ns41:value-type="float" table:style-name="ce34" office:value="15" office:value-type="float">
            <text:p>15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557" office:value-type="float">
            <text:p>557</text:p>
          </table:table-cell>
          <table:table-cell ns41:value-type="float" table:style-name="ce34" office:value="484" office:value-type="float">
            <text:p>484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 table:number-columns-repeated="7"/>
          <table:table-cell ns41:value-type="float" table:style-name="ce34" office:value="470" office:value-type="float">
            <text:p>470</text:p>
          </table:table-cell>
          <table:table-cell ns41:value-type="float" table:style-name="ce34" office:value="489" office:value-type="float">
            <text:p>489</text:p>
          </table:table-cell>
          <table:table-cell table:style-name="ce34" table:number-columns-repeated="10"/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356" office:value-type="float">
            <text:p>35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everwijk</text:p>
          </table:table-cell>
          <table:table-cell table:style-name="Default"/>
          <table:table-cell ns41:value-type="float" table:style-name="ce75" office:value="413" office:value-type="float">
            <text:p>413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520" office:value-type="float">
            <text:p>520</text:p>
          </table:table-cell>
          <table:table-cell table:style-name="ce34"/>
          <table:table-cell ns41:value-type="float" table:style-name="ce34" office:value="413" office:value-type="float">
            <text:p>413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205" office:value-type="float">
            <text:p>1205</text:p>
          </table:table-cell>
          <table:table-cell ns41:value-type="float" table:style-name="ce34" office:value="1221" office:value-type="float">
            <text:p>1221</text:p>
          </table:table-cell>
          <table:table-cell ns41:value-type="float" table:style-name="ce34" office:value="2426" office:value-type="float">
            <text:p>2426</text:p>
          </table:table-cell>
          <table:table-cell ns41:value-type="float" table:style-name="ce34" office:value="1197" office:value-type="float">
            <text:p>1197</text:p>
          </table:table-cell>
          <table:table-cell ns41:value-type="float" table:style-name="ce34" office:value="1216" office:value-type="float">
            <text:p>121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714" office:value-type="float">
            <text:p>714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400" office:value-type="float">
            <text:p>400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765" office:value-type="float">
            <text:p>765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331" office:value-type="float">
            <text:p>331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115" office:value-type="float">
            <text:p>115</text:p>
          </table:table-cell>
          <table:table-cell table:style-name="ce34" table:number-columns-repeated="2"/>
          <table:table-cell ns41:value-type="float" table:style-name="ce34" office:value="18" office:value-type="float">
            <text:p>18</text:p>
          </table:table-cell>
          <table:table-cell ns41:value-type="float" table:style-name="ce34" office:value="8" office:value-type="float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34" office:value="426" office:value-type="float">
            <text:p>42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56" office:value-type="float">
            <text:p>56</text:p>
          </table:table-cell>
          <table:table-cell ns41:value-type="float" table:style-name="ce34" office:value="51" office:value-type="float">
            <text:p>51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720" office:value-type="float">
            <text:p>720</text:p>
          </table:table-cell>
          <table:table-cell ns41:value-type="float" table:style-name="ce34" office:value="687" office:value-type="float">
            <text:p>68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4"/>
          <table:table-cell ns41:value-type="float" table:style-name="ce34" office:value="46" office:value-type="float">
            <text:p>46</text:p>
          </table:table-cell>
          <table:table-cell ns41:value-type="float" table:style-name="ce34" office:value="34" office:value-type="float">
            <text:p>34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laricum</text:p>
          </table:table-cell>
          <table:table-cell table:style-name="Default"/>
          <table:table-cell ns41:value-type="float" table:style-name="ce75" office:value="133" office:value-type="float">
            <text:p>13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35" office:value-type="float">
            <text:p>135</text:p>
          </table:table-cell>
          <table:table-cell table:style-name="ce34"/>
          <table:table-cell ns41:value-type="float" table:style-name="ce34" office:value="133" office:value-type="float">
            <text:p>133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433" office:value-type="float">
            <text:p>433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850" office:value-type="float">
            <text:p>850</text:p>
          </table:table-cell>
          <table:table-cell ns41:value-type="float" table:style-name="ce34" office:value="433" office:value-type="float">
            <text:p>433</text:p>
          </table:table-cell>
          <table:table-cell ns41:value-type="float" table:style-name="ce34" office:value="417" office:value-type="float">
            <text:p>417</text:p>
          </table:table-cell>
          <table:table-cell table:style-name="ce34" table:number-columns-repeated="6"/>
          <table:table-cell ns41:value-type="float" table:style-name="ce34" office:value="293" office:value-type="float">
            <text:p>293</text:p>
          </table:table-cell>
          <table:table-cell ns41:value-type="float" table:style-name="ce34" office:value="276" office:value-type="float">
            <text:p>276</text:p>
          </table:table-cell>
          <table:table-cell ns41:value-type="float" office:value="117" table:style-name="ce34" table:number-columns-repeated="2" office:value-type="float">
            <text:p>11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53" office:value-type="float">
            <text:p>35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19" office:value-type="float">
            <text:p>19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2"/>
          <table:table-cell ns41:value-type="float" table:style-name="ce34" office:value="414" office:value-type="float">
            <text:p>414</text:p>
          </table:table-cell>
          <table:table-cell ns41:value-type="float" table:style-name="ce34" office:value="395" office:value-type="float">
            <text:p>39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loemendaal</text:p>
          </table:table-cell>
          <table:table-cell table:style-name="Default"/>
          <table:table-cell ns41:value-type="float" table:style-name="ce75" office:value="408" office:value-type="float">
            <text:p>408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469" office:value-type="float">
            <text:p>469</text:p>
          </table:table-cell>
          <table:table-cell table:style-name="ce34"/>
          <table:table-cell ns41:value-type="float" table:style-name="ce34" office:value="408" office:value-type="float">
            <text:p>408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1301" office:value-type="float">
            <text:p>1301</text:p>
          </table:table-cell>
          <table:table-cell ns41:value-type="float" table:style-name="ce34" office:value="1420" office:value-type="float">
            <text:p>1420</text:p>
          </table:table-cell>
          <table:table-cell ns41:value-type="float" table:style-name="ce34" office:value="2721" office:value-type="float">
            <text:p>2721</text:p>
          </table:table-cell>
          <table:table-cell ns41:value-type="float" table:style-name="ce34" office:value="1100" office:value-type="float">
            <text:p>1100</text:p>
          </table:table-cell>
          <table:table-cell ns41:value-type="float" table:style-name="ce34" office:value="1113" office:value-type="float">
            <text:p>1113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866" office:value-type="float">
            <text:p>866</text:p>
          </table:table-cell>
          <table:table-cell ns41:value-type="float" table:style-name="ce34" office:value="951" office:value-type="float">
            <text:p>95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648" office:value-type="float">
            <text:p>648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395" office:value-type="float">
            <text:p>395</text:p>
          </table:table-cell>
          <table:table-cell ns41:value-type="float" table:style-name="ce34" office:value="530" office:value-type="float">
            <text:p>530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258" office:value-type="float">
            <text:p>25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4" office:value-type="float">
            <text:p>14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4" office:value-type="float">
            <text:p>14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6"/>
          <table:table-cell ns41:value-type="float" table:style-name="ce34" office:value="866" office:value-type="float">
            <text:p>866</text:p>
          </table:table-cell>
          <table:table-cell ns41:value-type="float" table:style-name="ce34" office:value="932" office:value-type="float">
            <text:p>932</text:p>
          </table:table-cell>
          <table:table-cell table:style-name="ce34" table:number-columns-repeated="6"/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lokker</text:p>
          </table:table-cell>
          <table:table-cell table:style-name="Default"/>
          <table:table-cell ns41:value-type="float" table:style-name="ce75" office:value="201" office:value-type="float">
            <text:p>20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08" office:value-type="float">
            <text:p>208</text:p>
          </table:table-cell>
          <table:table-cell table:style-name="ce34"/>
          <table:table-cell ns41:value-type="float" table:style-name="ce34" office:value="201" office:value-type="float">
            <text:p>201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633" office:value-type="float">
            <text:p>633</text:p>
          </table:table-cell>
          <table:table-cell ns41:value-type="float" table:style-name="ce34" office:value="613" office:value-type="float">
            <text:p>613</text:p>
          </table:table-cell>
          <table:table-cell ns41:value-type="float" table:style-name="ce34" office:value="1246" office:value-type="float">
            <text:p>1246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4" office:value="588" office:value-type="float">
            <text:p>588</text:p>
          </table:table-cell>
          <table:table-cell ns41:value-type="float" office:value="23" table:style-name="ce34" table:number-columns-repeated="2" office:value-type="float">
            <text:p>2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367" office:value-type="float">
            <text:p>367</text:p>
          </table:table-cell>
          <table:table-cell ns41:value-type="float" office:value="198" table:style-name="ce34" table:number-columns-repeated="2" office:value-type="float">
            <text:p>198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0"/>
          <table:table-cell ns41:value-type="float" table:style-name="ce34" office:value="249" office:value-type="float">
            <text:p>249</text:p>
          </table:table-cell>
          <table:table-cell ns41:value-type="float" table:style-name="ce34" office:value="233" office:value-type="float">
            <text:p>233</text:p>
          </table:table-cell>
          <table:table-cell table:style-name="ce34" table:number-columns-repeated="20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83" office:value-type="float">
            <text:p>383</text:p>
          </table:table-cell>
          <table:table-cell ns41:value-type="float" table:style-name="ce34" office:value="380" office:value-type="float">
            <text:p>380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ovencarspel</text:p>
          </table:table-cell>
          <table:table-cell table:style-name="Default"/>
          <table:table-cell ns41:value-type="float" table:style-name="ce75" office:value="191" office:value-type="float">
            <text:p>19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586" office:value-type="float">
            <text:p>586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1156" office:value-type="float">
            <text:p>1156</text:p>
          </table:table-cell>
          <table:table-cell ns41:value-type="float" table:style-name="ce34" office:value="574" office:value-type="float">
            <text:p>574</text:p>
          </table:table-cell>
          <table:table-cell ns41:value-type="float" table:style-name="ce34" office:value="566" office:value-type="float">
            <text:p>56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386" office:value-type="float">
            <text:p>386</text:p>
          </table:table-cell>
          <table:table-cell ns41:value-type="float" table:style-name="ce34" office:value="337" office:value-type="float">
            <text:p>337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391" office:value-type="float">
            <text:p>391</text:p>
          </table:table-cell>
          <table:table-cell ns41:value-type="float" table:style-name="ce34" office:value="354" office:value-type="float">
            <text:p>354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204" office:value-type="float">
            <text:p>20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302" office:value-type="float">
            <text:p>302</text:p>
          </table:table-cell>
          <table:table-cell ns41:value-type="float" table:style-name="ce34" office:value="290" office:value-type="float">
            <text:p>290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275" office:value-type="float">
            <text:p>27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roek in Waterland</text:p>
          </table:table-cell>
          <table:table-cell table:style-name="Default"/>
          <table:table-cell ns41:value-type="float" table:style-name="ce75" office:value="216" office:value-type="float">
            <text:p>216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52" office:value-type="float">
            <text:p>252</text:p>
          </table:table-cell>
          <table:table-cell table:style-name="ce34"/>
          <table:table-cell ns41:value-type="float" table:style-name="ce34" office:value="216" office:value-type="float">
            <text:p>216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722" office:value-type="float">
            <text:p>722</text:p>
          </table:table-cell>
          <table:table-cell ns41:value-type="float" table:style-name="ce34" office:value="776" office:value-type="float">
            <text:p>776</text:p>
          </table:table-cell>
          <table:table-cell ns41:value-type="float" table:style-name="ce34" office:value="1498" office:value-type="float">
            <text:p>1498</text:p>
          </table:table-cell>
          <table:table-cell ns41:value-type="float" table:style-name="ce34" office:value="703" office:value-type="float">
            <text:p>703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5" office:value-type="float">
            <text:p>25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491" office:value-type="float">
            <text:p>491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6"/>
          <table:table-cell ns41:value-type="float" table:style-name="ce34" office:value="677" office:value-type="float">
            <text:p>677</text:p>
          </table:table-cell>
          <table:table-cell ns41:value-type="float" table:style-name="ce34" office:value="728" office:value-type="float">
            <text:p>728</text:p>
          </table:table-cell>
          <table:table-cell table:style-name="ce34" table:number-columns-repeated="8"/>
          <table:table-cell ns41:value-type="float" table:style-name="ce3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8"/>
          <table:table-cell ns41:value-type="float" table:style-name="ce34" office:value="16" office:value-type="float">
            <text:p>16</text:p>
          </table:table-cell>
          <table:table-cell ns41:value-type="float" table:style-name="ce34" office:value="23" office:value-type="float">
            <text:p>23</text:p>
          </table:table-cell>
          <table:table-cell table:style-name="ce34" table:number-columns-repeated="6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roek op Langendijk</text:p>
          </table:table-cell>
          <table:table-cell table:style-name="Default"/>
          <table:table-cell ns41:value-type="float" table:style-name="ce75" office:value="159" office:value-type="float">
            <text:p>15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62" office:value-type="float">
            <text:p>162</text:p>
          </table:table-cell>
          <table:table-cell table:style-name="ce34"/>
          <table:table-cell ns41:value-type="float" table:style-name="ce34" office:value="159" office:value-type="float">
            <text:p>159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425" office:value-type="float">
            <text:p>425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848" office:value-type="float">
            <text:p>848</text:p>
          </table:table-cell>
          <table:table-cell ns41:value-type="float" table:style-name="ce34" office:value="415" office:value-type="float">
            <text:p>415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52" office:value-type="float">
            <text:p>252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31" office:value-type="float">
            <text:p>331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284" office:value-type="float">
            <text:p>284</text:p>
          </table:table-cell>
          <table:table-cell ns41:value-type="float" table:style-name="ce34" office:value="324" office:value-type="float">
            <text:p>324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29" office:value-type="float">
            <text:p>29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8"/>
          <table:table-cell ns41:value-type="float" table:style-name="ce34" office:value="100" office:value-type="float">
            <text:p>100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uiksloot</text:p>
          </table:table-cell>
          <table:table-cell table:style-name="Default"/>
          <table:table-cell ns41:value-type="float" table:style-name="ce75" office:value="134" office:value-type="float">
            <text:p>134</text:p>
          </table:table-cell>
          <table:table-cell table:style-name="ce34"/>
          <table:table-cell ns41:value-type="float" table:style-name="ce34" office:value="134" office:value-type="float">
            <text:p>13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435" office:value-type="float">
            <text:p>435</text:p>
          </table:table-cell>
          <table:table-cell ns41:value-type="float" table:style-name="ce34" office:value="840" office:value-type="float">
            <text:p>840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204" office:value-type="float">
            <text:p>204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79" office:value-type="float">
            <text:p>179</text:p>
          </table:table-cell>
          <table:table-cell ns41:value-type="float" office:value="59" table:style-name="ce34" table:number-columns-repeated="2" office:value-type="float">
            <text:p>59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357" office:value-type="float">
            <text:p>357</text:p>
          </table:table-cell>
          <table:table-cell table:style-name="ce34" table:number-columns-repeated="8"/>
          <table:table-cell ns41:value-type="float" table:style-name="ce34" office:value="15" office:value-type="float">
            <text:p>1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58" office:value-type="float">
            <text:p>58</text:p>
          </table:table-cell>
          <table:table-cell ns41:value-type="float" table:style-name="ce34" office:value="57" office:value-type="float">
            <text:p>57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Bussum</text:p>
          </table:table-cell>
          <table:table-cell table:style-name="Default"/>
          <table:table-cell ns41:value-type="float" table:style-name="ce75" office:value="113" office:value-type="float">
            <text:p>11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19" office:value-type="float">
            <text:p>119</text:p>
          </table:table-cell>
          <table:table-cell table:style-name="ce34"/>
          <table:table-cell ns41:value-type="float" table:style-name="ce34" office:value="113" office:value-type="float">
            <text:p>113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911" office:value-type="float">
            <text:p>911</text:p>
          </table:table-cell>
          <table:table-cell ns41:value-type="float" table:style-name="ce34" office:value="410" office:value-type="float">
            <text:p>410</text:p>
          </table:table-cell>
          <table:table-cell ns41:value-type="float" table:style-name="ce34" office:value="390" office:value-type="float">
            <text:p>390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69" office:value-type="float">
            <text:p>69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300" office:value-type="float">
            <text:p>300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67" office:value-type="float">
            <text:p>67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42" office:value-type="float">
            <text:p>42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6"/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0"/>
          <table:table-cell ns41:value-type="float" table:style-name="ce34" office:value="400" office:value-type="float">
            <text:p>400</text:p>
          </table:table-cell>
          <table:table-cell ns41:value-type="float" table:style-name="ce34" office:value="389" office:value-type="float">
            <text:p>389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Callantsoog</text:p>
          </table:table-cell>
          <table:table-cell table:style-name="Default"/>
          <table:table-cell ns41:value-type="float" table:style-name="ce75" office:value="82" office:value-type="float">
            <text:p>8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91" office:value-type="float">
            <text:p>91</text:p>
          </table:table-cell>
          <table:table-cell table:style-name="ce34"/>
          <table:table-cell ns41:value-type="float" table:style-name="ce34" office:value="82" office:value-type="float">
            <text:p>82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463" office:value-type="float">
            <text:p>463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15" office:value-type="float">
            <text:p>215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67" office:value-type="float">
            <text:p>167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94" office:value-type="float">
            <text:p>94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230" office:value-type="float">
            <text:p>230</text:p>
          </table:table-cell>
          <table:table-cell ns41:value-type="float" table:style-name="ce34" office:value="191" office:value-type="float">
            <text:p>191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ns41:value-type="float" table:style-name="ce34" office:value="16" office:value-type="float">
            <text:p>16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Castricum</text:p>
          </table:table-cell>
          <table:table-cell table:style-name="Default"/>
          <table:table-cell ns41:value-type="float" table:style-name="ce75" office:value="165" office:value-type="float">
            <text:p>16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80" office:value-type="float">
            <text:p>180</text:p>
          </table:table-cell>
          <table:table-cell table:style-name="ce34"/>
          <table:table-cell ns41:value-type="float" table:style-name="ce34" office:value="165" office:value-type="float">
            <text:p>165</text:p>
          </table:table-cell>
          <table:table-cell ns41:value-type="float" table:style-name="ce34" office:value="207" office:value-type="float">
            <text:p>207</text:p>
          </table:table-cell>
          <table:table-cell ns41:value-type="float" table:style-name="ce34" office:value="559" office:value-type="float">
            <text:p>559</text:p>
          </table:table-cell>
          <table:table-cell ns41:value-type="float" table:style-name="ce34" office:value="543" office:value-type="float">
            <text:p>543</text:p>
          </table:table-cell>
          <table:table-cell ns41:value-type="float" table:style-name="ce34" office:value="1102" office:value-type="float">
            <text:p>1102</text:p>
          </table:table-cell>
          <table:table-cell ns41:value-type="float" table:style-name="ce34" office:value="549" office:value-type="float">
            <text:p>549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43" office:value-type="float">
            <text:p>343</text:p>
          </table:table-cell>
          <table:table-cell ns41:value-type="float" office:value="165" table:style-name="ce34" table:number-columns-repeated="2" office:value-type="float">
            <text:p>165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4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84" office:value-type="float">
            <text:p>84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4" office:value="478" office:value-type="float">
            <text:p>478</text:p>
          </table:table-cell>
          <table:table-cell ns41:value-type="float" table:style-name="ce34" office:value="451" office:value-type="float">
            <text:p>45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Crommenie</text:p>
          </table:table-cell>
          <table:table-cell table:style-name="Default"/>
          <table:table-cell ns41:value-type="float" table:style-name="ce75" office:value="388" office:value-type="float">
            <text:p>388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494" office:value-type="float">
            <text:p>494</text:p>
          </table:table-cell>
          <table:table-cell table:style-name="ce34"/>
          <table:table-cell ns41:value-type="float" table:style-name="ce34" office:value="388" office:value-type="float">
            <text:p>388</text:p>
          </table:table-cell>
          <table:table-cell ns41:value-type="float" table:style-name="ce34" office:value="576" office:value-type="float">
            <text:p>576</text:p>
          </table:table-cell>
          <table:table-cell ns41:value-type="float" table:style-name="ce34" office:value="1329" office:value-type="float">
            <text:p>1329</text:p>
          </table:table-cell>
          <table:table-cell ns41:value-type="float" table:style-name="ce34" office:value="1421" office:value-type="float">
            <text:p>1421</text:p>
          </table:table-cell>
          <table:table-cell ns41:value-type="float" table:style-name="ce34" office:value="2750" office:value-type="float">
            <text:p>2750</text:p>
          </table:table-cell>
          <table:table-cell ns41:value-type="float" table:style-name="ce34" office:value="1304" office:value-type="float">
            <text:p>1304</text:p>
          </table:table-cell>
          <table:table-cell ns41:value-type="float" table:style-name="ce34" office:value="1380" office:value-type="float">
            <text:p>1380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59" office:value-type="float">
            <text:p>859</text:p>
          </table:table-cell>
          <table:table-cell ns41:value-type="float" table:style-name="ce34" office:value="881" office:value-type="float">
            <text:p>881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1063" office:value-type="float">
            <text:p>1063</text:p>
          </table:table-cell>
          <table:table-cell ns41:value-type="float" table:style-name="ce34" office:value="1078" office:value-type="float">
            <text:p>1078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876" office:value-type="float">
            <text:p>876</text:p>
          </table:table-cell>
          <table:table-cell ns41:value-type="float" table:style-name="ce34" office:value="974" office:value-type="float">
            <text:p>974</text:p>
          </table:table-cell>
          <table:table-cell table:style-name="ce34" table:number-columns-repeated="8"/>
          <table:table-cell ns41:value-type="float" table:style-name="ce34" office:value="20" office:value-type="float">
            <text:p>20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129" office:value-type="float">
            <text:p>129</text:p>
          </table:table-cell>
          <table:table-cell table:style-name="ce34" table:number-columns-repeated="8"/>
          <table:table-cell ns41:value-type="float" table:style-name="ce34" office:value="257" office:value-type="float">
            <text:p>257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Diemen</text:p>
          </table:table-cell>
          <table:table-cell table:style-name="Default"/>
          <table:table-cell ns41:value-type="float" table:style-name="ce75" office:value="139" office:value-type="float">
            <text:p>13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466" office:value-type="float">
            <text:p>466</text:p>
          </table:table-cell>
          <table:table-cell ns41:value-type="float" table:style-name="ce34" office:value="434" office:value-type="float">
            <text:p>434</text:p>
          </table:table-cell>
          <table:table-cell ns41:value-type="float" table:style-name="ce34" office:value="900" office:value-type="float">
            <text:p>900</text:p>
          </table:table-cell>
          <table:table-cell ns41:value-type="float" table:style-name="ce34" office:value="441" office:value-type="float">
            <text:p>441</text:p>
          </table:table-cell>
          <table:table-cell ns41:value-type="float" table:style-name="ce34" office:value="415" office:value-type="float">
            <text:p>41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279" office:value-type="float">
            <text:p>279</text:p>
          </table:table-cell>
          <table:table-cell ns41:value-type="float" office:value="120" table:style-name="ce34" table:number-columns-repeated="2" office:value-type="float">
            <text:p>120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07" office:value-type="float">
            <text:p>107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323" office:value-type="float">
            <text:p>323</text:p>
          </table:table-cell>
          <table:table-cell ns41:value-type="float" table:style-name="ce34" office:value="296" office:value-type="float">
            <text:p>296</text:p>
          </table:table-cell>
          <table:table-cell table:style-name="ce34" table:number-columns-repeated="8"/>
          <table:table-cell ns41:value-type="float" office:value="9" table:style-name="ce34" table:number-columns-repeated="2" office:value-type="float">
            <text:p>9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123" office:value-type="float">
            <text:p>123</text:p>
          </table:table-cell>
          <table:table-cell table:style-name="ce34" table:number-columns-repeated="6"/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Egmond aan Zee</text:p>
          </table:table-cell>
          <table:table-cell table:style-name="Default"/>
          <table:table-cell ns41:value-type="float" table:style-name="ce75" office:value="220" office:value-type="float">
            <text:p>22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251" office:value-type="float">
            <text:p>251</text:p>
          </table:table-cell>
          <table:table-cell table:style-name="ce34"/>
          <table:table-cell ns41:value-type="float" table:style-name="ce34" office:value="220" office:value-type="float">
            <text:p>220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719" office:value-type="float">
            <text:p>719</text:p>
          </table:table-cell>
          <table:table-cell ns41:value-type="float" table:style-name="ce34" office:value="691" office:value-type="float">
            <text:p>691</text:p>
          </table:table-cell>
          <table:table-cell ns41:value-type="float" table:style-name="ce34" office:value="1410" office:value-type="float">
            <text:p>1410</text:p>
          </table:table-cell>
          <table:table-cell ns41:value-type="float" table:style-name="ce34" office:value="719" office:value-type="float">
            <text:p>719</text:p>
          </table:table-cell>
          <table:table-cell ns41:value-type="float" table:style-name="ce34" office:value="691" office:value-type="float">
            <text:p>691</text:p>
          </table:table-cell>
          <table:table-cell table:style-name="ce34" table:number-columns-repeated="4"/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409" office:value-type="float">
            <text:p>409</text:p>
          </table:table-cell>
          <table:table-cell ns41:value-type="float" office:value="216" table:style-name="ce34" table:number-columns-repeated="2" office:value-type="float">
            <text:p>216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679" office:value-type="float">
            <text:p>679</text:p>
          </table:table-cell>
          <table:table-cell ns41:value-type="float" table:style-name="ce34" office:value="640" office:value-type="float">
            <text:p>640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91" office:value-type="float">
            <text:p>191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59" office:value-type="float">
            <text:p>59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490" office:value-type="float">
            <text:p>490</text:p>
          </table:table-cell>
          <table:table-cell ns41:value-type="float" table:style-name="ce34" office:value="448" office:value-type="float">
            <text:p>448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Egmond binnen</text:p>
          </table:table-cell>
          <table:table-cell table:style-name="Default"/>
          <table:table-cell ns41:value-type="float" table:style-name="ce75" office:value="180" office:value-type="float">
            <text:p>18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91" office:value-type="float">
            <text:p>191</text:p>
          </table:table-cell>
          <table:table-cell table:style-name="ce34"/>
          <table:table-cell ns41:value-type="float" table:style-name="ce34" office:value="180" office:value-type="float">
            <text:p>180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501" office:value-type="float">
            <text:p>501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977" office:value-type="float">
            <text:p>977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56" office:value-type="float">
            <text:p>456</text:p>
          </table:table-cell>
          <table:table-cell ns41:value-type="float" office:value="20" table:style-name="ce34" table:number-columns-repeated="2" office:value-type="float">
            <text:p>20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288" office:value-type="float">
            <text:p>288</text:p>
          </table:table-cell>
          <table:table-cell ns41:value-type="float" office:value="148" table:style-name="ce34" table:number-columns-repeated="2" office:value-type="float">
            <text:p>148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59" office:value-type="float">
            <text:p>159</text:p>
          </table:table-cell>
          <table:table-cell ns41:value-type="float" table:style-name="ce34" office:value="145" office:value-type="float">
            <text:p>145</text:p>
          </table:table-cell>
          <table:table-cell table:style-name="ce34" table:number-columns-repeated="22"/>
          <table:table-cell ns41:value-type="float" table:style-name="ce34" office:value="325" office:value-type="float">
            <text:p>325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Graft</text:p>
          </table:table-cell>
          <table:table-cell table:style-name="Default"/>
          <table:table-cell ns41:value-type="float" table:style-name="ce75" office:value="284" office:value-type="float">
            <text:p>284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326" office:value-type="float">
            <text:p>326</text:p>
          </table:table-cell>
          <table:table-cell table:style-name="ce34"/>
          <table:table-cell ns41:value-type="float" table:style-name="ce34" office:value="284" office:value-type="float">
            <text:p>284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34" office:value="763" office:value-type="float">
            <text:p>763</text:p>
          </table:table-cell>
          <table:table-cell ns41:value-type="float" table:style-name="ce34" office:value="746" office:value-type="float">
            <text:p>746</text:p>
          </table:table-cell>
          <table:table-cell ns41:value-type="float" table:style-name="ce34" office:value="1509" office:value-type="float">
            <text:p>1509</text:p>
          </table:table-cell>
          <table:table-cell ns41:value-type="float" table:style-name="ce34" office:value="742" office:value-type="float">
            <text:p>742</text:p>
          </table:table-cell>
          <table:table-cell ns41:value-type="float" table:style-name="ce34" office:value="739" office:value-type="float">
            <text:p>739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70" office:value-type="float">
            <text:p>470</text:p>
          </table:table-cell>
          <table:table-cell ns41:value-type="float" table:style-name="ce34" office:value="425" office:value-type="float">
            <text:p>425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526" office:value-type="float">
            <text:p>526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498" office:value-type="float">
            <text:p>498</text:p>
          </table:table-cell>
          <table:table-cell ns41:value-type="float" table:style-name="ce34" office:value="500" office:value-type="float">
            <text:p>500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table:style-name="ce34" office:value="95" office:value-type="float">
            <text:p>95</text:p>
          </table:table-cell>
          <table:table-cell ns41:value-type="float" table:style-name="ce34" office:value="100" office:value-type="float">
            <text:p>10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163" office:value-type="float">
            <text:p>163</text:p>
          </table:table-cell>
          <table:table-cell ns41:value-type="float" table:style-name="ce34" office:value="131" office:value-type="float">
            <text:p>131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 Graveland</text:p>
          </table:table-cell>
          <table:table-cell table:style-name="Default"/>
          <table:table-cell ns41:value-type="float" table:style-name="ce75" office:value="143" office:value-type="float">
            <text:p>14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560" office:value-type="float">
            <text:p>560</text:p>
          </table:table-cell>
          <table:table-cell ns41:value-type="float" table:style-name="ce34" office:value="687" office:value-type="float">
            <text:p>687</text:p>
          </table:table-cell>
          <table:table-cell ns41:value-type="float" table:style-name="ce34" office:value="1247" office:value-type="float">
            <text:p>1247</text:p>
          </table:table-cell>
          <table:table-cell ns41:value-type="float" table:style-name="ce34" office:value="536" office:value-type="float">
            <text:p>536</text:p>
          </table:table-cell>
          <table:table-cell ns41:value-type="float" table:style-name="ce34" office:value="610" office:value-type="float">
            <text:p>61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74" office:value-type="float">
            <text:p>74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50" office:value-type="float">
            <text:p>150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6"/>
          <table:table-cell ns41:value-type="float" table:style-name="ce34" office:value="379" office:value-type="float">
            <text:p>379</text:p>
          </table:table-cell>
          <table:table-cell ns41:value-type="float" table:style-name="ce34" office:value="468" office:value-type="float">
            <text:p>468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table:style-name="ce34" table:number-columns-repeated="6"/>
          <table:table-cell ns41:value-type="float" table:style-name="ce34" office:value="21" office:value-type="float">
            <text:p>21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20" office:value-type="float">
            <text:p>2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15" office:value-type="float">
            <text:p>15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Grootebroek</text:p>
          </table:table-cell>
          <table:table-cell table:style-name="Default"/>
          <table:table-cell ns41:value-type="float" table:style-name="ce75" office:value="299" office:value-type="float">
            <text:p>29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04" office:value-type="float">
            <text:p>304</text:p>
          </table:table-cell>
          <table:table-cell table:style-name="ce34"/>
          <table:table-cell ns41:value-type="float" table:style-name="ce34" office:value="299" office:value-type="float">
            <text:p>299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908" office:value-type="float">
            <text:p>908</text:p>
          </table:table-cell>
          <table:table-cell ns41:value-type="float" table:style-name="ce34" office:value="888" office:value-type="float">
            <text:p>888</text:p>
          </table:table-cell>
          <table:table-cell ns41:value-type="float" table:style-name="ce34" office:value="1796" office:value-type="float">
            <text:p>1796</text:p>
          </table:table-cell>
          <table:table-cell ns41:value-type="float" table:style-name="ce34" office:value="905" office:value-type="float">
            <text:p>905</text:p>
          </table:table-cell>
          <table:table-cell ns41:value-type="float" table:style-name="ce34" office:value="886" office:value-type="float">
            <text:p>88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34" office:value="579" office:value-type="float">
            <text:p>579</text:p>
          </table:table-cell>
          <table:table-cell ns41:value-type="float" table:style-name="ce34" office:value="536" office:value-type="float">
            <text:p>536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719" office:value-type="float">
            <text:p>719</text:p>
          </table:table-cell>
          <table:table-cell ns41:value-type="float" table:style-name="ce34" office:value="654" office:value-type="float">
            <text:p>654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239" office:value-type="float">
            <text:p>239</text:p>
          </table:table-cell>
          <table:table-cell table:style-name="ce34" table:number-columns-repeated="22"/>
          <table:table-cell ns41:value-type="float" table:style-name="ce34" office:value="673" office:value-type="float">
            <text:p>673</text:p>
          </table:table-cell>
          <table:table-cell ns41:value-type="float" table:style-name="ce34" office:value="649" office:value-type="float">
            <text:p>649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Grosthuizen</text:p>
          </table:table-cell>
          <table:table-cell table:style-name="Default"/>
          <table:table-cell ns41:value-type="float" table:style-name="ce75" office:value="53" office:value-type="float">
            <text:p>53</text:p>
          </table:table-cell>
          <table:table-cell table:style-name="ce34"/>
          <table:table-cell ns41:value-type="float" table:style-name="ce34" office:value="53" office:value-type="float">
            <text:p>53</text:p>
          </table:table-cell>
          <table:table-cell table:style-name="ce34"/>
          <table:table-cell ns41:value-type="float" table:style-name="ce34" office:value="53" office:value-type="float">
            <text:p>53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337" office:value-type="float">
            <text:p>337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78" office:value-type="float">
            <text:p>17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13" office:value-type="float">
            <text:p>113</text:p>
          </table:table-cell>
          <table:table-cell ns41:value-type="float" office:value="53" table:style-name="ce34" table:number-columns-repeated="2" office:value-type="float">
            <text:p>5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88" office:value-type="float">
            <text:p>88</text:p>
          </table:table-cell>
          <table:table-cell ns41:value-type="float" table:style-name="ce34" office:value="100" office:value-type="float">
            <text:p>100</text:p>
          </table:table-cell>
          <table:table-cell table:style-name="ce34" table:number-columns-repeated="13"/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76" office:value-type="float">
            <text:p>7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aarlemmerliede</text:p>
          </table:table-cell>
          <table:table-cell table:style-name="Default"/>
          <table:table-cell ns41:value-type="float" table:style-name="ce75" office:value="46" office:value-type="float">
            <text:p>4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8" office:value-type="float">
            <text:p>48</text:p>
          </table:table-cell>
          <table:table-cell table:style-name="ce34"/>
          <table:table-cell ns41:value-type="float" table:style-name="ce34" office:value="46" office:value-type="float">
            <text:p>46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35" office:value-type="float">
            <text:p>135</text:p>
          </table:table-cell>
          <table:table-cell table:style-name="ce34" table:number-columns-repeated="6"/>
          <table:table-cell ns41:value-type="float" table:style-name="ce34" office:value="103" office:value-type="float">
            <text:p>103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34" office:value-type="float">
            <text:p>34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ns41:value-type="float" table:style-name="ce34" office:value="116" office:value-type="float">
            <text:p>116</text:p>
          </table:table-cell>
          <table:table-cell ns41:value-type="float" table:style-name="ce34" office:value="111" office:value-type="float">
            <text:p>11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aringcarspel</text:p>
          </table:table-cell>
          <table:table-cell table:style-name="Default"/>
          <table:table-cell ns41:value-type="float" table:style-name="ce75" office:value="219" office:value-type="float">
            <text:p>21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21" office:value-type="float">
            <text:p>221</text:p>
          </table:table-cell>
          <table:table-cell table:style-name="ce34"/>
          <table:table-cell ns41:value-type="float" table:style-name="ce34" office:value="219" office:value-type="float">
            <text:p>219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669" office:value-type="float">
            <text:p>669</text:p>
          </table:table-cell>
          <table:table-cell ns41:value-type="float" table:style-name="ce34" office:value="671" office:value-type="float">
            <text:p>671</text:p>
          </table:table-cell>
          <table:table-cell ns41:value-type="float" table:style-name="ce34" office:value="1340" office:value-type="float">
            <text:p>1340</text:p>
          </table:table-cell>
          <table:table-cell ns41:value-type="float" table:style-name="ce34" office:value="667" office:value-type="float">
            <text:p>667</text:p>
          </table:table-cell>
          <table:table-cell ns41:value-type="float" table:style-name="ce34" office:value="669" office:value-type="float">
            <text:p>669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25" office:value-type="float">
            <text:p>425</text:p>
          </table:table-cell>
          <table:table-cell ns41:value-type="float" table:style-name="ce34" office:value="405" office:value-type="float">
            <text:p>405</text:p>
          </table:table-cell>
          <table:table-cell ns41:value-type="float" office:value="212" table:style-name="ce34" table:number-columns-repeated="2" office:value-type="float">
            <text:p>212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395" office:value-type="float">
            <text:p>395</text:p>
          </table:table-cell>
          <table:table-cell ns41:value-type="float" table:style-name="ce34" office:value="344" office:value-type="float">
            <text:p>344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320" office:value-type="float">
            <text:p>32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338" office:value-type="float">
            <text:p>338</text:p>
          </table:table-cell>
          <table:table-cell ns41:value-type="float" table:style-name="ce34" office:value="326" office:value-type="float">
            <text:p>326</text:p>
          </table:table-cell>
          <table:table-cell table:style-name="ce34" table:number-columns-repeated="12"/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6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323" office:value-type="float">
            <text:p>323</text:p>
          </table:table-cell>
          <table:table-cell ns41:value-type="float" table:style-name="ce34" office:value="337" office:value-type="float">
            <text:p>337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eemskerk</text:p>
          </table:table-cell>
          <table:table-cell table:style-name="Default"/>
          <table:table-cell ns41:value-type="float" table:style-name="ce75" office:value="143" office:value-type="float">
            <text:p>143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209" office:value-type="float">
            <text:p>209</text:p>
          </table:table-cell>
          <table:table-cell table:style-name="ce34"/>
          <table:table-cell ns41:value-type="float" table:style-name="ce34" office:value="143" office:value-type="float">
            <text:p>143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491" office:value-type="float">
            <text:p>491</text:p>
          </table:table-cell>
          <table:table-cell ns41:value-type="float" table:style-name="ce34" office:value="477" office:value-type="float">
            <text:p>477</text:p>
          </table:table-cell>
          <table:table-cell ns41:value-type="float" table:style-name="ce34" office:value="968" office:value-type="float">
            <text:p>968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6" office:value-type="float">
            <text:p>1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05" office:value-type="float">
            <text:p>305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66" office:value-type="float">
            <text:p>366</text:p>
          </table:table-cell>
          <table:table-cell ns41:value-type="float" table:style-name="ce34" office:value="310" office:value-type="float">
            <text:p>310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387" office:value-type="float">
            <text:p>387</text:p>
          </table:table-cell>
          <table:table-cell ns41:value-type="float" table:style-name="ce34" office:value="376" office:value-type="float">
            <text:p>37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eemstede</text:p>
          </table:table-cell>
          <table:table-cell table:style-name="Default"/>
          <table:table-cell ns41:value-type="float" table:style-name="ce75" office:value="277" office:value-type="float">
            <text:p>27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483" office:value-type="float">
            <text:p>483</text:p>
          </table:table-cell>
          <table:table-cell ns41:value-type="float" table:style-name="ce34" office:value="1229" office:value-type="float">
            <text:p>1229</text:p>
          </table:table-cell>
          <table:table-cell ns41:value-type="float" table:style-name="ce34" office:value="1403" office:value-type="float">
            <text:p>1403</text:p>
          </table:table-cell>
          <table:table-cell ns41:value-type="float" table:style-name="ce34" office:value="2632" office:value-type="float">
            <text:p>2632</text:p>
          </table:table-cell>
          <table:table-cell ns41:value-type="float" table:style-name="ce34" office:value="1175" office:value-type="float">
            <text:p>1175</text:p>
          </table:table-cell>
          <table:table-cell ns41:value-type="float" table:style-name="ce34" office:value="1317" office:value-type="float">
            <text:p>1317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793" office:value-type="float">
            <text:p>793</text:p>
          </table:table-cell>
          <table:table-cell ns41:value-type="float" table:style-name="ce34" office:value="909" office:value-type="float">
            <text:p>909</text:p>
          </table:table-cell>
          <table:table-cell ns41:value-type="float" table:style-name="ce34" office:value="400" office:value-type="float">
            <text:p>400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787" office:value-type="float">
            <text:p>787</text:p>
          </table:table-cell>
          <table:table-cell ns41:value-type="float" table:style-name="ce34" office:value="764" office:value-type="float">
            <text:p>764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ns41:value-type="float" office:value="10" table:style-name="ce34" table:number-columns-repeated="2" office:value-type="float">
            <text:p>10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2" office:value-type="float">
            <text:p>3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907" office:value-type="float">
            <text:p>907</text:p>
          </table:table-cell>
          <table:table-cell ns41:value-type="float" table:style-name="ce34" office:value="1047" office:value-type="float">
            <text:p>1047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eer Hugowaard</text:p>
          </table:table-cell>
          <table:table-cell table:style-name="Default"/>
          <table:table-cell ns41:value-type="float" table:style-name="ce75" office:value="191" office:value-type="float">
            <text:p>191</text:p>
          </table:table-cell>
          <table:table-cell table:style-name="ce34"/>
          <table:table-cell ns41:value-type="float" table:style-name="ce34" office:value="191" office:value-type="float">
            <text:p>191</text:p>
          </table:table-cell>
          <table:table-cell table:style-name="ce34"/>
          <table:table-cell ns41:value-type="float" table:style-name="ce34" office:value="191" office:value-type="float">
            <text:p>191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535" office:value-type="float">
            <text:p>535</text:p>
          </table:table-cell>
          <table:table-cell ns41:value-type="float" table:style-name="ce34" office:value="1100" office:value-type="float">
            <text:p>1100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4"/>
          <table:table-cell ns41:value-type="float" table:style-name="ce34" office:value="366" office:value-type="float">
            <text:p>366</text:p>
          </table:table-cell>
          <table:table-cell ns41:value-type="float" table:style-name="ce34" office:value="334" office:value-type="float">
            <text:p>334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75" office:value-type="float">
            <text:p>175</text:p>
          </table:table-cell>
          <table:table-cell ns41:value-type="float" office:value="26" table:style-name="ce34" table:number-columns-repeated="2" office:value-type="float">
            <text:p>26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287" office:value-type="float">
            <text:p>287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style-name="ce34" table:number-columns-repeated="7"/>
          <table:table-cell ns41:value-type="float" table:style-name="ce34" office:value="278" office:value-type="float">
            <text:p>278</text:p>
          </table:table-cell>
          <table:table-cell ns41:value-type="float" table:style-name="ce34" office:value="282" office:value-type="float">
            <text:p>282</text:p>
          </table:table-cell>
          <table:table-cell table:style-name="ce34" table:number-columns-repeated="8"/>
          <table:table-cell ns41:value-type="float" table:style-name="ce34" office:value="14" office:value-type="float">
            <text:p>1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246" office:value-type="float">
            <text:p>24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eilo</text:p>
          </table:table-cell>
          <table:table-cell table:style-name="Default"/>
          <table:table-cell ns41:value-type="float" table:style-name="ce75" office:value="133" office:value-type="float">
            <text:p>13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36" office:value-type="float">
            <text:p>136</text:p>
          </table:table-cell>
          <table:table-cell table:style-name="ce34"/>
          <table:table-cell ns41:value-type="float" table:style-name="ce34" office:value="133" office:value-type="float">
            <text:p>133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2"/>
          <table:table-cell ns41:value-type="float" table:style-name="ce34" office:value="16" office:value-type="float">
            <text:p>1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234" office:value-type="float">
            <text:p>234</text:p>
          </table:table-cell>
          <table:table-cell ns41:value-type="float" office:value="116" table:style-name="ce34" table:number-columns-repeated="2" office:value-type="float">
            <text:p>1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180" office:value-type="float">
            <text:p>18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104" office:value-type="float">
            <text:p>104</text:p>
          </table:table-cell>
          <table:table-cell ns41:value-type="float" table:style-name="ce34" office:value="119" office:value-type="float">
            <text:p>119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elder</text:p>
          </table:table-cell>
          <table:table-cell table:style-name="Default"/>
          <table:table-cell ns41:value-type="float" table:style-name="ce75" office:value="1857" office:value-type="float">
            <text:p>1857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944" office:value-type="float">
            <text:p>1944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927" office:value-type="float">
            <text:p>1927</text:p>
          </table:table-cell>
          <table:table-cell ns41:value-type="float" table:style-name="ce34" office:value="2257" office:value-type="float">
            <text:p>2257</text:p>
          </table:table-cell>
          <table:table-cell ns41:value-type="float" table:style-name="ce34" office:value="6209" office:value-type="float">
            <text:p>6209</text:p>
          </table:table-cell>
          <table:table-cell ns41:value-type="float" table:style-name="ce34" office:value="5355" office:value-type="float">
            <text:p>5355</text:p>
          </table:table-cell>
          <table:table-cell ns41:value-type="float" table:style-name="ce34" office:value="11564" office:value-type="float">
            <text:p>11564</text:p>
          </table:table-cell>
          <table:table-cell ns41:value-type="float" table:style-name="ce34" office:value="4708" office:value-type="float">
            <text:p>4708</text:p>
          </table:table-cell>
          <table:table-cell ns41:value-type="float" table:style-name="ce34" office:value="5260" office:value-type="float">
            <text:p>5260</text:p>
          </table:table-cell>
          <table:table-cell ns41:value-type="float" table:style-name="ce34" office:value="1099" office:value-type="float">
            <text:p>1099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4270" office:value-type="float">
            <text:p>4270</text:p>
          </table:table-cell>
          <table:table-cell ns41:value-type="float" table:style-name="ce34" office:value="3264" office:value-type="float">
            <text:p>3264</text:p>
          </table:table-cell>
          <table:table-cell ns41:value-type="float" table:style-name="ce34" office:value="1772" office:value-type="float">
            <text:p>1772</text:p>
          </table:table-cell>
          <table:table-cell ns41:value-type="float" table:style-name="ce34" office:value="1719" office:value-type="float">
            <text:p>1719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2553" office:value-type="float">
            <text:p>2553</text:p>
          </table:table-cell>
          <table:table-cell ns41:value-type="float" table:style-name="ce34" office:value="2625" office:value-type="float">
            <text:p>2625</text:p>
          </table:table-cell>
          <table:table-cell ns41:value-type="float" table:style-name="ce34" office:value="1973" office:value-type="float">
            <text:p>1973</text:p>
          </table:table-cell>
          <table:table-cell ns41:value-type="float" table:style-name="ce34" office:value="2047" office:value-type="float">
            <text:p>2047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597" office:value-type="float">
            <text:p>597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959" office:value-type="float">
            <text:p>3959</text:p>
          </table:table-cell>
          <table:table-cell ns41:value-type="float" table:style-name="ce34" office:value="3536" office:value-type="float">
            <text:p>3536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table:style-name="ce34" table:number-columns-repeated="4"/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15" office:value-type="float">
            <text:p>1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383" office:value-type="float">
            <text:p>1383</text:p>
          </table:table-cell>
          <table:table-cell ns41:value-type="float" table:style-name="ce34" office:value="1212" office:value-type="float">
            <text:p>1212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67" office:value-type="float">
            <text:p>167</text:p>
          </table:table-cell>
          <table:table-cell table:style-name="ce34" table:number-columns-repeated="4"/>
          <table:table-cell ns41:value-type="float" table:style-name="ce34" office:value="117" office:value-type="float">
            <text:p>117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17" office:value-type="float">
            <text:p>17</text:p>
          </table:table-cell>
          <table:table-cell ns41:value-type="float" table:style-name="ce76" office:value="11" office:value-type="float">
            <text:p>1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ensbroek</text:p>
          </table:table-cell>
          <table:table-cell table:style-name="Default"/>
          <table:table-cell ns41:value-type="float" table:style-name="ce75" office:value="113" office:value-type="float">
            <text:p>11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1" office:value-type="float">
            <text:p>151</text:p>
          </table:table-cell>
          <table:table-cell table:style-name="ce34"/>
          <table:table-cell ns41:value-type="float" table:style-name="ce34" office:value="113" office:value-type="float">
            <text:p>113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308" office:value-type="float">
            <text:p>308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620" office:value-type="float">
            <text:p>620</text:p>
          </table:table-cell>
          <table:table-cell ns41:value-type="float" office:value="292" table:style-name="ce34" table:number-columns-repeated="2" office:value-type="float">
            <text:p>292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181" office:value-type="float">
            <text:p>181</text:p>
          </table:table-cell>
          <table:table-cell ns41:value-type="float" office:value="117" table:style-name="ce34" table:number-columns-repeated="2" office:value-type="float">
            <text:p>117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170" office:value-type="float">
            <text:p>170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61" office:value-type="float">
            <text:p>161</text:p>
          </table:table-cell>
          <table:table-cell ns41:value-type="float" table:style-name="ce34" office:value="168" office:value-type="float">
            <text:p>168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146" office:value-type="float">
            <text:p>146</text:p>
          </table:table-cell>
          <table:table-cell ns41:value-type="float" table:style-name="ce34" office:value="144" office:value-type="float">
            <text:p>14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ilversum</text:p>
          </table:table-cell>
          <table:table-cell table:style-name="Default"/>
          <table:table-cell ns41:value-type="float" table:style-name="ce75" office:value="560" office:value-type="float">
            <text:p>56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581" office:value-type="float">
            <text:p>581</text:p>
          </table:table-cell>
          <table:table-cell table:style-name="ce34"/>
          <table:table-cell ns41:value-type="float" table:style-name="ce34" office:value="560" office:value-type="float">
            <text:p>560</text:p>
          </table:table-cell>
          <table:table-cell ns41:value-type="float" table:style-name="ce35" office:value="1120" office:value-type="float">
            <text:p>1,120</text:p>
          </table:table-cell>
          <table:table-cell ns41:value-type="float" table:style-name="ce35" office:value="2598" office:value-type="float">
            <text:p>2,598</text:p>
          </table:table-cell>
          <table:table-cell ns41:value-type="float" table:style-name="ce35" office:value="2856" office:value-type="float">
            <text:p>2,856</text:p>
          </table:table-cell>
          <table:table-cell ns41:value-type="float" table:style-name="ce35" office:value="5454" office:value-type="float">
            <text:p>5,454</text:p>
          </table:table-cell>
          <table:table-cell ns41:value-type="float" table:style-name="ce35" office:value="2535" office:value-type="float">
            <text:p>2,535</text:p>
          </table:table-cell>
          <table:table-cell ns41:value-type="float" table:style-name="ce34" office:value="2800" office:value-type="float">
            <text:p>2800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5" office:value="1579" office:value-type="float">
            <text:p>1,579</text:p>
          </table:table-cell>
          <table:table-cell ns41:value-type="float" table:style-name="ce35" office:value="1752" office:value-type="float">
            <text:p>1,752</text:p>
          </table:table-cell>
          <table:table-cell ns41:value-type="float" table:style-name="ce34" office:value="916" office:value-type="float">
            <text:p>916</text:p>
          </table:table-cell>
          <table:table-cell ns41:value-type="float" table:style-name="ce34" office:value="926" office:value-type="float">
            <text:p>926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5" office:value="1988" office:value-type="float">
            <text:p>1,988</text:p>
          </table:table-cell>
          <table:table-cell ns41:value-type="float" table:style-name="ce35" office:value="2109" office:value-type="float">
            <text:p>2,109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7" office:value-type="float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825" office:value-type="float">
            <text:p>825</text:p>
          </table:table-cell>
          <table:table-cell ns41:value-type="float" table:style-name="ce34" office:value="889" office:value-type="float">
            <text:p>88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9" table:style-name="ce34" table:number-columns-repeated="2" office:value-type="float">
            <text:p>9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39" office:value-type="float">
            <text:p>39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5" office:value="1405" office:value-type="float">
            <text:p>1,405</text:p>
          </table:table-cell>
          <table:table-cell ns41:value-type="float" table:style-name="ce35" office:value="1581" office:value-type="float">
            <text:p>1,581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247" office:value-type="float">
            <text:p>247</text:p>
          </table:table-cell>
          <table:table-cell table:style-name="ce34" table:number-columns-repeated="4"/>
          <table:table-cell ns41:value-type="float" table:style-name="ce34" office:value="95" office:value-type="float">
            <text:p>95</text:p>
          </table:table-cell>
          <table:table-cell ns41:value-type="float" table:style-name="ce34" office:value="83" office:value-type="float">
            <text:p>83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oogcarspel</text:p>
          </table:table-cell>
          <table:table-cell table:style-name="Default"/>
          <table:table-cell ns41:value-type="float" table:style-name="ce75" office:value="167" office:value-type="float">
            <text:p>16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72" office:value-type="float">
            <text:p>172</text:p>
          </table:table-cell>
          <table:table-cell table:style-name="ce34"/>
          <table:table-cell ns41:value-type="float" table:style-name="ce34" office:value="167" office:value-type="float">
            <text:p>167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487" office:value-type="float">
            <text:p>487</text:p>
          </table:table-cell>
          <table:table-cell ns41:value-type="float" table:style-name="ce34" office:value="998" office:value-type="float">
            <text:p>998</text:p>
          </table:table-cell>
          <table:table-cell ns41:value-type="float" table:style-name="ce34" office:value="482" office:value-type="float">
            <text:p>482</text:p>
          </table:table-cell>
          <table:table-cell ns41:value-type="float" table:style-name="ce34" office:value="449" office:value-type="float">
            <text:p>449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5" office:value-type="float">
            <text:p>1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253" office:value-type="float">
            <text:p>253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238" office:value-type="float">
            <text:p>238</text:p>
          </table:table-cell>
          <table:table-cell ns41:value-type="float" table:style-name="ce34" office:value="225" office:value-type="float">
            <text:p>22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oogwoud</text:p>
          </table:table-cell>
          <table:table-cell table:style-name="Default"/>
          <table:table-cell ns41:value-type="float" table:style-name="ce75" office:value="291" office:value-type="float">
            <text:p>29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99" office:value-type="float">
            <text:p>299</text:p>
          </table:table-cell>
          <table:table-cell table:style-name="ce34"/>
          <table:table-cell ns41:value-type="float" table:style-name="ce34" office:value="291" office:value-type="float">
            <text:p>2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833" office:value-type="float">
            <text:p>833</text:p>
          </table:table-cell>
          <table:table-cell ns41:value-type="float" table:style-name="ce34" office:value="788" office:value-type="float">
            <text:p>788</text:p>
          </table:table-cell>
          <table:table-cell ns41:value-type="float" table:style-name="ce35" office:value="1621" office:value-type="float">
            <text:p>1,621</text:p>
          </table:table-cell>
          <table:table-cell ns41:value-type="float" table:style-name="ce34" office:value="809" office:value-type="float">
            <text:p>809</text:p>
          </table:table-cell>
          <table:table-cell ns41:value-type="float" table:style-name="ce34" office:value="766" office:value-type="float">
            <text:p>766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22" office:value-type="float">
            <text:p>522</text:p>
          </table:table-cell>
          <table:table-cell ns41:value-type="float" table:style-name="ce34" office:value="465" office:value-type="float">
            <text:p>465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557" office:value-type="float">
            <text:p>557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531" office:value-type="float">
            <text:p>531</text:p>
          </table:table-cell>
          <table:table-cell ns41:value-type="float" table:style-name="ce34" office:value="474" office:value-type="float">
            <text:p>474</text:p>
          </table:table-cell>
          <table:table-cell table:style-name="ce34" table:number-columns-repeated="8"/>
          <table:table-cell ns41:value-type="float" table:style-name="ce34" office:value="7" office:value-type="float">
            <text:p>7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ns41:value-type="float" table:style-name="ce34" office:value="292" office:value-type="float">
            <text:p>292</text:p>
          </table:table-cell>
          <table:table-cell ns41:value-type="float" table:style-name="ce34" office:value="312" office:value-type="float">
            <text:p>312</text:p>
          </table:table-cell>
          <table:table-cell table:style-name="ce34" table:number-columns-repeated="10"/>
          <table:table-cell ns41:value-type="float" table:style-name="ce34" office:value="3" office:value-type="float">
            <text:p>3</text:p>
          </table:table-cell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outrijk en Polanen</text:p>
          </table:table-cell>
          <table:table-cell table:style-name="Default"/>
          <table:table-cell ns41:value-type="float" table:style-name="ce75" office:value="63" office:value-type="float">
            <text:p>6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51" office:value-type="float">
            <text:p>51</text:p>
          </table:table-cell>
          <table:table-cell table:style-name="ce34"/>
          <table:table-cell ns41:value-type="float" table:style-name="ce34" office:value="17" office:value-type="float">
            <text:p>17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3"/>
          <table:table-cell ns41:value-type="float" table:style-name="ce34" office:value="5" office:value-type="float">
            <text:p>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98" office:value-type="float">
            <text:p>98</text:p>
          </table:table-cell>
          <table:table-cell ns41:value-type="float" table:style-name="ce34" office:value="104" office:value-type="float">
            <text:p>104</text:p>
          </table:table-cell>
          <table:table-cell table:style-name="ce34" table:number-columns-repeated="8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10"/>
          <table:table-cell ns41:value-type="float" table:style-name="ce34" office:value="54" office:value-type="float">
            <text:p>54</text:p>
          </table:table-cell>
          <table:table-cell ns41:value-type="float" table:style-name="ce34" office:value="55" office:value-type="float">
            <text:p>5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Huizen</text:p>
          </table:table-cell>
          <table:table-cell table:style-name="Default"/>
          <table:table-cell ns41:value-type="float" table:style-name="ce75" office:value="272" office:value-type="float">
            <text:p>27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77" office:value-type="float">
            <text:p>277</text:p>
          </table:table-cell>
          <table:table-cell table:style-name="ce34"/>
          <table:table-cell ns41:value-type="float" table:style-name="ce34" office:value="272" office:value-type="float">
            <text:p>272</text:p>
          </table:table-cell>
          <table:table-cell ns41:value-type="float" table:style-name="ce34" office:value="523" office:value-type="float">
            <text:p>523</text:p>
          </table:table-cell>
          <table:table-cell ns41:value-type="float" table:style-name="ce35" office:value="1325" office:value-type="float">
            <text:p>1,325</text:p>
          </table:table-cell>
          <table:table-cell ns41:value-type="float" table:style-name="ce35" office:value="1295" office:value-type="float">
            <text:p>1,295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320" office:value-type="float">
            <text:p>1320</text:p>
          </table:table-cell>
          <table:table-cell ns41:value-type="float" table:style-name="ce34" office:value="1290" office:value-type="float">
            <text:p>1290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table:style-name="ce34" table:number-columns-repeated="4"/>
          <table:table-cell ns41:value-type="float" table:style-name="ce34" office:value="858" office:value-type="float">
            <text:p>858</text:p>
          </table:table-cell>
          <table:table-cell ns41:value-type="float" table:style-name="ce34" office:value="796" office:value-type="float">
            <text:p>796</text:p>
          </table:table-cell>
          <table:table-cell ns41:value-type="float" table:style-name="ce34" office:value="410" office:value-type="float">
            <text:p>410</text:p>
          </table:table-cell>
          <table:table-cell ns41:value-type="float" table:style-name="ce34" office:value="408" office:value-type="float">
            <text:p>408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91" office:value-type="float">
            <text:p>91</text:p>
          </table:table-cell>
          <table:table-cell ns41:value-type="float" table:style-name="ce35" office:value="1231" office:value-type="float">
            <text:p>1,231</text:p>
          </table:table-cell>
          <table:table-cell ns41:value-type="float" table:style-name="ce35" office:value="1188" office:value-type="float">
            <text:p>1,188</text:p>
          </table:table-cell>
          <table:table-cell ns41:value-type="float" office:value="48" table:style-name="ce34" table:number-columns-repeated="2" office:value-type="float">
            <text:p>48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59" office:value-type="float">
            <text:p>59</text:p>
          </table:table-cell>
          <table:table-cell table:style-name="ce34" table:number-columns-repeated="10"/>
          <table:table-cell ns41:value-type="float" table:style-name="ce35" office:value="1296" office:value-type="float">
            <text:p>1,296</text:p>
          </table:table-cell>
          <table:table-cell ns41:value-type="float" table:style-name="ce35" office:value="1265" office:value-type="float">
            <text:p>1,265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office:value="5" table:style-name="ce34" table:number-columns-repeated="2" office:value-type="float">
            <text:p>5</text:p>
          </table:table-cell>
          <table:table-cell table:style-name="ce34" table:number-columns-repeated="6"/>
          <table:table-cell ns41:value-type="float" table:style-name="ce3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Ilpendam</text:p>
          </table:table-cell>
          <table:table-cell table:style-name="Default"/>
          <table:table-cell ns41:value-type="float" table:style-name="ce75" office:value="244" office:value-type="float">
            <text:p>24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49" office:value-type="float">
            <text:p>249</text:p>
          </table:table-cell>
          <table:table-cell table:style-name="ce34"/>
          <table:table-cell ns41:value-type="float" table:style-name="ce34" office:value="244" office:value-type="float">
            <text:p>244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5" office:value="1357" office:value-type="float">
            <text:p>1,357</text:p>
          </table:table-cell>
          <table:table-cell ns41:value-type="float" table:style-name="ce34" office:value="649" office:value-type="float">
            <text:p>649</text:p>
          </table:table-cell>
          <table:table-cell ns41:value-type="float" table:style-name="ce34" office:value="688" office:value-type="float">
            <text:p>688</text:p>
          </table:table-cell>
          <table:table-cell ns41:value-type="float" office:value="10" table:style-name="ce34" table:number-columns-repeated="2" office:value-type="float">
            <text:p>10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15" office:value-type="float">
            <text:p>415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321" office:value-type="float">
            <text:p>321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486" office:value-type="float">
            <text:p>486</text:p>
          </table:table-cell>
          <table:table-cell ns41:value-type="float" table:style-name="ce34" office:value="533" office:value-type="float">
            <text:p>533</text:p>
          </table:table-cell>
          <table:table-cell table:style-name="ce34" table:number-columns-repeated="10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44" office:value-type="float">
            <text:p>44</text:p>
          </table:table-cell>
          <table:table-cell table:style-name="ce34" table:number-columns-repeated="8"/>
          <table:table-cell ns41:value-type="float" table:style-name="ce34" office:value="124" office:value-type="float">
            <text:p>124</text:p>
          </table:table-cell>
          <table:table-cell ns41:value-type="float" table:style-name="ce34" office:value="117" office:value-type="float">
            <text:p>117</text:p>
          </table:table-cell>
          <table:table-cell table:style-name="ce34" table:number-columns-repeated="6"/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Jisp</text:p>
          </table:table-cell>
          <table:table-cell table:style-name="Default"/>
          <table:table-cell ns41:value-type="float" table:style-name="ce75" office:value="121" office:value-type="float">
            <text:p>12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32" office:value-type="float">
            <text:p>132</text:p>
          </table:table-cell>
          <table:table-cell table:style-name="ce34"/>
          <table:table-cell ns41:value-type="float" table:style-name="ce34" office:value="121" office:value-type="float">
            <text:p>121</text:p>
          </table:table-cell>
          <table:table-cell ns41:value-type="float" table:style-name="ce34" office:value="141" office:value-type="float">
            <text:p>141</text:p>
          </table:table-cell>
          <table:table-cell ns41:value-type="float" office:value="313" table:style-name="ce34" table:number-columns-repeated="2" office:value-type="float">
            <text:p>313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304" office:value-type="float">
            <text:p>304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19" office:value-type="float">
            <text:p>19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182" office:value-type="float">
            <text:p>182</text:p>
          </table:table-cell>
          <table:table-cell ns41:value-type="float" office:value="105" table:style-name="ce34" table:number-columns-repeated="2" office:value-type="float">
            <text:p>10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242" office:value-type="float">
            <text:p>242</text:p>
          </table:table-cell>
          <table:table-cell ns41:value-type="float" table:style-name="ce34" office:value="241" office:value-type="float">
            <text:p>241</text:p>
          </table:table-cell>
          <table:table-cell table:style-name="ce34" table:number-columns-repeated="8"/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22" office:value-type="float">
            <text:p>22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8"/>
          <table:table-cell ns41:value-type="float" table:style-name="ce34" office:value="38" office:value-type="float">
            <text:p>38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Kalslagen</text:p>
          </table:table-cell>
          <table:table-cell table:style-name="Default"/>
          <table:table-cell ns41:value-type="float" table:style-name="ce75" office:value="25" office:value-type="float">
            <text:p>25</text:p>
          </table:table-cell>
          <table:table-cell table:style-name="ce34"/>
          <table:table-cell ns41:value-type="float" table:style-name="ce34" office:value="25" office:value-type="float">
            <text:p>2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10" office:value-type="float">
            <text:p>110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9" office:value-type="float">
            <text:p>69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57" office:value-type="float">
            <text:p>57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53" office:value-type="float">
            <text:p>53</text:p>
          </table:table-cell>
          <table:table-cell ns41:value-type="float" table:style-name="ce34" office:value="60" office:value-type="float">
            <text:p>60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48" office:value-type="float">
            <text:p>4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Katwoude</text:p>
          </table:table-cell>
          <table:table-cell table:style-name="Default"/>
          <table:table-cell ns41:value-type="float" table:style-name="ce75" office:value="34" office:value-type="float">
            <text:p>34</text:p>
          </table:table-cell>
          <table:table-cell table:style-name="ce34"/>
          <table:table-cell ns41:value-type="float" table:style-name="ce34" office:value="34" office:value-type="float">
            <text:p>34</text:p>
          </table:table-cell>
          <table:table-cell table:style-name="ce34"/>
          <table:table-cell ns41:value-type="float" table:style-name="ce34" office:value="34" office:value-type="float">
            <text:p>34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1" office:value-type="float">
            <text:p>71</text:p>
          </table:table-cell>
          <table:table-cell ns41:value-type="float" table:style-name="ce34" office:value="73" office:value-type="float">
            <text:p>73</text:p>
          </table:table-cell>
          <table:table-cell ns41:value-type="float" office:value="30" table:style-name="ce34" table:number-columns-repeated="2" office:value-type="float">
            <text:p>3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62" office:value-type="float">
            <text:p>6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4" office:value="60" office:value-type="float">
            <text:p>60</text:p>
          </table:table-cell>
          <table:table-cell ns41:value-type="float" table:style-name="ce34" office:value="73" office:value-type="float">
            <text:p>73</text:p>
          </table:table-cell>
          <table:table-cell table:style-name="ce34" table:number-columns-repeated="8"/>
          <table:table-cell ns41:value-type="float" table:style-name="ce34" office:value="14" office:value-type="float">
            <text:p>14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12"/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Koedijk</text:p>
          </table:table-cell>
          <table:table-cell table:style-name="Default"/>
          <table:table-cell ns41:value-type="float" table:style-name="ce75" office:value="147" office:value-type="float">
            <text:p>14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48" office:value-type="float">
            <text:p>148</text:p>
          </table:table-cell>
          <table:table-cell table:style-name="ce34"/>
          <table:table-cell ns41:value-type="float" table:style-name="ce34" office:value="147" office:value-type="float">
            <text:p>147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393" office:value-type="float">
            <text:p>393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31" office:value-type="float">
            <text:p>231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143" office:value-type="float">
            <text:p>143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340" office:value-type="float">
            <text:p>340</text:p>
          </table:table-cell>
          <table:table-cell ns41:value-type="float" table:style-name="ce34" office:value="365" office:value-type="float">
            <text:p>365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8"/>
          <table:table-cell ns41:value-type="float" table:style-name="ce34" office:value="49" office:value-type="float">
            <text:p>49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Koog aan de Zaan</text:p>
          </table:table-cell>
          <table:table-cell table:style-name="Default"/>
          <table:table-cell ns41:value-type="float" table:style-name="ce75" office:value="303" office:value-type="float">
            <text:p>303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418" office:value-type="float">
            <text:p>418</text:p>
          </table:table-cell>
          <table:table-cell table:style-name="ce34"/>
          <table:table-cell ns41:value-type="float" table:style-name="ce34" office:value="303" office:value-type="float">
            <text:p>303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5" office:value="1025" office:value-type="float">
            <text:p>1,025</text:p>
          </table:table-cell>
          <table:table-cell ns41:value-type="float" table:style-name="ce35" office:value="1161" office:value-type="float">
            <text:p>1,161</text:p>
          </table:table-cell>
          <table:table-cell ns41:value-type="float" table:style-name="ce35" office:value="2186" office:value-type="float">
            <text:p>2,186</text:p>
          </table:table-cell>
          <table:table-cell ns41:value-type="float" table:style-name="ce35" office:value="1011" office:value-type="float">
            <text:p>1,011</text:p>
          </table:table-cell>
          <table:table-cell ns41:value-type="float" table:style-name="ce35" office:value="1132" office:value-type="float">
            <text:p>1,13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2"/>
          <table:table-cell ns41:value-type="float" table:style-name="ce34" office:value="24" office:value-type="float">
            <text:p>2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42" office:value-type="float">
            <text:p>642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660" office:value-type="float">
            <text:p>660</text:p>
          </table:table-cell>
          <table:table-cell ns41:value-type="float" table:style-name="ce34" office:value="642" office:value-type="float">
            <text:p>642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2"/>
          <table:table-cell ns41:value-type="float" table:style-name="ce34" office:value="19" office:value-type="float">
            <text:p>1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614" office:value-type="float">
            <text:p>614</text:p>
          </table:table-cell>
          <table:table-cell ns41:value-type="float" table:style-name="ce34" office:value="726" office:value-type="float">
            <text:p>726</text:p>
          </table:table-cell>
          <table:table-cell table:style-name="ce34" table:number-columns-repeated="8"/>
          <table:table-cell ns41:value-type="float" table:style-name="ce34" office:value="32" office:value-type="float">
            <text:p>32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2"/>
          <table:table-cell ns41:value-type="float" table:style-name="ce34" office:value="291" office:value-type="float">
            <text:p>291</text:p>
          </table:table-cell>
          <table:table-cell ns41:value-type="float" table:style-name="ce34" office:value="287" office:value-type="float">
            <text:p>287</text:p>
          </table:table-cell>
          <table:table-cell table:style-name="ce34" table:number-columns-repeated="8"/>
          <table:table-cell ns41:value-type="float" table:style-name="ce34" office:value="82" office:value-type="float">
            <text:p>82</text:p>
          </table:table-cell>
          <table:table-cell ns41:value-type="float" table:style-name="ce34" office:value="114" office:value-type="float">
            <text:p>114</text:p>
          </table:table-cell>
          <table:table-cell table:style-name="ce34" table:number-columns-repeated="6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Kortenhoef</text:p>
          </table:table-cell>
          <table:table-cell table:style-name="Default"/>
          <table:table-cell ns41:value-type="float" table:style-name="ce75" office:value="98" office:value-type="float">
            <text:p>98</text:p>
          </table:table-cell>
          <table:table-cell table:style-name="ce34"/>
          <table:table-cell ns41:value-type="float" table:style-name="ce34" office:value="98" office:value-type="float">
            <text:p>98</text:p>
          </table:table-cell>
          <table:table-cell table:style-name="ce34"/>
          <table:table-cell ns41:value-type="float" table:style-name="ce34" office:value="98" office:value-type="float">
            <text:p>98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307" office:value-type="float">
            <text:p>307</text:p>
          </table:table-cell>
          <table:table-cell ns41:value-type="float" table:style-name="ce34" office:value="337" office:value-type="float">
            <text:p>337</text:p>
          </table:table-cell>
          <table:table-cell ns41:value-type="float" table:style-name="ce34" office:value="644" office:value-type="float">
            <text:p>644</text:p>
          </table:table-cell>
          <table:table-cell ns41:value-type="float" table:style-name="ce34" office:value="297" office:value-type="float">
            <text:p>297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68" office:value-type="float">
            <text:p>68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99" office:value-type="float">
            <text:p>199</text:p>
          </table:table-cell>
          <table:table-cell ns41:value-type="float" table:style-name="ce34" office:value="223" office:value-type="float">
            <text:p>223</text:p>
          </table:table-cell>
          <table:table-cell table:style-name="ce34" table:number-columns-repeated="9"/>
          <table:table-cell ns41:value-type="float" table:style-name="ce34" office:value="2" office:value-type="float">
            <text:p>2</text:p>
          </table:table-cell>
          <table:table-cell table:style-name="ce34" table:number-columns-repeated="10"/>
          <table:table-cell ns41:value-type="float" table:style-name="ce34" office:value="13" office:value-type="float">
            <text:p>1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96" office:value-type="float">
            <text:p>9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Kwadijk</text:p>
          </table:table-cell>
          <table:table-cell table:style-name="Default"/>
          <table:table-cell ns41:value-type="float" table:style-name="ce75" office:value="58" office:value-type="float">
            <text:p>5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3" office:value-type="float">
            <text:p>63</text:p>
          </table:table-cell>
          <table:table-cell table:style-name="ce34"/>
          <table:table-cell ns41:value-type="float" table:style-name="ce34" office:value="58" office:value-type="float">
            <text:p>58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95" office:value-type="float">
            <text:p>95</text:p>
          </table:table-cell>
          <table:table-cell ns41:value-type="float" office:value="58" table:style-name="ce34" table:number-columns-repeated="2" office:value-type="float">
            <text:p>5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146" office:value-type="float">
            <text:p>146</text:p>
          </table:table-cell>
          <table:table-cell ns41:value-type="float" table:style-name="ce34" office:value="136" office:value-type="float">
            <text:p>136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21" office:value-type="float">
            <text:p>21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Landsmeer</text:p>
          </table:table-cell>
          <table:table-cell table:style-name="Default"/>
          <table:table-cell ns41:value-type="float" table:style-name="ce75" office:value="173" office:value-type="float">
            <text:p>17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87" office:value-type="float">
            <text:p>187</text:p>
          </table:table-cell>
          <table:table-cell table:style-name="ce34"/>
          <table:table-cell ns41:value-type="float" table:style-name="ce34" office:value="173" office:value-type="float">
            <text:p>173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527" office:value-type="float">
            <text:p>527</text:p>
          </table:table-cell>
          <table:table-cell ns41:value-type="float" table:style-name="ce34" office:value="534" office:value-type="float">
            <text:p>534</text:p>
          </table:table-cell>
          <table:table-cell ns41:value-type="float" table:style-name="ce35" office:value="1061" office:value-type="float">
            <text:p>1,061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4" office:value="516" office:value-type="float">
            <text:p>51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7" office:value-type="float">
            <text:p>17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311" office:value-type="float">
            <text:p>311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360" office:value-type="float">
            <text:p>360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460" office:value-type="float">
            <text:p>460</text:p>
          </table:table-cell>
          <table:table-cell ns41:value-type="float" table:style-name="ce34" office:value="470" office:value-type="float">
            <text:p>470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27" office:value-type="float">
            <text:p>27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8"/>
          <table:table-cell ns41:value-type="float" table:style-name="ce34" office:value="37" office:value-type="float">
            <text:p>37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Laren</text:p>
          </table:table-cell>
          <table:table-cell table:style-name="Default"/>
          <table:table-cell ns41:value-type="float" table:style-name="ce75" office:value="245" office:value-type="float">
            <text:p>24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50" office:value-type="float">
            <text:p>250</text:p>
          </table:table-cell>
          <table:table-cell table:style-name="ce34"/>
          <table:table-cell ns41:value-type="float" table:style-name="ce34" office:value="245" office:value-type="float">
            <text:p>245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931" office:value-type="float">
            <text:p>931</text:p>
          </table:table-cell>
          <table:table-cell ns41:value-type="float" table:style-name="ce34" office:value="1050" office:value-type="float">
            <text:p>1050</text:p>
          </table:table-cell>
          <table:table-cell ns41:value-type="float" table:style-name="ce35" office:value="1981" office:value-type="float">
            <text:p>1,981</text:p>
          </table:table-cell>
          <table:table-cell ns41:value-type="float" table:style-name="ce34" office:value="922" office:value-type="float">
            <text:p>922</text:p>
          </table:table-cell>
          <table:table-cell ns41:value-type="float" table:style-name="ce35" office:value="1041" office:value-type="float">
            <text:p>1,041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85" office:value-type="float">
            <text:p>585</text:p>
          </table:table-cell>
          <table:table-cell ns41:value-type="float" table:style-name="ce34" office:value="682" office:value-type="float">
            <text:p>682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839" office:value-type="float">
            <text:p>839</text:p>
          </table:table-cell>
          <table:table-cell ns41:value-type="float" table:style-name="ce34" office:value="947" office:value-type="float">
            <text:p>947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45" office:value-type="float">
            <text:p>45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23" office:value-type="float">
            <text:p>23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ns41:value-type="float" table:style-name="ce34" office:value="904" office:value-type="float">
            <text:p>904</text:p>
          </table:table-cell>
          <table:table-cell ns41:value-type="float" table:style-name="ce35" office:value="1033" office:value-type="float">
            <text:p>1,033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Leijmuiden</text:p>
          </table:table-cell>
          <table:table-cell table:style-name="Default"/>
          <table:table-cell ns41:value-type="float" table:style-name="ce75" office:value="143" office:value-type="float">
            <text:p>14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49" office:value-type="float">
            <text:p>149</text:p>
          </table:table-cell>
          <table:table-cell table:style-name="ce34"/>
          <table:table-cell ns41:value-type="float" table:style-name="ce34" office:value="143" office:value-type="float">
            <text:p>143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492" office:value-type="float">
            <text:p>492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5" office:value="1001" office:value-type="float">
            <text:p>1,001</text:p>
          </table:table-cell>
          <table:table-cell ns41:value-type="float" table:style-name="ce34" office:value="492" office:value-type="float">
            <text:p>492</text:p>
          </table:table-cell>
          <table:table-cell ns41:value-type="float" table:style-name="ce34" office:value="508" office:value-type="float">
            <text:p>50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324" office:value-type="float">
            <text:p>324</text:p>
          </table:table-cell>
          <table:table-cell ns41:value-type="float" office:value="157" table:style-name="ce34" table:number-columns-repeated="2" office:value-type="float">
            <text:p>15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8" office:value-type="float">
            <text:p>28</text:p>
          </table:table-cell>
          <table:table-cell ns41:value-type="float" office:value="274" table:style-name="ce34" table:number-columns-repeated="2" office:value-type="float">
            <text:p>274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235" office:value-type="float">
            <text:p>235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246" office:value-type="float">
            <text:p>246</text:p>
          </table:table-cell>
          <table:table-cell ns41:value-type="float" table:style-name="ce34" office:value="229" office:value-type="float">
            <text:p>229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13" office:value-type="float">
            <text:p>13</text:p>
          </table:table-cell>
          <table:table-cell ns41:value-type="float" table:style-name="ce34" office:value="24" office:value-type="float">
            <text:p>24</text:p>
          </table:table-cell>
          <table:table-cell table:style-name="ce34" table:number-columns-repeated="4"/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245" office:value-type="float">
            <text:p>245</text:p>
          </table:table-cell>
          <table:table-cell table:style-name="ce34" table:number-columns-repeated="6"/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Limmen</text:p>
          </table:table-cell>
          <table:table-cell table:style-name="Default"/>
          <table:table-cell ns41:value-type="float" table:style-name="ce75" office:value="93" office:value-type="float">
            <text:p>9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00" office:value-type="float">
            <text:p>100</text:p>
          </table:table-cell>
          <table:table-cell table:style-name="ce34"/>
          <table:table-cell ns41:value-type="float" table:style-name="ce34" office:value="93" office:value-type="float">
            <text:p>93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308" office:value-type="float">
            <text:p>308</text:p>
          </table:table-cell>
          <table:table-cell ns41:value-type="float" table:style-name="ce34" office:value="297" office:value-type="float">
            <text:p>297</text:p>
          </table:table-cell>
          <table:table-cell ns41:value-type="float" table:style-name="ce34" office:value="605" office:value-type="float">
            <text:p>605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4"/>
          <table:table-cell ns41:value-type="float" table:style-name="ce34" office:value="207" office:value-type="float">
            <text:p>207</text:p>
          </table:table-cell>
          <table:table-cell ns41:value-type="float" table:style-name="ce34" office:value="182" office:value-type="float">
            <text:p>182</text:p>
          </table:table-cell>
          <table:table-cell ns41:value-type="float" office:value="88" table:style-name="ce34" table:number-columns-repeated="2" office:value-type="float">
            <text:p>88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5" office:value-type="float">
            <text:p>65</text:p>
          </table:table-cell>
          <table:table-cell ns41:value-type="float" table:style-name="ce34" office:value="55" office:value-type="float">
            <text:p>55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239" office:value-type="float">
            <text:p>239</text:p>
          </table:table-cell>
          <table:table-cell ns41:value-type="float" table:style-name="ce34" office:value="240" office:value-type="float">
            <text:p>24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Maarten (St.)</text:p>
          </table:table-cell>
          <table:table-cell table:style-name="Default"/>
          <table:table-cell ns41:value-type="float" table:style-name="ce75" office:value="153" office:value-type="float">
            <text:p>15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61" office:value-type="float">
            <text:p>161</text:p>
          </table:table-cell>
          <table:table-cell table:style-name="ce34"/>
          <table:table-cell ns41:value-type="float" table:style-name="ce34" office:value="153" office:value-type="float">
            <text:p>153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868" office:value-type="float">
            <text:p>868</text:p>
          </table:table-cell>
          <table:table-cell ns41:value-type="float" table:style-name="ce34" office:value="421" office:value-type="float">
            <text:p>421</text:p>
          </table:table-cell>
          <table:table-cell ns41:value-type="float" table:style-name="ce34" office:value="404" office:value-type="float">
            <text:p>404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69" office:value-type="float">
            <text:p>269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327" office:value-type="float">
            <text:p>327</text:p>
          </table:table-cell>
          <table:table-cell ns41:value-type="float" table:style-name="ce34" office:value="307" office:value-type="float">
            <text:p>307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8"/>
          <table:table-cell ns41:value-type="float" table:style-name="ce34" office:value="101" office:value-type="float">
            <text:p>101</text:p>
          </table:table-cell>
          <table:table-cell ns41:value-type="float" table:style-name="ce34" office:value="105" office:value-type="float">
            <text:p>10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Marken (Eiland)</text:p>
          </table:table-cell>
          <table:table-cell table:style-name="Default"/>
          <table:table-cell ns41:value-type="float" table:style-name="ce75" office:value="182" office:value-type="float">
            <text:p>18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94" office:value-type="float">
            <text:p>194</text:p>
          </table:table-cell>
          <table:table-cell table:style-name="ce34"/>
          <table:table-cell ns41:value-type="float" office:value="182" table:style-name="ce34" table:number-columns-repeated="2" office:value-type="float">
            <text:p>182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4" office:value="474" office:value-type="float">
            <text:p>474</text:p>
          </table:table-cell>
          <table:table-cell ns41:value-type="float" table:style-name="ce34" office:value="406" office:value-type="float">
            <text:p>40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304" office:value-type="float">
            <text:p>304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10"/>
          <table:table-cell ns41:value-type="float" table:style-name="ce34" office:value="475" office:value-type="float">
            <text:p>475</text:p>
          </table:table-cell>
          <table:table-cell ns41:value-type="float" table:style-name="ce34" office:value="407" office:value-type="float">
            <text:p>407</text:p>
          </table:table-cell>
          <table:table-cell table:style-name="ce34" table:number-columns-repeated="35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Middelie</text:p>
          </table:table-cell>
          <table:table-cell table:style-name="Default"/>
          <table:table-cell ns41:value-type="float" table:style-name="ce75" office:value="90" office:value-type="float">
            <text:p>9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95" office:value-type="float">
            <text:p>95</text:p>
          </table:table-cell>
          <table:table-cell table:style-name="ce34"/>
          <table:table-cell ns41:value-type="float" table:style-name="ce34" office:value="90" office:value-type="float">
            <text:p>90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159" office:value-type="float">
            <text:p>159</text:p>
          </table:table-cell>
          <table:table-cell ns41:value-type="float" table:style-name="ce34" office:value="140" office:value-type="float">
            <text:p>140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87" office:value-type="float">
            <text:p>87</text:p>
          </table:table-cell>
          <table:table-cell ns41:value-type="float" table:style-name="ce34" office:value="90" office:value-type="float">
            <text:p>90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Midwoud</text:p>
          </table:table-cell>
          <table:table-cell table:style-name="Default"/>
          <table:table-cell ns41:value-type="float" table:style-name="ce75" office:value="98" office:value-type="float">
            <text:p>9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03" office:value-type="float">
            <text:p>103</text:p>
          </table:table-cell>
          <table:table-cell table:style-name="ce34"/>
          <table:table-cell ns41:value-type="float" table:style-name="ce34" office:value="98" office:value-type="float">
            <text:p>9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304" office:value-type="float">
            <text:p>304</text:p>
          </table:table-cell>
          <table:table-cell ns41:value-type="float" table:style-name="ce34" office:value="629" office:value-type="float">
            <text:p>629</text:p>
          </table:table-cell>
          <table:table-cell ns41:value-type="float" table:style-name="ce34" office:value="307" office:value-type="float">
            <text:p>307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4" office:value="298" office:value-type="float">
            <text:p>298</text:p>
          </table:table-cell>
          <table:table-cell ns41:value-type="float" table:style-name="ce34" office:value="283" office:value-type="float">
            <text:p>283</text:p>
          </table:table-cell>
          <table:table-cell table:style-name="ce34" table:number-columns-repeated="12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Muiden</text:p>
          </table:table-cell>
          <table:table-cell table:style-name="Default"/>
          <table:table-cell ns41:value-type="float" table:style-name="ce75" office:value="231" office:value-type="float">
            <text:p>231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778" office:value-type="float">
            <text:p>778</text:p>
          </table:table-cell>
          <table:table-cell ns41:value-type="float" table:style-name="ce34" office:value="793" office:value-type="float">
            <text:p>793</text:p>
          </table:table-cell>
          <table:table-cell ns41:value-type="float" table:style-name="ce35" office:value="1571" office:value-type="float">
            <text:p>1,571</text:p>
          </table:table-cell>
          <table:table-cell ns41:value-type="float" table:style-name="ce34" office:value="754" office:value-type="float">
            <text:p>754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11" office:value-type="float">
            <text:p>511</text:p>
          </table:table-cell>
          <table:table-cell ns41:value-type="float" table:style-name="ce34" office:value="482" office:value-type="float">
            <text:p>482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36" office:value-type="float">
            <text:p>136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520" office:value-type="float">
            <text:p>520</text:p>
          </table:table-cell>
          <table:table-cell ns41:value-type="float" table:style-name="ce34" office:value="511" office:value-type="float">
            <text:p>511</text:p>
          </table:table-cell>
          <table:table-cell table:style-name="ce34" table:number-columns-repeated="8"/>
          <table:table-cell ns41:value-type="float" table:style-name="ce34" office:value="21" office:value-type="float">
            <text:p>21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ns41:value-type="float" office:value="3" table:style-name="ce34" table:number-columns-repeated="3" office:value-type="float">
            <text:p>3</text:p>
          </table:table-cell>
          <table:table-cell table:style-name="ce34" table:number-columns-repeated="8"/>
          <table:table-cell ns41:value-type="float" table:style-name="ce34" office:value="230" office:value-type="float">
            <text:p>230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aarden</text:p>
          </table:table-cell>
          <table:table-cell table:style-name="Default"/>
          <table:table-cell ns41:value-type="float" table:style-name="ce75" office:value="404" office:value-type="float">
            <text:p>404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473" office:value-type="float">
            <text:p>473</text:p>
          </table:table-cell>
          <table:table-cell table:style-name="ce34"/>
          <table:table-cell ns41:value-type="float" table:style-name="ce34" office:value="404" office:value-type="float">
            <text:p>404</text:p>
          </table:table-cell>
          <table:table-cell ns41:value-type="float" table:style-name="ce34" office:value="530" office:value-type="float">
            <text:p>530</text:p>
          </table:table-cell>
          <table:table-cell ns41:value-type="float" table:style-name="ce35" office:value="1173" office:value-type="float">
            <text:p>1,173</text:p>
          </table:table-cell>
          <table:table-cell ns41:value-type="float" table:style-name="ce35" office:value="1186" office:value-type="float">
            <text:p>1,186</text:p>
          </table:table-cell>
          <table:table-cell ns41:value-type="float" table:style-name="ce35" office:value="2359" office:value-type="float">
            <text:p>2,359</text:p>
          </table:table-cell>
          <table:table-cell ns41:value-type="float" table:style-name="ce35" office:value="1052" office:value-type="float">
            <text:p>1,052</text:p>
          </table:table-cell>
          <table:table-cell ns41:value-type="float" table:style-name="ce35" office:value="1114" office:value-type="float">
            <text:p>1,114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769" office:value-type="float">
            <text:p>769</text:p>
          </table:table-cell>
          <table:table-cell ns41:value-type="float" table:style-name="ce34" office:value="716" office:value-type="float">
            <text:p>716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355" office:value-type="float">
            <text:p>355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753" office:value-type="float">
            <text:p>753</text:p>
          </table:table-cell>
          <table:table-cell ns41:value-type="float" table:style-name="ce34" office:value="706" office:value-type="float">
            <text:p>706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207" office:value-type="float">
            <text:p>207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18" office:value-type="float">
            <text:p>718</text:p>
          </table:table-cell>
          <table:table-cell ns41:value-type="float" table:style-name="ce34" office:value="715" office:value-type="float">
            <text:p>71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6" office:value-type="float">
            <text:p>16</text:p>
          </table:table-cell>
          <table:table-cell ns41:value-type="float" table:style-name="ce34" office:value="21" office:value-type="float">
            <text:p>21</text:p>
          </table:table-cell>
          <table:table-cell ns41:value-type="float" office:value="1" table:style-name="ce34" table:number-columns-repeated="3" office:value-type="float">
            <text:p>1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6"/>
          <table:table-cell ns41:value-type="float" table:style-name="ce34" office:value="350" office:value-type="float">
            <text:p>350</text:p>
          </table:table-cell>
          <table:table-cell ns41:value-type="float" table:style-name="ce34" office:value="367" office:value-type="float">
            <text:p>367</text:p>
          </table:table-cell>
          <table:table-cell table:style-name="ce34" table:number-columns-repeated="6"/>
          <table:table-cell ns41:value-type="float" table:style-name="ce34" office:value="61" office:value-type="float">
            <text:p>61</text:p>
          </table:table-cell>
          <table:table-cell ns41:value-type="float" table:style-name="ce34" office:value="50" office:value-type="float">
            <text:p>50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76" office:value="19" office:value-type="float">
            <text:p>19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ederhorst den Berg</text:p>
          </table:table-cell>
          <table:table-cell table:style-name="Default"/>
          <table:table-cell ns41:value-type="float" table:style-name="ce75" office:value="179" office:value-type="float">
            <text:p>17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92" office:value-type="float">
            <text:p>192</text:p>
          </table:table-cell>
          <table:table-cell table:style-name="ce34"/>
          <table:table-cell ns41:value-type="float" office:value="179" table:style-name="ce34" table:number-columns-repeated="2" office:value-type="float">
            <text:p>179</text:p>
          </table:table-cell>
          <table:table-cell ns41:value-type="float" table:style-name="ce34" office:value="415" office:value-type="float">
            <text:p>415</text:p>
          </table:table-cell>
          <table:table-cell ns41:value-type="float" table:style-name="ce34" office:value="411" office:value-type="float">
            <text:p>411</text:p>
          </table:table-cell>
          <table:table-cell ns41:value-type="float" table:style-name="ce34" office:value="826" office:value-type="float">
            <text:p>826</text:p>
          </table:table-cell>
          <table:table-cell ns41:value-type="float" table:style-name="ce34" office:value="403" office:value-type="float">
            <text:p>403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1" office:value-type="float">
            <text:p>2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247" office:value-type="float">
            <text:p>247</text:p>
          </table:table-cell>
          <table:table-cell ns41:value-type="float" office:value="122" table:style-name="ce34" table:number-columns-repeated="2" office:value-type="float">
            <text:p>122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84" office:value-type="float">
            <text:p>84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218" office:value-type="float">
            <text:p>218</text:p>
          </table:table-cell>
          <table:table-cell ns41:value-type="float" table:style-name="ce34" office:value="221" office:value-type="float">
            <text:p>221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2" table:style-name="ce34" table:number-columns-repeated="4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89" office:value-type="float">
            <text:p>189</text:p>
          </table:table-cell>
          <table:table-cell ns41:value-type="float" table:style-name="ce34" office:value="182" office:value-type="float">
            <text:p>182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ibbixwoud</text:p>
          </table:table-cell>
          <table:table-cell table:style-name="Default"/>
          <table:table-cell ns41:value-type="float" table:style-name="ce75" office:value="124" office:value-type="float">
            <text:p>12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30" office:value-type="float">
            <text:p>130</text:p>
          </table:table-cell>
          <table:table-cell table:style-name="ce34"/>
          <table:table-cell ns41:value-type="float" table:style-name="ce34" office:value="124" office:value-type="float">
            <text:p>124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351" office:value-type="float">
            <text:p>351</text:p>
          </table:table-cell>
          <table:table-cell ns41:value-type="float" table:style-name="ce34" office:value="739" office:value-type="float">
            <text:p>739</text:p>
          </table:table-cell>
          <table:table-cell ns41:value-type="float" table:style-name="ce34" office:value="348" office:value-type="float">
            <text:p>348</text:p>
          </table:table-cell>
          <table:table-cell ns41:value-type="float" table:style-name="ce34" office:value="317" office:value-type="float">
            <text:p>317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34" office:value-type="float">
            <text:p>34</text:p>
          </table:table-cell>
          <table:table-cell table:style-name="ce34" table:number-columns-repeated="4"/>
          <table:table-cell ns41:value-type="float" table:style-name="ce34" office:value="247" office:value-type="float">
            <text:p>247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22" office:value-type="float">
            <text:p>122</text:p>
          </table:table-cell>
          <table:table-cell ns41:value-type="float" office:value="14" table:style-name="ce34" table:number-columns-repeated="2" office:value-type="float">
            <text:p>14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42" office:value-type="float">
            <text:p>142</text:p>
          </table:table-cell>
          <table:table-cell ns41:value-type="float" table:style-name="ce34" office:value="130" office:value-type="float">
            <text:p>130</text:p>
          </table:table-cell>
          <table:table-cell table:style-name="ce34" table:number-columns-repeated="1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216" office:value-type="float">
            <text:p>21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ieuwendam</text:p>
          </table:table-cell>
          <table:table-cell table:style-name="Default"/>
          <table:table-cell ns41:value-type="float" table:style-name="ce75" office:value="177" office:value-type="float">
            <text:p>17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552" office:value-type="float">
            <text:p>552</text:p>
          </table:table-cell>
          <table:table-cell ns41:value-type="float" table:style-name="ce34" office:value="641" office:value-type="float">
            <text:p>641</text:p>
          </table:table-cell>
          <table:table-cell ns41:value-type="float" table:style-name="ce35" office:value="1193" office:value-type="float">
            <text:p>1,193</text:p>
          </table:table-cell>
          <table:table-cell ns41:value-type="float" table:style-name="ce34" office:value="529" office:value-type="float">
            <text:p>529</text:p>
          </table:table-cell>
          <table:table-cell ns41:value-type="float" table:style-name="ce34" office:value="619" office:value-type="float">
            <text:p>619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393" office:value-type="float">
            <text:p>393</text:p>
          </table:table-cell>
          <table:table-cell ns41:value-type="float" table:style-name="ce34" office:value="172" office:value-type="float">
            <text:p>172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70" office:value-type="float">
            <text:p>70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437" office:value-type="float">
            <text:p>437</text:p>
          </table:table-cell>
          <table:table-cell ns41:value-type="float" table:style-name="ce34" office:value="509" office:value-type="float">
            <text:p>509</text:p>
          </table:table-cell>
          <table:table-cell table:style-name="ce34" table:number-columns-repeated="8"/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3" office:value-type="float">
            <text:p>23</text:p>
          </table:table-cell>
          <table:table-cell table:style-name="ce34" table:number-columns-repeated="8"/>
          <table:table-cell ns41:value-type="float" table:style-name="ce34" office:value="88" office:value-type="float">
            <text:p>88</text:p>
          </table:table-cell>
          <table:table-cell ns41:value-type="float" table:style-name="ce34" office:value="97" office:value-type="float">
            <text:p>97</text:p>
          </table:table-cell>
          <table:table-cell table:style-name="ce34" table:number-columns-repeated="6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ieuwe Niedorp</text:p>
          </table:table-cell>
          <table:table-cell table:style-name="Default"/>
          <table:table-cell ns41:value-type="float" table:style-name="ce75" office:value="162" office:value-type="float">
            <text:p>162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80" office:value-type="float">
            <text:p>180</text:p>
          </table:table-cell>
          <table:table-cell table:style-name="ce34"/>
          <table:table-cell ns41:value-type="float" table:style-name="ce34" office:value="162" office:value-type="float">
            <text:p>162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477" office:value-type="float">
            <text:p>477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938" office:value-type="float">
            <text:p>938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275" office:value-type="float">
            <text:p>275</text:p>
          </table:table-cell>
          <table:table-cell ns41:value-type="float" office:value="161" table:style-name="ce34" table:number-columns-repeated="2" office:value-type="float">
            <text:p>161</text:p>
          </table:table-cell>
          <table:table-cell ns41:value-type="float" office:value="25" table:style-name="ce34" table:number-columns-repeated="2" office:value-type="float">
            <text:p>25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204" office:value-type="float">
            <text:p>204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0"/>
          <table:table-cell ns41:value-type="float" table:style-name="ce34" office:value="349" office:value-type="float">
            <text:p>349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20" office:value-type="float">
            <text:p>20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8"/>
          <table:table-cell ns41:value-type="float" table:style-name="ce34" office:value="103" office:value-type="float">
            <text:p>103</text:p>
          </table:table-cell>
          <table:table-cell ns41:value-type="float" table:style-name="ce34" office:value="104" office:value-type="float">
            <text:p>104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ieuwer Amstel</text:p>
          </table:table-cell>
          <table:table-cell table:style-name="Default"/>
          <table:table-cell ns41:value-type="float" table:style-name="ce27" office:value="1118" office:value-type="float">
            <text:p>1,118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5" office:value="1177" office:value-type="float">
            <text:p>1,177</text:p>
          </table:table-cell>
          <table:table-cell table:style-name="ce34"/>
          <table:table-cell ns41:value-type="float" table:style-name="ce35" office:value="1118" office:value-type="float">
            <text:p>1,118</text:p>
          </table:table-cell>
          <table:table-cell ns41:value-type="float" table:style-name="ce35" office:value="1298" office:value-type="float">
            <text:p>1,298</text:p>
          </table:table-cell>
          <table:table-cell ns41:value-type="float" table:style-name="ce35" office:value="2727" office:value-type="float">
            <text:p>2,727</text:p>
          </table:table-cell>
          <table:table-cell ns41:value-type="float" table:style-name="ce35" office:value="2843" office:value-type="float">
            <text:p>2,843</text:p>
          </table:table-cell>
          <table:table-cell ns41:value-type="float" table:style-name="ce34" office:value="5570" office:value-type="float">
            <text:p>5570</text:p>
          </table:table-cell>
          <table:table-cell ns41:value-type="float" table:style-name="ce35" office:value="2658" office:value-type="float">
            <text:p>2,658</text:p>
          </table:table-cell>
          <table:table-cell ns41:value-type="float" table:style-name="ce35" office:value="2762" office:value-type="float">
            <text:p>2,762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2" office:value-type="float">
            <text:p>1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5" office:value="1739" office:value-type="float">
            <text:p>1,739</text:p>
          </table:table-cell>
          <table:table-cell ns41:value-type="float" table:style-name="ce35" office:value="1685" office:value-type="float">
            <text:p>1,685</text:p>
          </table:table-cell>
          <table:table-cell ns41:value-type="float" table:style-name="ce34" office:value="862" office:value-type="float">
            <text:p>862</text:p>
          </table:table-cell>
          <table:table-cell ns41:value-type="float" table:style-name="ce34" office:value="867" office:value-type="float">
            <text:p>867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5" office:value="1221" office:value-type="float">
            <text:p>1,221</text:p>
          </table:table-cell>
          <table:table-cell ns41:value-type="float" table:style-name="ce35" office:value="1129" office:value-type="float">
            <text:p>1,129</text:p>
          </table:table-cell>
          <table:table-cell ns41:value-type="float" table:style-name="ce34" office:value="888" office:value-type="float">
            <text:p>888</text:p>
          </table:table-cell>
          <table:table-cell ns41:value-type="float" table:style-name="ce35" office:value="1087" office:value-type="float">
            <text:p>1,087</text:p>
          </table:table-cell>
          <table:table-cell ns41:value-type="float" table:style-name="ce34" office:value="491" office:value-type="float">
            <text:p>491</text:p>
          </table:table-cell>
          <table:table-cell ns41:value-type="float" table:style-name="ce34" office:value="592" office:value-type="float">
            <text:p>59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5" office:value="1241" office:value-type="float">
            <text:p>1,241</text:p>
          </table:table-cell>
          <table:table-cell ns41:value-type="float" table:style-name="ce35" office:value="1283" office:value-type="float">
            <text:p>1,28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4"/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office:value="18" table:style-name="ce34" table:number-columns-repeated="2" office:value-type="float">
            <text:p>18</text:p>
          </table:table-cell>
          <table:table-cell table:style-name="ce34" table:number-columns-repeated="4"/>
          <table:table-cell ns41:value-type="float" table:style-name="ce34" office:value="45" office:value-type="float">
            <text:p>45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5" office:value="1221" office:value-type="float">
            <text:p>1,221</text:p>
          </table:table-cell>
          <table:table-cell ns41:value-type="float" table:style-name="ce35" office:value="1294" office:value-type="float">
            <text:p>1,29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4"/>
          <table:table-cell ns41:value-type="float" office:value="17" table:style-name="ce34" table:number-columns-repeated="2" office:value-type="float">
            <text:p>17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Noord Scharwoude</text:p>
          </table:table-cell>
          <table:table-cell table:style-name="Default"/>
          <table:table-cell ns41:value-type="float" table:style-name="ce75" office:value="108" office:value-type="float">
            <text:p>108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11" office:value-type="float">
            <text:p>111</text:p>
          </table:table-cell>
          <table:table-cell table:style-name="ce34"/>
          <table:table-cell ns41:value-type="float" table:style-name="ce34" office:value="108" office:value-type="float">
            <text:p>108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50" office:value-type="float">
            <text:p>650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204" office:value-type="float">
            <text:p>204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268" office:value-type="float">
            <text:p>268</text:p>
          </table:table-cell>
          <table:table-cell ns41:value-type="float" table:style-name="ce34" office:value="262" office:value-type="float">
            <text:p>262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55" office:value-type="float">
            <text:p>5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bdam</text:p>
          </table:table-cell>
          <table:table-cell table:style-name="Default"/>
          <table:table-cell ns41:value-type="float" table:style-name="ce75" office:value="116" office:value-type="float">
            <text:p>11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18" office:value-type="float">
            <text:p>118</text:p>
          </table:table-cell>
          <table:table-cell table:style-name="ce34"/>
          <table:table-cell ns41:value-type="float" table:style-name="ce34" office:value="116" office:value-type="float">
            <text:p>116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706" office:value-type="float">
            <text:p>706</text:p>
          </table:table-cell>
          <table:table-cell ns41:value-type="float" table:style-name="ce34" office:value="353" office:value-type="float">
            <text:p>353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3" office:value-type="float">
            <text:p>23</text:p>
          </table:table-cell>
          <table:table-cell table:style-name="ce34" table:number-columns-repeated="2"/>
          <table:table-cell ns41:value-type="float" table:style-name="ce34" office:value="20" office:value-type="float">
            <text:p>20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73" office:value-type="float">
            <text:p>73</text:p>
          </table:table-cell>
          <table:table-cell ns41:value-type="float" table:style-name="ce34" office:value="83" office:value-type="float">
            <text:p>83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table:style-name="ce34" table:number-columns-repeated="13"/>
          <table:table-cell ns41:value-type="float" table:style-name="ce34" office:value="292" office:value-type="float">
            <text:p>292</text:p>
          </table:table-cell>
          <table:table-cell ns41:value-type="float" table:style-name="ce34" office:value="256" office:value-type="float">
            <text:p>25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osthuizen</text:p>
          </table:table-cell>
          <table:table-cell table:style-name="Default"/>
          <table:table-cell ns41:value-type="float" table:style-name="ce75" office:value="171" office:value-type="float">
            <text:p>17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1" office:value-type="float">
            <text:p>1</text:p>
          </table:table-cell>
          <table:table-cell ns41:value-type="float" office:value="172" table:style-name="ce34" table:number-columns-repeated="2" office:value-type="float">
            <text:p>172</text:p>
          </table:table-cell>
          <table:table-cell ns41:value-type="float" table:style-name="ce34" office:value="477" office:value-type="float">
            <text:p>477</text:p>
          </table:table-cell>
          <table:table-cell ns41:value-type="float" table:style-name="ce34" office:value="498" office:value-type="float">
            <text:p>498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style-name="ce34" table:number-columns-repeated="7"/>
          <table:table-cell ns41:value-type="float" table:style-name="ce34" office:value="438" office:value-type="float">
            <text:p>438</text:p>
          </table:table-cell>
          <table:table-cell ns41:value-type="float" table:style-name="ce34" office:value="469" office:value-type="float">
            <text:p>469</text:p>
          </table:table-cell>
          <table:table-cell table:style-name="ce34" table:number-columns-repeated="8"/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8" office:value-type="float">
            <text:p>1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ostzaan</text:p>
          </table:table-cell>
          <table:table-cell table:style-name="Default"/>
          <table:table-cell ns41:value-type="float" table:style-name="ce75" office:value="212" office:value-type="float">
            <text:p>21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14" office:value-type="float">
            <text:p>214</text:p>
          </table:table-cell>
          <table:table-cell table:style-name="ce34"/>
          <table:table-cell ns41:value-type="float" table:style-name="ce34" office:value="212" office:value-type="float">
            <text:p>212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723" office:value-type="float">
            <text:p>723</text:p>
          </table:table-cell>
          <table:table-cell ns41:value-type="float" table:style-name="ce34" office:value="718" office:value-type="float">
            <text:p>718</text:p>
          </table:table-cell>
          <table:table-cell ns41:value-type="float" table:style-name="ce35" office:value="1441" office:value-type="float">
            <text:p>1,441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88" office:value-type="float">
            <text:p>688</text:p>
          </table:table-cell>
          <table:table-cell ns41:value-type="float" office:value="30" table:style-name="ce34" table:number-columns-repeated="2" office:value-type="float">
            <text:p>30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79" office:value-type="float">
            <text:p>479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208" office:value-type="float">
            <text:p>208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620" office:value-type="float">
            <text:p>620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700" office:value-type="float">
            <text:p>700</text:p>
          </table:table-cell>
          <table:table-cell ns41:value-type="float" table:style-name="ce34" office:value="699" office:value-type="float">
            <text:p>699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pmeer</text:p>
          </table:table-cell>
          <table:table-cell table:style-name="Default"/>
          <table:table-cell ns41:value-type="float" table:style-name="ce75" office:value="64" office:value-type="float">
            <text:p>6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9" office:value-type="float">
            <text:p>69</text:p>
          </table:table-cell>
          <table:table-cell table:style-name="ce34"/>
          <table:table-cell ns41:value-type="float" table:style-name="ce34" office:value="64" office:value-type="float">
            <text:p>64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404" office:value-type="float">
            <text:p>404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table:style-name="ce34" table:number-columns-repeated="7"/>
          <table:table-cell ns41:value-type="float" table:style-name="ce34" office:value="76" office:value-type="float">
            <text:p>76</text:p>
          </table:table-cell>
          <table:table-cell ns41:value-type="float" table:style-name="ce34" office:value="90" office:value-type="float">
            <text:p>90</text:p>
          </table:table-cell>
          <table:table-cell table:style-name="ce34" table:number-columns-repeated="8"/>
          <table:table-cell ns41:value-type="float" table:style-name="ce34" office:value="8" office:value-type="float">
            <text:p>8</text:p>
          </table:table-cell>
          <table:table-cell table:style-name="ce34" table:number-columns-repeated="3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110" office:value-type="float">
            <text:p>110</text:p>
          </table:table-cell>
          <table:table-cell ns41:value-type="float" table:style-name="ce34" office:value="115" office:value-type="float">
            <text:p>11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pperdoes</text:p>
          </table:table-cell>
          <table:table-cell table:style-name="Default"/>
          <table:table-cell ns41:value-type="float" table:style-name="ce75" office:value="111" office:value-type="float">
            <text:p>11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15" office:value-type="float">
            <text:p>115</text:p>
          </table:table-cell>
          <table:table-cell table:style-name="ce34"/>
          <table:table-cell ns41:value-type="float" table:style-name="ce34" office:value="111" office:value-type="float">
            <text:p>111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688" office:value-type="float">
            <text:p>688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329" office:value-type="float">
            <text:p>32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194" office:value-type="float">
            <text:p>194</text:p>
          </table:table-cell>
          <table:table-cell ns41:value-type="float" office:value="123" table:style-name="ce34" table:number-columns-repeated="2" office:value-type="float">
            <text:p>12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270" office:value-type="float">
            <text:p>270</text:p>
          </table:table-cell>
          <table:table-cell ns41:value-type="float" table:style-name="ce34" office:value="264" office:value-type="float">
            <text:p>264</text:p>
          </table:table-cell>
          <table:table-cell table:style-name="ce34" table:number-columns-repeated="12"/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6"/>
          <table:table-cell ns41:value-type="float" table:style-name="ce34" office:value="49" office:value-type="float">
            <text:p>4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terleek</text:p>
          </table:table-cell>
          <table:table-cell table:style-name="Default"/>
          <table:table-cell ns41:value-type="float" table:style-name="ce75" office:value="105" office:value-type="float">
            <text:p>10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11" office:value-type="float">
            <text:p>111</text:p>
          </table:table-cell>
          <table:table-cell table:style-name="ce34"/>
          <table:table-cell ns41:value-type="float" table:style-name="ce34" office:value="105" office:value-type="float">
            <text:p>105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614" office:value-type="float">
            <text:p>614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3" office:value-type="float">
            <text:p>3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198" office:value-type="float">
            <text:p>198</text:p>
          </table:table-cell>
          <table:table-cell ns41:value-type="float" office:value="99" table:style-name="ce34" table:number-columns-repeated="2" office:value-type="float">
            <text:p>99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8" office:value-type="float">
            <text:p>18</text:p>
          </table:table-cell>
          <table:table-cell ns41:value-type="float" office:value="137" table:style-name="ce34" table:number-columns-repeated="2" office:value-type="float">
            <text:p>137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22" office:value-type="float">
            <text:p>222</text:p>
          </table:table-cell>
          <table:table-cell ns41:value-type="float" table:style-name="ce34" office:value="237" office:value-type="float">
            <text:p>237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8"/>
          <table:table-cell ns41:value-type="float" table:style-name="ce34" office:value="70" office:value-type="float">
            <text:p>70</text:p>
          </table:table-cell>
          <table:table-cell ns41:value-type="float" table:style-name="ce34" office:value="69" office:value-type="float">
            <text:p>69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ud-Carspel</text:p>
          </table:table-cell>
          <table:table-cell table:style-name="Default"/>
          <table:table-cell ns41:value-type="float" table:style-name="ce75" office:value="131" office:value-type="float">
            <text:p>13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34" office:value-type="float">
            <text:p>134</text:p>
          </table:table-cell>
          <table:table-cell table:style-name="ce34"/>
          <table:table-cell ns41:value-type="float" table:style-name="ce34" office:value="131" office:value-type="float">
            <text:p>131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844" office:value-type="float">
            <text:p>844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3" office:value-type="float">
            <text:p>2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173" office:value-type="float">
            <text:p>17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10" office:value-type="float">
            <text:p>310</text:p>
          </table:table-cell>
          <table:table-cell ns41:value-type="float" table:style-name="ce34" office:value="330" office:value-type="float">
            <text:p>330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ns41:value-type="float" table:style-name="ce34" office:value="105" office:value-type="float">
            <text:p>105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udendijk</text:p>
          </table:table-cell>
          <table:table-cell table:style-name="Default"/>
          <table:table-cell ns41:value-type="float" table:style-name="ce75" office:value="89" office:value-type="float">
            <text:p>8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1" office:value-type="float">
            <text:p>9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53" office:value-type="float">
            <text:p>153</text:p>
          </table:table-cell>
          <table:table-cell ns41:value-type="float" office:value="89" table:style-name="ce34" table:number-columns-repeated="2" office:value-type="float">
            <text:p>8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17" office:value-type="float">
            <text:p>11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230" office:value-type="float">
            <text:p>230</text:p>
          </table:table-cell>
          <table:table-cell ns41:value-type="float" table:style-name="ce34" office:value="242" office:value-type="float">
            <text:p>242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ns41:value-type="float" table:style-name="ce34" office:value="16" office:value-type="float">
            <text:p>16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ude Niedorp</text:p>
          </table:table-cell>
          <table:table-cell table:style-name="Default"/>
          <table:table-cell ns41:value-type="float" table:style-name="ce75" office:value="143" office:value-type="float">
            <text:p>14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48" office:value-type="float">
            <text:p>148</text:p>
          </table:table-cell>
          <table:table-cell table:style-name="ce34"/>
          <table:table-cell ns41:value-type="float" table:style-name="ce34" office:value="143" office:value-type="float">
            <text:p>143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371" office:value-type="float">
            <text:p>371</text:p>
          </table:table-cell>
          <table:table-cell ns41:value-type="float" table:style-name="ce34" office:value="770" office:value-type="float">
            <text:p>770</text:p>
          </table:table-cell>
          <table:table-cell ns41:value-type="float" table:style-name="ce34" office:value="366" office:value-type="float">
            <text:p>366</text:p>
          </table:table-cell>
          <table:table-cell ns41:value-type="float" table:style-name="ce34" office:value="333" office:value-type="float">
            <text:p>333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41" office:value-type="float">
            <text:p>241</text:p>
          </table:table-cell>
          <table:table-cell ns41:value-type="float" table:style-name="ce34" office:value="209" office:value-type="float">
            <text:p>209</text:p>
          </table:table-cell>
          <table:table-cell ns41:value-type="float" office:value="136" table:style-name="ce34" table:number-columns-repeated="2" office:value-type="float">
            <text:p>136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191" office:value-type="float">
            <text:p>191</text:p>
          </table:table-cell>
          <table:table-cell ns41:value-type="float" table:style-name="ce34" office:value="195" office:value-type="float">
            <text:p>195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ns41:value-type="float" table:style-name="ce34" office:value="201" office:value-type="float">
            <text:p>201</text:p>
          </table:table-cell>
          <table:table-cell ns41:value-type="float" table:style-name="ce34" office:value="174" office:value-type="float">
            <text:p>17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uder Amstel</text:p>
          </table:table-cell>
          <table:table-cell table:style-name="Default"/>
          <table:table-cell ns41:value-type="float" table:style-name="ce75" office:value="269" office:value-type="float">
            <text:p>269</text:p>
          </table:table-cell>
          <table:table-cell table:style-name="ce34"/>
          <table:table-cell ns41:value-type="float" table:style-name="ce34" office:value="269" office:value-type="float">
            <text:p>269</text:p>
          </table:table-cell>
          <table:table-cell table:style-name="ce34"/>
          <table:table-cell ns41:value-type="float" table:style-name="ce34" office:value="269" office:value-type="float">
            <text:p>269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958" office:value-type="float">
            <text:p>958</text:p>
          </table:table-cell>
          <table:table-cell ns41:value-type="float" table:style-name="ce34" office:value="987" office:value-type="float">
            <text:p>987</text:p>
          </table:table-cell>
          <table:table-cell ns41:value-type="float" table:style-name="ce35" office:value="1945" office:value-type="float">
            <text:p>1,945</text:p>
          </table:table-cell>
          <table:table-cell ns41:value-type="float" table:style-name="ce34" office:value="956" office:value-type="float">
            <text:p>956</text:p>
          </table:table-cell>
          <table:table-cell ns41:value-type="float" table:style-name="ce34" office:value="985" office:value-type="float">
            <text:p>985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4"/>
          <table:table-cell ns41:value-type="float" table:style-name="ce34" office:value="629" office:value-type="float">
            <text:p>629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289" office:value-type="float">
            <text:p>289</text:p>
          </table:table-cell>
          <table:table-cell table:style-name="ce34" table:number-columns-repeated="2"/>
          <table:table-cell ns41:value-type="float" table:style-name="ce34" office:value="15" office:value-type="float">
            <text:p>1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426" office:value-type="float">
            <text:p>426</text:p>
          </table:table-cell>
          <table:table-cell ns41:value-type="float" table:style-name="ce34" office:value="470" office:value-type="float">
            <text:p>470</text:p>
          </table:table-cell>
          <table:table-cell table:style-name="ce34" table:number-columns-repeated="8"/>
          <table:table-cell ns41:value-type="float" table:style-name="ce34" office:value="12" office:value-type="float">
            <text:p>12</text:p>
          </table:table-cell>
          <table:table-cell table:style-name="ce34"/>
          <table:table-cell ns41:value-type="float" table:style-name="ce34" office:value="21" office:value-type="float">
            <text:p>2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490" office:value-type="float">
            <text:p>490</text:p>
          </table:table-cell>
          <table:table-cell ns41:value-type="float" table:style-name="ce34" office:value="498" office:value-type="float">
            <text:p>498</text:p>
          </table:table-cell>
          <table:table-cell table:style-name="ce34" table:number-columns-repeated="6"/>
          <table:table-cell ns41:value-type="float" table:style-name="ce34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Oudorp</text:p>
          </table:table-cell>
          <table:table-cell table:style-name="Default"/>
          <table:table-cell ns41:value-type="float" table:style-name="ce75" office:value="85" office:value-type="float">
            <text:p>85</text:p>
          </table:table-cell>
          <table:table-cell table:style-name="ce34"/>
          <table:table-cell ns41:value-type="float" table:style-name="ce34" office:value="85" office:value-type="float">
            <text:p>8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474" office:value-type="float">
            <text:p>474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" office:value-type="float">
            <text:p>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0"/>
          <table:table-cell ns41:value-type="float" table:style-name="ce34" office:value="103" office:value-type="float">
            <text:p>103</text:p>
          </table:table-cell>
          <table:table-cell ns41:value-type="float" table:style-name="ce34" office:value="83" office:value-type="float">
            <text:p>83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ns41:value-type="float" table:style-name="ce34" office:value="138" office:value-type="float">
            <text:p>138</text:p>
          </table:table-cell>
          <table:table-cell ns41:value-type="float" table:style-name="ce34" office:value="140" office:value-type="float">
            <text:p>140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Pancras (St.)</text:p>
          </table:table-cell>
          <table:table-cell table:style-name="Default"/>
          <table:table-cell ns41:value-type="float" table:style-name="ce75" office:value="56" office:value-type="float">
            <text:p>5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7" office:value-type="float">
            <text:p>57</text:p>
          </table:table-cell>
          <table:table-cell table:style-name="ce34"/>
          <table:table-cell ns41:value-type="float" table:style-name="ce34" office:value="56" office:value-type="float">
            <text:p>56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104" office:value-type="float">
            <text:p>104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0"/>
          <table:table-cell ns41:value-type="float" table:style-name="ce34" office:value="145" office:value-type="float">
            <text:p>145</text:p>
          </table:table-cell>
          <table:table-cell ns41:value-type="float" table:style-name="ce34" office:value="157" office:value-type="float">
            <text:p>157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28" office:value-type="float">
            <text:p>28</text:p>
          </table:table-cell>
          <table:table-cell ns41:value-type="float" table:style-name="ce34" office:value="37" office:value-type="float">
            <text:p>37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Petten</text:p>
          </table:table-cell>
          <table:table-cell table:style-name="Default"/>
          <table:table-cell ns41:value-type="float" table:style-name="ce75" office:value="77" office:value-type="float">
            <text:p>7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1" office:value-type="float">
            <text:p>81</text:p>
          </table:table-cell>
          <table:table-cell table:style-name="ce34"/>
          <table:table-cell ns41:value-type="float" table:style-name="ce34" office:value="77" office:value-type="float">
            <text:p>77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94" office:value-type="float">
            <text:p>94</text:p>
          </table:table-cell>
          <table:table-cell ns41:value-type="float" office:value="56" table:style-name="ce34" table:number-columns-repeated="2" office:value-type="float">
            <text:p>56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ns41:value-type="float" table:style-name="ce34" office:value="161" office:value-type="float">
            <text:p>161</text:p>
          </table:table-cell>
          <table:table-cell ns41:value-type="float" table:style-name="ce34" office:value="141" office:value-type="float">
            <text:p>141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8"/>
          <table:table-cell ns41:value-type="float" table:style-name="ce34" office:value="27" office:value-type="float">
            <text:p>2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Ransdorp</text:p>
          </table:table-cell>
          <table:table-cell table:style-name="Default"/>
          <table:table-cell ns41:value-type="float" table:style-name="ce75" office:value="157" office:value-type="float">
            <text:p>15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81" office:value-type="float">
            <text:p>181</text:p>
          </table:table-cell>
          <table:table-cell table:style-name="ce34"/>
          <table:table-cell ns41:value-type="float" table:style-name="ce34" office:value="157" office:value-type="float">
            <text:p>157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463" office:value-type="float">
            <text:p>463</text:p>
          </table:table-cell>
          <table:table-cell ns41:value-type="float" table:style-name="ce34" office:value="957" office:value-type="float">
            <text:p>957</text:p>
          </table:table-cell>
          <table:table-cell ns41:value-type="float" table:style-name="ce34" office:value="485" office:value-type="float">
            <text:p>485</text:p>
          </table:table-cell>
          <table:table-cell ns41:value-type="float" table:style-name="ce34" office:value="454" office:value-type="float">
            <text:p>454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390" office:value-type="float">
            <text:p>390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465" office:value-type="float">
            <text:p>465</text:p>
          </table:table-cell>
          <table:table-cell ns41:value-type="float" table:style-name="ce34" office:value="428" office:value-type="float">
            <text:p>428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" office:value-type="float">
            <text:p>2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Rietwijkeroord</text:p>
          </table:table-cell>
          <table:table-cell table:style-name="Default"/>
          <table:table-cell ns41:value-type="float" table:style-name="ce75" office:value="12" office:value-type="float">
            <text:p>12</text:p>
          </table:table-cell>
          <table:table-cell table:style-name="ce34"/>
          <table:table-cell ns41:value-type="float" table:style-name="ce34" office:value="12" office:value-type="float">
            <text:p>12</text:p>
          </table:table-cell>
          <table:table-cell table:style-name="ce34"/>
          <table:table-cell ns41:value-type="float" table:style-name="ce34" office:value="12" office:value-type="float">
            <text:p>12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33" office:value-type="float">
            <text:p>3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39" office:value-type="float">
            <text:p>39</text:p>
          </table:table-cell>
          <table:table-cell ns41:value-type="float" table:style-name="ce34" office:value="21" office:value-type="float">
            <text:p>21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4" office:value-type="float">
            <text:p>14</text:p>
          </table:table-cell>
          <table:table-cell ns41:value-type="float" office:value="13" table:style-name="ce34" table:number-columns-repeated="2" office:value-type="float">
            <text:p>13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0"/>
          <table:table-cell ns41:value-type="float" table:style-name="ce34" office:value="25" office:value-type="float">
            <text:p>25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2"/>
          <table:table-cell ns41:value-type="float" table:style-name="ce34" office:value="24" office:value-type="float">
            <text:p>24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Rijp (de)</text:p>
          </table:table-cell>
          <table:table-cell table:style-name="Default"/>
          <table:table-cell ns41:value-type="float" table:style-name="ce75" office:value="339" office:value-type="float">
            <text:p>339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428" office:value-type="float">
            <text:p>428</text:p>
          </table:table-cell>
          <table:table-cell table:style-name="ce34"/>
          <table:table-cell ns41:value-type="float" table:style-name="ce34" office:value="339" office:value-type="float">
            <text:p>339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930" office:value-type="float">
            <text:p>930</text:p>
          </table:table-cell>
          <table:table-cell ns41:value-type="float" table:style-name="ce35" office:value="1049" office:value-type="float">
            <text:p>1,049</text:p>
          </table:table-cell>
          <table:table-cell ns41:value-type="float" table:style-name="ce35" office:value="1979" office:value-type="float">
            <text:p>1,979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5" office:value="1033" office:value-type="float">
            <text:p>1,03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573" office:value-type="float">
            <text:p>573</text:p>
          </table:table-cell>
          <table:table-cell ns41:value-type="float" table:style-name="ce34" office:value="614" office:value-type="float">
            <text:p>61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0" office:value-type="float">
            <text:p>320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668" office:value-type="float">
            <text:p>668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2"/>
          <table:table-cell ns41:value-type="float" table:style-name="ce34" office:value="23" office:value-type="float">
            <text:p>23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83" office:value-type="float">
            <text:p>483</text:p>
          </table:table-cell>
          <table:table-cell ns41:value-type="float" table:style-name="ce34" office:value="542" office:value-type="float">
            <text:p>542</text:p>
          </table:table-cell>
          <table:table-cell table:style-name="ce34" table:number-columns-repeated="8"/>
          <table:table-cell ns41:value-type="float" table:style-name="ce34" office:value="41" office:value-type="float">
            <text:p>41</text:p>
          </table:table-cell>
          <table:table-cell ns41:value-type="float" table:style-name="ce34" office:value="36" office:value-type="float">
            <text:p>36</text:p>
          </table:table-cell>
          <table:table-cell table:style-name="ce34" table:number-columns-repeated="2"/>
          <table:table-cell ns41:value-type="float" table:style-name="ce34" office:value="134" office:value-type="float">
            <text:p>134</text:p>
          </table:table-cell>
          <table:table-cell ns41:value-type="float" table:style-name="ce34" office:value="174" office:value-type="float">
            <text:p>174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255" office:value-type="float">
            <text:p>255</text:p>
          </table:table-cell>
          <table:table-cell ns41:value-type="float" table:style-name="ce34" office:value="288" office:value-type="float">
            <text:p>288</text:p>
          </table:table-cell>
          <table:table-cell table:style-name="ce34" table:number-columns-repeated="6"/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76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agen</text:p>
          </table:table-cell>
          <table:table-cell table:style-name="Default"/>
          <table:table-cell ns41:value-type="float" table:style-name="ce75" office:value="331" office:value-type="float">
            <text:p>331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387" office:value-type="float">
            <text:p>387</text:p>
          </table:table-cell>
          <table:table-cell table:style-name="ce34"/>
          <table:table-cell ns41:value-type="float" table:style-name="ce34" office:value="331" office:value-type="float">
            <text:p>331</text:p>
          </table:table-cell>
          <table:table-cell ns41:value-type="float" table:style-name="ce34" office:value="408" office:value-type="float">
            <text:p>408</text:p>
          </table:table-cell>
          <table:table-cell ns41:value-type="float" table:style-name="ce34" office:value="990" office:value-type="float">
            <text:p>990</text:p>
          </table:table-cell>
          <table:table-cell ns41:value-type="float" table:style-name="ce35" office:value="1005" office:value-type="float">
            <text:p>1,005</text:p>
          </table:table-cell>
          <table:table-cell ns41:value-type="float" table:style-name="ce35" office:value="1995" office:value-type="float">
            <text:p>1,995</text:p>
          </table:table-cell>
          <table:table-cell ns41:value-type="float" table:style-name="ce34" office:value="963" office:value-type="float">
            <text:p>963</text:p>
          </table:table-cell>
          <table:table-cell ns41:value-type="float" table:style-name="ce34" office:value="959" office:value-type="float">
            <text:p>959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619" office:value-type="float">
            <text:p>619</text:p>
          </table:table-cell>
          <table:table-cell ns41:value-type="float" table:style-name="ce34" office:value="608" office:value-type="float">
            <text:p>608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601" office:value-type="float">
            <text:p>601</text:p>
          </table:table-cell>
          <table:table-cell ns41:value-type="float" table:style-name="ce34" office:value="554" office:value-type="float">
            <text:p>554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11" office:value-type="float">
            <text:p>11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587" office:value-type="float">
            <text:p>587</text:p>
          </table:table-cell>
          <table:table-cell ns41:value-type="float" table:style-name="ce34" office:value="641" office:value-type="float">
            <text:p>641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56" office:value-type="float">
            <text:p>56</text:p>
          </table:table-cell>
          <table:table-cell ns41:value-type="float" table:style-name="ce34" office:value="46" office:value-type="float">
            <text:p>46</text:p>
          </table:table-cell>
          <table:table-cell table:style-name="ce34" table:number-columns-repeated="8"/>
          <table:table-cell ns41:value-type="float" table:style-name="ce34" office:value="307" office:value-type="float">
            <text:p>307</text:p>
          </table:table-cell>
          <table:table-cell ns41:value-type="float" table:style-name="ce34" office:value="281" office:value-type="float">
            <text:p>281</text:p>
          </table:table-cell>
          <table:table-cell table:style-name="ce34" table:number-columns-repeated="6"/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ardam</text:p>
          </table:table-cell>
          <table:table-cell table:style-name="Default"/>
          <table:table-cell ns41:value-type="float" table:style-name="ce75" office:value="15" office:value-type="float">
            <text:p>1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ns41:value-type="float" table:style-name="ce34" office:value="15" office:value-type="float">
            <text:p>15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8" office:value-type="float">
            <text:p>18</text:p>
          </table:table-cell>
          <table:table-cell ns41:value-type="float" office:value="14" table:style-name="ce34" table:number-columns-repeated="2" office:value-type="float">
            <text:p>1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0" office:value-type="float">
            <text:p>20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41" office:value-type="float">
            <text:p>41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10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1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arwoude</text:p>
          </table:table-cell>
          <table:table-cell table:style-name="Default"/>
          <table:table-cell ns41:value-type="float" table:style-name="ce75" office:value="43" office:value-type="float">
            <text:p>4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8" office:value-type="float">
            <text:p>48</text:p>
          </table:table-cell>
          <table:table-cell table:style-name="ce34"/>
          <table:table-cell ns41:value-type="float" table:style-name="ce34" office:value="43" office:value-type="float">
            <text:p>43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152" office:value-type="float">
            <text:p>152</text:p>
          </table:table-cell>
          <table:table-cell table:style-name="ce34" table:number-columns-repeated="6"/>
          <table:table-cell ns41:value-type="float" table:style-name="ce34" office:value="90" office:value-type="float">
            <text:p>90</text:p>
          </table:table-cell>
          <table:table-cell ns41:value-type="float" table:style-name="ce34" office:value="103" office:value-type="float">
            <text:p>103</text:p>
          </table:table-cell>
          <table:table-cell ns41:value-type="float" office:value="43" table:style-name="ce34" table:number-columns-repeated="2" office:value-type="float">
            <text:p>4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52" office:value-type="float">
            <text:p>5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10"/>
          <table:table-cell ns41:value-type="float" table:style-name="ce34" office:value="140" office:value-type="float">
            <text:p>140</text:p>
          </table:table-cell>
          <table:table-cell ns41:value-type="float" table:style-name="ce34" office:value="147" office:value-type="float">
            <text:p>147</text:p>
          </table:table-cell>
          <table:table-cell table:style-name="ce34" table:number-columns-repeated="13"/>
          <table:table-cell ns41:value-type="float" table:style-name="ce34" office:value="5" office:value-type="float">
            <text:p>5</text:p>
          </table:table-cell>
          <table:table-cell table:style-name="ce34" table:number-columns-repeated="2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ellingwoude</text:p>
          </table:table-cell>
          <table:table-cell table:style-name="Default"/>
          <table:table-cell ns41:value-type="float" table:style-name="ce75" office:value="23" office:value-type="float">
            <text:p>2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style-name="ce34"/>
          <table:table-cell ns41:value-type="float" table:style-name="ce34" office:value="23" office:value-type="float">
            <text:p>23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40" office:value-type="float">
            <text:p>40</text:p>
          </table:table-cell>
          <table:table-cell ns41:value-type="float" office:value="24" table:style-name="ce34" table:number-columns-repeated="2" office:value-type="float">
            <text:p>2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10"/>
          <table:table-cell ns41:value-type="float" table:style-name="ce34" office:value="71" office:value-type="float">
            <text:p>71</text:p>
          </table:table-cell>
          <table:table-cell ns41:value-type="float" table:style-name="ce34" office:value="70" office:value-type="float">
            <text:p>70</text:p>
          </table:table-cell>
          <table:table-cell table:style-name="ce34" table:number-columns-repeated="35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ellinkhout</text:p>
          </table:table-cell>
          <table:table-cell table:style-name="Default"/>
          <table:table-cell ns41:value-type="float" table:style-name="ce75" office:value="86" office:value-type="float">
            <text:p>8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91" office:value-type="float">
            <text:p>91</text:p>
          </table:table-cell>
          <table:table-cell table:style-name="ce34"/>
          <table:table-cell ns41:value-type="float" table:style-name="ce34" office:value="86" office:value-type="float">
            <text:p>86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282" office:value-type="float">
            <text:p>282</text:p>
          </table:table-cell>
          <table:table-cell ns41:value-type="float" table:style-name="ce34" office:value="552" office:value-type="float">
            <text:p>552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2"/>
          <table:table-cell ns41:value-type="float" office:value="10" table:style-name="ce34" table:number-columns-repeated="2" office:value-type="float">
            <text:p>10</text:p>
          </table:table-cell>
          <table:table-cell ns41:value-type="float" office:value="168" table:style-name="ce34" table:number-columns-repeated="2" office:value-type="float">
            <text:p>168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91" office:value-type="float">
            <text:p>9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10"/>
          <table:table-cell ns41:value-type="float" table:style-name="ce34" office:value="257" office:value-type="float">
            <text:p>257</text:p>
          </table:table-cell>
          <table:table-cell ns41:value-type="float" table:style-name="ce34" office:value="269" office:value-type="float">
            <text:p>269</text:p>
          </table:table-cell>
          <table:table-cell table:style-name="ce34" table:number-columns-repeated="13"/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ns41:value-type="float" table:style-name="ce34" office:value="13" office:value-type="float">
            <text:p>13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ermerhorn</text:p>
          </table:table-cell>
          <table:table-cell table:style-name="Default"/>
          <table:table-cell ns41:value-type="float" table:style-name="ce75" office:value="187" office:value-type="float">
            <text:p>18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534" office:value-type="float">
            <text:p>534</text:p>
          </table:table-cell>
          <table:table-cell ns41:value-type="float" table:style-name="ce34" office:value="524" office:value-type="float">
            <text:p>524</text:p>
          </table:table-cell>
          <table:table-cell ns41:value-type="float" table:style-name="ce35" office:value="1058" office:value-type="float">
            <text:p>1,058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4" office:value="500" office:value-type="float">
            <text:p>500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3" office:value-type="float">
            <text:p>2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308" office:value-type="float">
            <text:p>308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table:style-name="ce34" table:number-columns-repeated="7"/>
          <table:table-cell ns41:value-type="float" table:style-name="ce34" office:value="396" office:value-type="float">
            <text:p>396</text:p>
          </table:table-cell>
          <table:table-cell ns41:value-type="float" table:style-name="ce34" office:value="397" office:value-type="float">
            <text:p>397</text:p>
          </table:table-cell>
          <table:table-cell table:style-name="ce34" table:number-columns-repeated="8"/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 table:number-columns-repeated="9"/>
          <table:table-cell ns41:value-type="float" table:style-name="ce34" office:value="123" office:value-type="float">
            <text:p>123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oorl e.a.</text:p>
          </table:table-cell>
          <table:table-cell table:style-name="Default"/>
          <table:table-cell ns41:value-type="float" table:style-name="ce75" office:value="213" office:value-type="float">
            <text:p>21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550" office:value-type="float">
            <text:p>550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090" office:value-type="float">
            <text:p>1090</text:p>
          </table:table-cell>
          <table:table-cell ns41:value-type="float" table:style-name="ce34" office:value="519" office:value-type="float">
            <text:p>519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11" office:value-type="float">
            <text:p>11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29" office:value-type="float">
            <text:p>329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39" office:value-type="float">
            <text:p>339</text:p>
          </table:table-cell>
          <table:table-cell ns41:value-type="float" table:style-name="ce34" office:value="337" office:value-type="float">
            <text:p>337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9"/>
          <table:table-cell ns41:value-type="float" table:style-name="ce34" office:value="202" office:value-type="float">
            <text:p>202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choten</text:p>
          </table:table-cell>
          <table:table-cell table:style-name="Default"/>
          <table:table-cell ns41:value-type="float" table:style-name="ce75" office:value="83" office:value-type="float">
            <text:p>8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9" office:value-type="float">
            <text:p>89</text:p>
          </table:table-cell>
          <table:table-cell table:style-name="ce34"/>
          <table:table-cell ns41:value-type="float" table:style-name="ce34" office:value="83" office:value-type="float">
            <text:p>83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4"/>
          <table:table-cell ns41:value-type="float" table:style-name="ce34" office:value="153" office:value-type="float">
            <text:p>153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23" office:value-type="float">
            <text:p>23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96" office:value-type="float">
            <text:p>196</text:p>
          </table:table-cell>
          <table:table-cell ns41:value-type="float" table:style-name="ce34" office:value="208" office:value-type="float">
            <text:p>208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76" office:value="1" office:value-type="float">
            <text:p>1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loten</text:p>
          </table:table-cell>
          <table:table-cell table:style-name="Default"/>
          <table:table-cell ns41:value-type="float" table:style-name="ce75" office:value="487" office:value-type="float">
            <text:p>487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563" office:value-type="float">
            <text:p>563</text:p>
          </table:table-cell>
          <table:table-cell table:style-name="ce34"/>
          <table:table-cell ns41:value-type="float" office:value="487" table:style-name="ce34" table:number-columns-repeated="2" office:value-type="float">
            <text:p>487</text:p>
          </table:table-cell>
          <table:table-cell ns41:value-type="float" table:style-name="ce35" office:value="1241" office:value-type="float">
            <text:p>1,241</text:p>
          </table:table-cell>
          <table:table-cell ns41:value-type="float" table:style-name="ce35" office:value="1163" office:value-type="float">
            <text:p>1,163</text:p>
          </table:table-cell>
          <table:table-cell ns41:value-type="float" table:style-name="ce35" office:value="2404" office:value-type="float">
            <text:p>2,404</text:p>
          </table:table-cell>
          <table:table-cell ns41:value-type="float" table:style-name="ce35" office:value="1238" office:value-type="float">
            <text:p>1,238</text:p>
          </table:table-cell>
          <table:table-cell ns41:value-type="float" table:style-name="ce35" office:value="1161" office:value-type="float">
            <text:p>1,16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812" office:value-type="float">
            <text:p>812</text:p>
          </table:table-cell>
          <table:table-cell ns41:value-type="float" table:style-name="ce34" office:value="688" office:value-type="float">
            <text:p>688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691" office:value-type="float">
            <text:p>691</text:p>
          </table:table-cell>
          <table:table-cell ns41:value-type="float" table:style-name="ce34" office:value="600" office:value-type="float">
            <text:p>600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174" office:value-type="float">
            <text:p>174</text:p>
          </table:table-cell>
          <table:table-cell table:style-name="ce34" table:number-columns-repeated="2"/>
          <table:table-cell ns41:value-type="float" table:style-name="ce34" office:value="22" office:value-type="float">
            <text:p>2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690" office:value-type="float">
            <text:p>690</text:p>
          </table:table-cell>
          <table:table-cell ns41:value-type="float" table:style-name="ce34" office:value="646" office:value-type="float">
            <text:p>646</text:p>
          </table:table-cell>
          <table:table-cell table:style-name="ce34" table:number-columns-repeated="8"/>
          <table:table-cell ns41:value-type="float" table:style-name="ce34" office:value="44" office:value-type="float">
            <text:p>44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5" office:value-type="float">
            <text:p>15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473" office:value-type="float">
            <text:p>473</text:p>
          </table:table-cell>
          <table:table-cell ns41:value-type="float" table:style-name="ce34" office:value="442" office:value-type="float">
            <text:p>44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paarndam</text:p>
          </table:table-cell>
          <table:table-cell table:style-name="Default"/>
          <table:table-cell ns41:value-type="float" table:style-name="ce75" office:value="72" office:value-type="float">
            <text:p>7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79" office:value-type="float">
            <text:p>79</text:p>
          </table:table-cell>
          <table:table-cell table:style-name="ce34"/>
          <table:table-cell ns41:value-type="float" table:style-name="ce34" office:value="72" office:value-type="float">
            <text:p>72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51" office:value-type="float">
            <text:p>151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ns41:value-type="float" table:style-name="ce34" office:value="67" office:value-type="float">
            <text:p>67</text:p>
          </table:table-cell>
          <table:table-cell ns41:value-type="float" table:style-name="ce34" office:value="66" office:value-type="float">
            <text:p>6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paarnwoude</text:p>
          </table:table-cell>
          <table:table-cell table:style-name="Default"/>
          <table:table-cell ns41:value-type="float" table:style-name="ce75" office:value="49" office:value-type="float">
            <text:p>4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338" office:value-type="float">
            <text:p>338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92" office:value-type="float">
            <text:p>92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3" office:value-type="float">
            <text:p>43</text:p>
          </table:table-cell>
          <table:table-cell ns41:value-type="float" table:style-name="ce34" office:value="28" office:value-type="float">
            <text:p>2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33" office:value-type="float">
            <text:p>133</text:p>
          </table:table-cell>
          <table:table-cell ns41:value-type="float" table:style-name="ce34" office:value="130" office:value-type="float">
            <text:p>130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Spanbroek</text:p>
          </table:table-cell>
          <table:table-cell table:style-name="Default"/>
          <table:table-cell ns41:value-type="float" table:style-name="ce75" office:value="164" office:value-type="float">
            <text:p>16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69" office:value-type="float">
            <text:p>169</text:p>
          </table:table-cell>
          <table:table-cell table:style-name="ce34"/>
          <table:table-cell ns41:value-type="float" table:style-name="ce34" office:value="164" office:value-type="float">
            <text:p>164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4" office:value="517" office:value-type="float">
            <text:p>517</text:p>
          </table:table-cell>
          <table:table-cell ns41:value-type="float" table:style-name="ce35" office:value="1025" office:value-type="float">
            <text:p>1,025</text:p>
          </table:table-cell>
          <table:table-cell ns41:value-type="float" table:style-name="ce34" office:value="470" office:value-type="float">
            <text:p>470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317" office:value-type="float">
            <text:p>317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173" office:value-type="float">
            <text:p>173</text:p>
          </table:table-cell>
          <table:table-cell ns41:value-type="float" office:value="22" table:style-name="ce34" table:number-columns-repeated="2" office:value-type="float">
            <text:p>22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57" office:value-type="float">
            <text:p>157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table:style-name="ce34" office:value="4" office:value-type="float">
            <text:p>4</text:p>
          </table:table-cell>
          <table:table-cell table:style-name="ce34" table:number-columns-repeated="9"/>
          <table:table-cell ns41:value-type="float" table:style-name="ce34" office:value="349" office:value-type="float">
            <text:p>349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Terschelling (Eiland)</text:p>
          </table:table-cell>
          <table:table-cell table:style-name="Default"/>
          <table:table-cell ns41:value-type="float" table:style-name="ce75" office:value="478" office:value-type="float">
            <text:p>478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522" office:value-type="float">
            <text:p>52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609" office:value-type="float">
            <text:p>609</text:p>
          </table:table-cell>
          <table:table-cell ns41:value-type="float" table:style-name="ce35" office:value="1305" office:value-type="float">
            <text:p>1,305</text:p>
          </table:table-cell>
          <table:table-cell ns41:value-type="float" table:style-name="ce35" office:value="1416" office:value-type="float">
            <text:p>1,416</text:p>
          </table:table-cell>
          <table:table-cell ns41:value-type="float" table:style-name="ce35" office:value="2721" office:value-type="float">
            <text:p>2,721</text:p>
          </table:table-cell>
          <table:table-cell ns41:value-type="float" table:style-name="ce34" office:value="1280" office:value-type="float">
            <text:p>1280</text:p>
          </table:table-cell>
          <table:table-cell ns41:value-type="float" table:style-name="ce35" office:value="1412" office:value-type="float">
            <text:p>1,412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49" office:value-type="float">
            <text:p>14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870" office:value-type="float">
            <text:p>870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449" office:value-type="float">
            <text:p>449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5" office:value="1153" office:value-type="float">
            <text:p>1,153</text:p>
          </table:table-cell>
          <table:table-cell ns41:value-type="float" table:style-name="ce35" office:value="1289" office:value-type="float">
            <text:p>1,289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72" office:value-type="float">
            <text:p>72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5" office:value="1156" office:value-type="float">
            <text:p>1,156</text:p>
          </table:table-cell>
          <table:table-cell ns41:value-type="float" table:style-name="ce35" office:value="1268" office:value-type="float">
            <text:p>1,26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9" office:value-type="float">
            <text:p>9</text:p>
          </table:table-cell>
          <table:table-cell table:style-name="ce34" table:number-columns-repeated="3"/>
          <table:table-cell ns41:value-type="float" table:style-name="ce34" office:value="121" office:value-type="float">
            <text:p>121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9" office:value-type="float">
            <text:p>9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Texel (Eiland)</text:p>
          </table:table-cell>
          <table:table-cell table:style-name="Default"/>
          <table:table-cell ns41:value-type="float" table:style-name="ce27" office:value="1121" office:value-type="float">
            <text:p>1,121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1230" office:value-type="float">
            <text:p>1230</text:p>
          </table:table-cell>
          <table:table-cell table:style-name="ce34"/>
          <table:table-cell ns41:value-type="float" table:style-name="ce35" office:value="1121" office:value-type="float">
            <text:p>1,121</text:p>
          </table:table-cell>
          <table:table-cell ns41:value-type="float" table:style-name="ce35" office:value="1217" office:value-type="float">
            <text:p>1,217</text:p>
          </table:table-cell>
          <table:table-cell ns41:value-type="float" table:style-name="ce35" office:value="2839" office:value-type="float">
            <text:p>2,839</text:p>
          </table:table-cell>
          <table:table-cell ns41:value-type="float" table:style-name="ce35" office:value="2784" office:value-type="float">
            <text:p>2,784</text:p>
          </table:table-cell>
          <table:table-cell ns41:value-type="float" table:style-name="ce35" office:value="5623" office:value-type="float">
            <text:p>5,623</text:p>
          </table:table-cell>
          <table:table-cell ns41:value-type="float" table:style-name="ce35" office:value="2803" office:value-type="float">
            <text:p>2,803</text:p>
          </table:table-cell>
          <table:table-cell ns41:value-type="float" table:style-name="ce35" office:value="2765" office:value-type="float">
            <text:p>2,765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820" office:value-type="float">
            <text:p>1820</text:p>
          </table:table-cell>
          <table:table-cell ns41:value-type="float" table:style-name="ce35" office:value="1688" office:value-type="float">
            <text:p>1,688</text:p>
          </table:table-cell>
          <table:table-cell ns41:value-type="float" table:style-name="ce34" office:value="884" office:value-type="float">
            <text:p>884</text:p>
          </table:table-cell>
          <table:table-cell ns41:value-type="float" table:style-name="ce34" office:value="886" office:value-type="float">
            <text:p>886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5" office:value="2315" office:value-type="float">
            <text:p>2,315</text:p>
          </table:table-cell>
          <table:table-cell ns41:value-type="float" table:style-name="ce35" office:value="2341" office:value-type="float">
            <text:p>2,341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317" office:value-type="float">
            <text:p>317</text:p>
          </table:table-cell>
          <table:table-cell table:style-name="ce34" table:number-columns-repeated="2"/>
          <table:table-cell ns41:value-type="float" table:style-name="ce34" office:value="34" office:value-type="float">
            <text:p>34</text:p>
          </table:table-cell>
          <table:table-cell ns41:value-type="float" table:style-name="ce34" office:value="5" office:value-type="float">
            <text:p>5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5" office:value="1717" office:value-type="float">
            <text:p>1,717</text:p>
          </table:table-cell>
          <table:table-cell ns41:value-type="float" table:style-name="ce35" office:value="1748" office:value-type="float">
            <text:p>1,74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536" office:value-type="float">
            <text:p>536</text:p>
          </table:table-cell>
          <table:table-cell ns41:value-type="float" table:style-name="ce34" office:value="453" office:value-type="float">
            <text:p>45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560" office:value-type="float">
            <text:p>56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7" office:value-type="float">
            <text:p>7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Twisk</text:p>
          </table:table-cell>
          <table:table-cell table:style-name="Default"/>
          <table:table-cell ns41:value-type="float" table:style-name="ce75" office:value="113" office:value-type="float">
            <text:p>11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17" office:value-type="float">
            <text:p>117</text:p>
          </table:table-cell>
          <table:table-cell table:style-name="ce34"/>
          <table:table-cell ns41:value-type="float" table:style-name="ce34" office:value="113" office:value-type="float">
            <text:p>113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331" office:value-type="float">
            <text:p>331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681" office:value-type="float">
            <text:p>681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4"/>
          <table:table-cell ns41:value-type="float" table:style-name="ce34" office:value="191" office:value-type="float">
            <text:p>191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4" office:value="264" office:value-type="float">
            <text:p>264</text:p>
          </table:table-cell>
          <table:table-cell ns41:value-type="float" table:style-name="ce34" office:value="294" office:value-type="float">
            <text:p>294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63" office:value-type="float">
            <text:p>63</text:p>
          </table:table-cell>
          <table:table-cell ns41:value-type="float" table:style-name="ce34" office:value="55" office:value-type="float">
            <text:p>55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Uitgeest</text:p>
          </table:table-cell>
          <table:table-cell table:style-name="Default"/>
          <table:table-cell ns41:value-type="float" table:style-name="ce75" office:value="236" office:value-type="float">
            <text:p>236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52" office:value-type="float">
            <text:p>252</text:p>
          </table:table-cell>
          <table:table-cell table:style-name="ce34"/>
          <table:table-cell ns41:value-type="float" table:style-name="ce34" office:value="236" office:value-type="float">
            <text:p>236</text:p>
          </table:table-cell>
          <table:table-cell ns41:value-type="float" table:style-name="ce34" office:value="338" office:value-type="float">
            <text:p>338</text:p>
          </table:table-cell>
          <table:table-cell ns41:value-type="float" table:style-name="ce34" office:value="841" office:value-type="float">
            <text:p>841</text:p>
          </table:table-cell>
          <table:table-cell ns41:value-type="float" table:style-name="ce34" office:value="810" office:value-type="float">
            <text:p>810</text:p>
          </table:table-cell>
          <table:table-cell ns41:value-type="float" table:style-name="ce35" office:value="1651" office:value-type="float">
            <text:p>1,651</text:p>
          </table:table-cell>
          <table:table-cell ns41:value-type="float" table:style-name="ce34" office:value="840" office:value-type="float">
            <text:p>840</text:p>
          </table:table-cell>
          <table:table-cell ns41:value-type="float" table:style-name="ce34" office:value="809" office:value-type="float">
            <text:p>80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54" office:value-type="float">
            <text:p>554</text:p>
          </table:table-cell>
          <table:table-cell ns41:value-type="float" table:style-name="ce34" office:value="485" office:value-type="float">
            <text:p>485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625" office:value-type="float">
            <text:p>625</text:p>
          </table:table-cell>
          <table:table-cell ns41:value-type="float" table:style-name="ce34" office:value="484" office:value-type="float">
            <text:p>484</text:p>
          </table:table-cell>
          <table:table-cell ns41:value-type="float" table:style-name="ce34" office:value="192" office:value-type="float">
            <text:p>192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409" office:value-type="float">
            <text:p>409</text:p>
          </table:table-cell>
          <table:table-cell ns41:value-type="float" table:style-name="ce34" office:value="381" office:value-type="float">
            <text:p>381</text:p>
          </table:table-cell>
          <table:table-cell table:style-name="ce34" table:number-columns-repeated="8"/>
          <table:table-cell ns41:value-type="float" table:style-name="ce34" office:value="17" office:value-type="float">
            <text:p>17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33" office:value-type="float">
            <text:p>33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8"/>
          <table:table-cell ns41:value-type="float" table:style-name="ce34" office:value="378" office:value-type="float">
            <text:p>378</text:p>
          </table:table-cell>
          <table:table-cell ns41:value-type="float" table:style-name="ce34" office:value="384" office:value-type="float">
            <text:p>38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Uithoorn</text:p>
          </table:table-cell>
          <table:table-cell table:style-name="Default"/>
          <table:table-cell ns41:value-type="float" table:style-name="ce75" office:value="251" office:value-type="float">
            <text:p>25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74" office:value-type="float">
            <text:p>274</text:p>
          </table:table-cell>
          <table:table-cell ns41:value-type="float" table:style-name="ce34" office:value="1" office:value-type="float">
            <text:p>1</text:p>
          </table:table-cell>
          <table:table-cell ns41:value-type="float" office:value="252" table:style-name="ce34" table:number-columns-repeated="2" office:value-type="float">
            <text:p>252</text:p>
          </table:table-cell>
          <table:table-cell ns41:value-type="float" table:style-name="ce34" office:value="650" office:value-type="float">
            <text:p>650</text:p>
          </table:table-cell>
          <table:table-cell ns41:value-type="float" table:style-name="ce34" office:value="644" office:value-type="float">
            <text:p>644</text:p>
          </table:table-cell>
          <table:table-cell ns41:value-type="float" table:style-name="ce35" office:value="1294" office:value-type="float">
            <text:p>1,294</text:p>
          </table:table-cell>
          <table:table-cell ns41:value-type="float" table:style-name="ce34" office:value="586" office:value-type="float">
            <text:p>586</text:p>
          </table:table-cell>
          <table:table-cell ns41:value-type="float" table:style-name="ce34" office:value="587" office:value-type="float">
            <text:p>587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22" office:value-type="float">
            <text:p>422</text:p>
          </table:table-cell>
          <table:table-cell ns41:value-type="float" table:style-name="ce34" office:value="392" office:value-type="float">
            <text:p>392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304" office:value-type="float">
            <text:p>304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249" office:value-type="float">
            <text:p>249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284" office:value-type="float">
            <text:p>284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 table:number-columns-repeated="6"/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322" office:value-type="float">
            <text:p>322</text:p>
          </table:table-cell>
          <table:table-cell table:style-name="ce34" table:number-columns-repeated="6"/>
          <table:table-cell ns41:value-type="float" table:style-name="ce34" office:value="22" office:value-type="float">
            <text:p>22</text:p>
          </table:table-cell>
          <table:table-cell ns41:value-type="float" table:style-name="ce34" office:value="24" office:value-type="float">
            <text:p>24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Urk (Eiland)</text:p>
          </table:table-cell>
          <table:table-cell table:style-name="Default"/>
          <table:table-cell ns41:value-type="float" table:style-name="ce75" office:value="216" office:value-type="float">
            <text:p>21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21" office:value-type="float">
            <text:p>221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586" office:value-type="float">
            <text:p>586</text:p>
          </table:table-cell>
          <table:table-cell ns41:value-type="float" table:style-name="ce35" office:value="1214" office:value-type="float">
            <text:p>1,214</text:p>
          </table:table-cell>
          <table:table-cell ns41:value-type="float" table:style-name="ce34" office:value="604" office:value-type="float">
            <text:p>604</text:p>
          </table:table-cell>
          <table:table-cell ns41:value-type="float" table:style-name="ce34" office:value="568" office:value-type="float">
            <text:p>568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390" office:value-type="float">
            <text:p>390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212" office:value-type="float">
            <text:p>212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574" office:value-type="float">
            <text:p>574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10"/>
          <table:table-cell ns41:value-type="float" table:style-name="ce34" office:value="262" office:value-type="float">
            <text:p>262</text:p>
          </table:table-cell>
          <table:table-cell ns41:value-type="float" table:style-name="ce34" office:value="252" office:value-type="float">
            <text:p>252</text:p>
          </table:table-cell>
          <table:table-cell table:style-name="ce34" table:number-columns-repeated="22"/>
          <table:table-cell ns41:value-type="float" table:style-name="ce34" office:value="365" office:value-type="float">
            <text:p>365</text:p>
          </table:table-cell>
          <table:table-cell ns41:value-type="float" table:style-name="ce34" office:value="334" office:value-type="float">
            <text:p>33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Ursem</text:p>
          </table:table-cell>
          <table:table-cell table:style-name="Default"/>
          <table:table-cell ns41:value-type="float" table:style-name="ce75" office:value="153" office:value-type="float">
            <text:p>15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63" office:value-type="float">
            <text:p>163</text:p>
          </table:table-cell>
          <table:table-cell table:style-name="ce34"/>
          <table:table-cell ns41:value-type="float" table:style-name="ce34" office:value="153" office:value-type="float">
            <text:p>153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453" office:value-type="float">
            <text:p>453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99" office:value-type="float">
            <text:p>899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410" office:value-type="float">
            <text:p>41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4" office:value-type="float">
            <text:p>3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248" office:value-type="float">
            <text:p>248</text:p>
          </table:table-cell>
          <table:table-cell ns41:value-type="float" table:style-name="ce34" office:value="232" office:value-type="float">
            <text:p>232</text:p>
          </table:table-cell>
          <table:table-cell table:style-name="ce34" table:number-columns-repeated="8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07" office:value-type="float">
            <text:p>207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Veenhuizen</text:p>
          </table:table-cell>
          <table:table-cell table:style-name="Default"/>
          <table:table-cell ns41:value-type="float" table:style-name="ce75" office:value="53" office:value-type="float">
            <text:p>5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4" office:value-type="float">
            <text:p>54</text:p>
          </table:table-cell>
          <table:table-cell table:style-name="ce34"/>
          <table:table-cell ns41:value-type="float" table:style-name="ce34" office:value="53" office:value-type="float">
            <text:p>53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4" office:value="89" office:value-type="float">
            <text:p>89</text:p>
          </table:table-cell>
          <table:table-cell ns41:value-type="float" table:style-name="ce34" office:value="82" office:value-type="float">
            <text:p>82</text:p>
          </table:table-cell>
          <table:table-cell table:style-name="ce34" table:number-columns-repeated="12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8"/>
          <table:table-cell ns41:value-type="float" table:style-name="ce34" office:value="77" office:value-type="float">
            <text:p>77</text:p>
          </table:table-cell>
          <table:table-cell ns41:value-type="float" table:style-name="ce34" office:value="59" office:value-type="float">
            <text:p>59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Velzen</text:p>
          </table:table-cell>
          <table:table-cell table:style-name="Default"/>
          <table:table-cell ns41:value-type="float" table:style-name="ce75" office:value="248" office:value-type="float">
            <text:p>248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66" office:value-type="float">
            <text:p>266</text:p>
          </table:table-cell>
          <table:table-cell table:style-name="ce34"/>
          <table:table-cell ns41:value-type="float" table:style-name="ce34" office:value="248" office:value-type="float">
            <text:p>248</text:p>
          </table:table-cell>
          <table:table-cell ns41:value-type="float" table:style-name="ce34" office:value="442" office:value-type="float">
            <text:p>442</text:p>
          </table:table-cell>
          <table:table-cell ns41:value-type="float" table:style-name="ce35" office:value="1073" office:value-type="float">
            <text:p>1,073</text:p>
          </table:table-cell>
          <table:table-cell ns41:value-type="float" table:style-name="ce35" office:value="1164" office:value-type="float">
            <text:p>1,164</text:p>
          </table:table-cell>
          <table:table-cell ns41:value-type="float" table:style-name="ce35" office:value="2237" office:value-type="float">
            <text:p>2,237</text:p>
          </table:table-cell>
          <table:table-cell ns41:value-type="float" table:style-name="ce34" office:value="988" office:value-type="float">
            <text:p>988</text:p>
          </table:table-cell>
          <table:table-cell ns41:value-type="float" table:style-name="ce35" office:value="1072" office:value-type="float">
            <text:p>1,072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91" office:value-type="float">
            <text:p>9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692" office:value-type="float">
            <text:p>692</text:p>
          </table:table-cell>
          <table:table-cell ns41:value-type="float" table:style-name="ce34" office:value="734" office:value-type="float">
            <text:p>734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662" office:value-type="float">
            <text:p>662</text:p>
          </table:table-cell>
          <table:table-cell ns41:value-type="float" table:style-name="ce34" office:value="646" office:value-type="float">
            <text:p>646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333" office:value-type="float">
            <text:p>333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153" office:value-type="float">
            <text:p>153</text:p>
          </table:table-cell>
          <table:table-cell table:style-name="ce34" table:number-columns-repeated="2"/>
          <table:table-cell ns41:value-type="float" table:style-name="ce34" office:value="37" office:value-type="float">
            <text:p>37</text:p>
          </table:table-cell>
          <table:table-cell ns41:value-type="float" table:style-name="ce34" office:value="24" office:value-type="float">
            <text:p>2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ns41:value-type="float" table:style-name="ce34" office:value="400" office:value-type="float">
            <text:p>400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3" office:value-type="float">
            <text:p>33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624" office:value-type="float">
            <text:p>624</text:p>
          </table:table-cell>
          <table:table-cell ns41:value-type="float" table:style-name="ce34" office:value="680" office:value-type="float">
            <text:p>680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Venhuizen</text:p>
          </table:table-cell>
          <table:table-cell table:style-name="Default"/>
          <table:table-cell ns41:value-type="float" table:style-name="ce75" office:value="272" office:value-type="float">
            <text:p>27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88" office:value-type="float">
            <text:p>288</text:p>
          </table:table-cell>
          <table:table-cell table:style-name="ce34"/>
          <table:table-cell ns41:value-type="float" table:style-name="ce34" office:value="272" office:value-type="float">
            <text:p>272</text:p>
          </table:table-cell>
          <table:table-cell ns41:value-type="float" table:style-name="ce34" office:value="323" office:value-type="float">
            <text:p>323</text:p>
          </table:table-cell>
          <table:table-cell ns41:value-type="float" table:style-name="ce34" office:value="769" office:value-type="float">
            <text:p>769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35" office:value="1586" office:value-type="float">
            <text:p>1,586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769" office:value-type="float">
            <text:p>769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47" office:value-type="float">
            <text:p>47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486" office:value-type="float">
            <text:p>486</text:p>
          </table:table-cell>
          <table:table-cell ns41:value-type="float" table:style-name="ce34" office:value="497" office:value-type="float">
            <text:p>497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561" office:value-type="float">
            <text:p>561</text:p>
          </table:table-cell>
          <table:table-cell ns41:value-type="float" table:style-name="ce34" office:value="551" office:value-type="float">
            <text:p>551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90" office:value-type="float">
            <text:p>490</text:p>
          </table:table-cell>
          <table:table-cell ns41:value-type="float" table:style-name="ce34" office:value="517" office:value-type="float">
            <text:p>517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ns41:value-type="float" table:style-name="ce34" office:value="271" office:value-type="float">
            <text:p>271</text:p>
          </table:table-cell>
          <table:table-cell ns41:value-type="float" table:style-name="ce34" office:value="296" office:value-type="float">
            <text:p>29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Vlieland (Eiland)</text:p>
          </table:table-cell>
          <table:table-cell table:style-name="Default"/>
          <table:table-cell ns41:value-type="float" table:style-name="ce75" office:value="111" office:value-type="float">
            <text:p>111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153" office:value-type="float">
            <text:p>153</text:p>
          </table:table-cell>
          <table:table-cell table:style-name="ce34"/>
          <table:table-cell ns41:value-type="float" table:style-name="ce34" office:value="111" office:value-type="float">
            <text:p>111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29" office:value-type="float">
            <text:p>2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327" office:value-type="float">
            <text:p>327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5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arder</text:p>
          </table:table-cell>
          <table:table-cell table:style-name="Default"/>
          <table:table-cell ns41:value-type="float" table:style-name="ce75" office:value="65" office:value-type="float">
            <text:p>6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0" office:value-type="float">
            <text:p>70</text:p>
          </table:table-cell>
          <table:table-cell table:style-name="ce34"/>
          <table:table-cell ns41:value-type="float" table:style-name="ce34" office:value="65" office:value-type="float">
            <text:p>6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93" office:value-type="float">
            <text:p>93</text:p>
          </table:table-cell>
          <table:table-cell ns41:value-type="float" office:value="63" table:style-name="ce34" table:number-columns-repeated="2" office:value-type="float">
            <text:p>6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46" office:value-type="float">
            <text:p>4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0"/>
          <table:table-cell ns41:value-type="float" table:style-name="ce34" office:value="165" office:value-type="float">
            <text:p>165</text:p>
          </table:table-cell>
          <table:table-cell ns41:value-type="float" table:style-name="ce34" office:value="160" office:value-type="float">
            <text:p>160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armenhuizen</text:p>
          </table:table-cell>
          <table:table-cell table:style-name="Default"/>
          <table:table-cell ns41:value-type="float" table:style-name="ce75" office:value="174" office:value-type="float">
            <text:p>17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78" office:value-type="float">
            <text:p>178</text:p>
          </table:table-cell>
          <table:table-cell table:style-name="ce34"/>
          <table:table-cell ns41:value-type="float" table:style-name="ce34" office:value="174" office:value-type="float">
            <text:p>174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ce34" office:value="974" office:value-type="float">
            <text:p>974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5" office:value-type="float">
            <text:p>2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313" office:value-type="float">
            <text:p>313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282" office:value-type="float">
            <text:p>282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209" office:value-type="float">
            <text:p>209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3" office:value-type="float">
            <text:p>1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atergraafsmeer</text:p>
          </table:table-cell>
          <table:table-cell table:style-name="Default"/>
          <table:table-cell ns41:value-type="float" table:style-name="ce75" office:value="120" office:value-type="float">
            <text:p>12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28" office:value-type="float">
            <text:p>128</text:p>
          </table:table-cell>
          <table:table-cell table:style-name="ce34"/>
          <table:table-cell ns41:value-type="float" table:style-name="ce34" office:value="120" office:value-type="float">
            <text:p>120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21" office:value-type="float">
            <text:p>221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76" office:value-type="float">
            <text:p>76</text:p>
          </table:table-cell>
          <table:table-cell table:style-name="ce34" table:number-columns-repeated="2"/>
          <table:table-cell ns41:value-type="float" table:style-name="ce34" office:value="41" office:value-type="float">
            <text:p>41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6"/>
          <table:table-cell ns41:value-type="float" table:style-name="ce34" office:value="184" office:value-type="float">
            <text:p>184</text:p>
          </table:table-cell>
          <table:table-cell ns41:value-type="float" table:style-name="ce34" office:value="190" office:value-type="float">
            <text:p>190</text:p>
          </table:table-cell>
          <table:table-cell table:style-name="ce34" table:number-columns-repeated="8"/>
          <table:table-cell ns41:value-type="float" table:style-name="ce34" office:value="24" office:value-type="float">
            <text:p>24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20" office:value-type="float">
            <text:p>2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8"/>
          <table:table-cell ns41:value-type="float" table:style-name="ce34" office:value="90" office:value-type="float">
            <text:p>90</text:p>
          </table:table-cell>
          <table:table-cell ns41:value-type="float" table:style-name="ce34" office:value="84" office:value-type="float">
            <text:p>8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eespercarspel</text:p>
          </table:table-cell>
          <table:table-cell table:style-name="Default"/>
          <table:table-cell ns41:value-type="float" table:style-name="ce75" office:value="223" office:value-type="float">
            <text:p>22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33" office:value-type="float">
            <text:p>233</text:p>
          </table:table-cell>
          <table:table-cell table:style-name="ce34"/>
          <table:table-cell ns41:value-type="float" table:style-name="ce34" office:value="223" office:value-type="float">
            <text:p>223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732" office:value-type="float">
            <text:p>732</text:p>
          </table:table-cell>
          <table:table-cell ns41:value-type="float" table:style-name="ce34" office:value="638" office:value-type="float">
            <text:p>638</text:p>
          </table:table-cell>
          <table:table-cell ns41:value-type="float" table:style-name="ce34" office:value="1370" office:value-type="float">
            <text:p>1370</text:p>
          </table:table-cell>
          <table:table-cell ns41:value-type="float" table:style-name="ce34" office:value="728" office:value-type="float">
            <text:p>728</text:p>
          </table:table-cell>
          <table:table-cell ns41:value-type="float" table:style-name="ce34" office:value="635" office:value-type="float">
            <text:p>63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505" office:value-type="float">
            <text:p>505</text:p>
          </table:table-cell>
          <table:table-cell ns41:value-type="float" table:style-name="ce34" office:value="403" office:value-type="float">
            <text:p>403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307" office:value-type="float">
            <text:p>307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73" office:value-type="float">
            <text:p>17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359" office:value-type="float">
            <text:p>359</text:p>
          </table:table-cell>
          <table:table-cell ns41:value-type="float" table:style-name="ce34" office:value="332" office:value-type="float">
            <text:p>332</text:p>
          </table:table-cell>
          <table:table-cell table:style-name="ce34" table:number-columns-repeated="8"/>
          <table:table-cell ns41:value-type="float" table:style-name="ce34" office:value="22" office:value-type="float">
            <text:p>22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348" office:value-type="float">
            <text:p>348</text:p>
          </table:table-cell>
          <table:table-cell ns41:value-type="float" table:style-name="ce34" office:value="293" office:value-type="float">
            <text:p>293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ervershof</text:p>
          </table:table-cell>
          <table:table-cell table:style-name="Default"/>
          <table:table-cell ns41:value-type="float" table:style-name="ce75" office:value="117" office:value-type="float">
            <text:p>11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23" office:value-type="float">
            <text:p>123</text:p>
          </table:table-cell>
          <table:table-cell table:style-name="ce34"/>
          <table:table-cell ns41:value-type="float" table:style-name="ce34" office:value="117" office:value-type="float">
            <text:p>117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677" office:value-type="float">
            <text:p>677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59" office:value-type="float">
            <text:p>59</text:p>
          </table:table-cell>
          <table:table-cell ns41:value-type="float" table:style-name="ce34" office:value="78" office:value-type="float">
            <text:p>78</text:p>
          </table:table-cell>
          <table:table-cell table:style-name="ce34" table:number-columns-repeated="12"/>
          <table:table-cell ns41:value-type="float" table:style-name="ce34" office:value="1" office:value-type="float">
            <text:p>1</text:p>
          </table:table-cell>
          <table:table-cell table:style-name="ce34" table:number-columns-repeated="9"/>
          <table:table-cell ns41:value-type="float" table:style-name="ce34" office:value="261" office:value-type="float">
            <text:p>261</text:p>
          </table:table-cell>
          <table:table-cell ns41:value-type="float" table:style-name="ce34" office:value="278" office:value-type="float">
            <text:p>278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estwoud</text:p>
          </table:table-cell>
          <table:table-cell table:style-name="Default"/>
          <table:table-cell ns41:value-type="float" table:style-name="ce75" office:value="115" office:value-type="float">
            <text:p>11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21" office:value-type="float">
            <text:p>121</text:p>
          </table:table-cell>
          <table:table-cell table:style-name="ce34"/>
          <table:table-cell ns41:value-type="float" table:style-name="ce34" office:value="115" office:value-type="float">
            <text:p>115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381" office:value-type="float">
            <text:p>381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782" office:value-type="float">
            <text:p>782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52" office:value-type="float">
            <text:p>252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48" office:value-type="float">
            <text:p>148</text:p>
          </table:table-cell>
          <table:table-cell ns41:value-type="float" table:style-name="ce34" office:value="160" office:value-type="float">
            <text:p>160</text:p>
          </table:table-cell>
          <table:table-cell table:style-name="ce34" table:number-columns-repeated="1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238" office:value-type="float">
            <text:p>238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estzaan</text:p>
          </table:table-cell>
          <table:table-cell table:style-name="Default"/>
          <table:table-cell ns41:value-type="float" table:style-name="ce75" office:value="311" office:value-type="float">
            <text:p>311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406" office:value-type="float">
            <text:p>406</text:p>
          </table:table-cell>
          <table:table-cell table:style-name="ce34"/>
          <table:table-cell ns41:value-type="float" table:style-name="ce34" office:value="311" office:value-type="float">
            <text:p>311</text:p>
          </table:table-cell>
          <table:table-cell ns41:value-type="float" table:style-name="ce34" office:value="491" office:value-type="float">
            <text:p>491</text:p>
          </table:table-cell>
          <table:table-cell ns41:value-type="float" table:style-name="ce35" office:value="1191" office:value-type="float">
            <text:p>1,191</text:p>
          </table:table-cell>
          <table:table-cell ns41:value-type="float" table:style-name="ce35" office:value="1177" office:value-type="float">
            <text:p>1,177</text:p>
          </table:table-cell>
          <table:table-cell ns41:value-type="float" table:style-name="ce35" office:value="2368" office:value-type="float">
            <text:p>2,368</text:p>
          </table:table-cell>
          <table:table-cell ns41:value-type="float" table:style-name="ce35" office:value="1168" office:value-type="float">
            <text:p>1,168</text:p>
          </table:table-cell>
          <table:table-cell ns41:value-type="float" table:style-name="ce35" office:value="1143" office:value-type="float">
            <text:p>1,143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774" office:value-type="float">
            <text:p>774</text:p>
          </table:table-cell>
          <table:table-cell ns41:value-type="float" table:style-name="ce34" office:value="714" office:value-type="float">
            <text:p>714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08" office:value-type="float">
            <text:p>908</text:p>
          </table:table-cell>
          <table:table-cell ns41:value-type="float" table:style-name="ce34" office:value="799" office:value-type="float">
            <text:p>799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table:style-name="ce34" table:number-columns-repeated="7"/>
          <table:table-cell ns41:value-type="float" table:style-name="ce34" office:value="833" office:value-type="float">
            <text:p>833</text:p>
          </table:table-cell>
          <table:table-cell ns41:value-type="float" table:style-name="ce34" office:value="844" office:value-type="float">
            <text:p>844</text:p>
          </table:table-cell>
          <table:table-cell table:style-name="ce34" table:number-columns-repeated="8"/>
          <table:table-cell ns41:value-type="float" table:style-name="ce34" office:value="12" office:value-type="float">
            <text:p>12</text:p>
          </table:table-cell>
          <table:table-cell ns41:value-type="float" table:style-name="ce34" office:value="13" office:value-type="float">
            <text:p>1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216" office:value-type="float">
            <text:p>216</text:p>
          </table:table-cell>
          <table:table-cell table:style-name="ce34" table:number-columns-repeated="6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eringen (Eiland)</text:p>
          </table:table-cell>
          <table:table-cell table:style-name="Default"/>
          <table:table-cell ns41:value-type="float" table:style-name="ce75" office:value="331" office:value-type="float">
            <text:p>33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347" office:value-type="float">
            <text:p>347</text:p>
          </table:table-cell>
          <table:table-cell table:style-name="ce34"/>
          <table:table-cell ns41:value-type="float" table:style-name="ce34" office:value="331" office:value-type="float">
            <text:p>331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924" office:value-type="float">
            <text:p>924</text:p>
          </table:table-cell>
          <table:table-cell ns41:value-type="float" table:style-name="ce34" office:value="885" office:value-type="float">
            <text:p>885</text:p>
          </table:table-cell>
          <table:table-cell ns41:value-type="float" table:style-name="ce35" office:value="1809" office:value-type="float">
            <text:p>1,809</text:p>
          </table:table-cell>
          <table:table-cell ns41:value-type="float" table:style-name="ce34" office:value="892" office:value-type="float">
            <text:p>892</text:p>
          </table:table-cell>
          <table:table-cell ns41:value-type="float" table:style-name="ce34" office:value="871" office:value-type="float">
            <text:p>871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602" office:value-type="float">
            <text:p>602</text:p>
          </table:table-cell>
          <table:table-cell ns41:value-type="float" table:style-name="ce34" office:value="527" office:value-type="float">
            <text:p>527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773" office:value-type="float">
            <text:p>773</text:p>
          </table:table-cell>
          <table:table-cell ns41:value-type="float" table:style-name="ce34" office:value="789" office:value-type="float">
            <text:p>789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641" office:value-type="float">
            <text:p>641</text:p>
          </table:table-cell>
          <table:table-cell ns41:value-type="float" table:style-name="ce34" office:value="628" office:value-type="float">
            <text:p>628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47" office:value-type="float">
            <text:p>147</text:p>
          </table:table-cell>
          <table:table-cell ns41:value-type="float" table:style-name="ce34" office:value="142" office:value-type="float">
            <text:p>142</text:p>
          </table:table-cell>
          <table:table-cell table:style-name="ce34" table:number-columns-repeated="8"/>
          <table:table-cell ns41:value-type="float" table:style-name="ce34" office:value="130" office:value-type="float">
            <text:p>130</text:p>
          </table:table-cell>
          <table:table-cell ns41:value-type="float" table:style-name="ce34" office:value="114" office:value-type="float">
            <text:p>114</text:p>
          </table:table-cell>
          <table:table-cell table:style-name="ce34" table:number-columns-repeated="6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eringerwaard</text:p>
          </table:table-cell>
          <table:table-cell table:style-name="Default"/>
          <table:table-cell ns41:value-type="float" table:style-name="ce75" office:value="158" office:value-type="float">
            <text:p>15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63" office:value-type="float">
            <text:p>163</text:p>
          </table:table-cell>
          <table:table-cell table:style-name="ce34"/>
          <table:table-cell ns41:value-type="float" table:style-name="ce34" office:value="158" office:value-type="float">
            <text:p>158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522" office:value-type="float">
            <text:p>522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5" office:value="1035" office:value-type="float">
            <text:p>1,035</text:p>
          </table:table-cell>
          <table:table-cell ns41:value-type="float" table:style-name="ce34" office:value="482" office:value-type="float">
            <text:p>482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336" office:value-type="float">
            <text:p>336</text:p>
          </table:table-cell>
          <table:table-cell ns41:value-type="float" table:style-name="ce34" office:value="318" office:value-type="float">
            <text:p>318</text:p>
          </table:table-cell>
          <table:table-cell ns41:value-type="float" office:value="164" table:style-name="ce34" table:number-columns-repeated="2" office:value-type="float">
            <text:p>164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218" office:value-type="float">
            <text:p>218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421" office:value-type="float">
            <text:p>421</text:p>
          </table:table-cell>
          <table:table-cell ns41:value-type="float" table:style-name="ce34" office:value="414" office:value-type="float">
            <text:p>414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89" office:value-type="float">
            <text:p>89</text:p>
          </table:table-cell>
          <table:table-cell ns41:value-type="float" table:style-name="ce34" office:value="87" office:value-type="float">
            <text:p>87</text:p>
          </table:table-cell>
          <table:table-cell table:style-name="ce34" table:number-columns-repeated="8"/>
          <table:table-cell ns41:value-type="float" table:style-name="ce34" office:value="9" office:value-type="float">
            <text:p>9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mmenum</text:p>
          </table:table-cell>
          <table:table-cell table:style-name="Default"/>
          <table:table-cell ns41:value-type="float" table:style-name="ce75" office:value="21" office:value-type="float">
            <text:p>21</text:p>
          </table:table-cell>
          <table:table-cell table:style-name="ce34"/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float" table:style-name="ce34" office:value="21" office:value-type="float">
            <text:p>21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36" office:value-type="float">
            <text:p>36</text:p>
          </table:table-cell>
          <table:table-cell ns41:value-type="float" office:value="18" table:style-name="ce34" table:number-columns-repeated="2" office:value-type="float">
            <text:p>1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0"/>
          <table:table-cell ns41:value-type="float" table:style-name="ce34" office:value="21" office:value-type="float">
            <text:p>21</text:p>
          </table:table-cell>
          <table:table-cell ns41:value-type="float" table:style-name="ce34" office:value="23" office:value-type="float">
            <text:p>23</text:p>
          </table:table-cell>
          <table:table-cell table:style-name="ce34" table:number-columns-repeated="22"/>
          <table:table-cell ns41:value-type="float" table:style-name="ce34" office:value="48" office:value-type="float">
            <text:p>48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10"/>
          <table:table-cell ns41:value-type="float" table:style-name="ce34" office:value="3" office:value-type="float">
            <text:p>3</text:p>
          </table:table-cell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nkel</text:p>
          </table:table-cell>
          <table:table-cell table:style-name="Default"/>
          <table:table-cell ns41:value-type="float" table:style-name="ce75" office:value="198" office:value-type="float">
            <text:p>198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17" office:value-type="float">
            <text:p>217</text:p>
          </table:table-cell>
          <table:table-cell table:style-name="ce34"/>
          <table:table-cell ns41:value-type="float" table:style-name="ce34" office:value="198" office:value-type="float">
            <text:p>198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613" office:value-type="float">
            <text:p>613</text:p>
          </table:table-cell>
          <table:table-cell ns41:value-type="float" table:style-name="ce34" office:value="563" office:value-type="float">
            <text:p>563</text:p>
          </table:table-cell>
          <table:table-cell ns41:value-type="float" table:style-name="ce35" office:value="1176" office:value-type="float">
            <text:p>1,176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553" office:value-type="float">
            <text:p>553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383" office:value-type="float">
            <text:p>383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308" office:value-type="float">
            <text:p>308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6"/>
          <table:table-cell ns41:value-type="float" table:style-name="ce34" office:value="541" office:value-type="float">
            <text:p>541</text:p>
          </table:table-cell>
          <table:table-cell ns41:value-type="float" table:style-name="ce34" office:value="498" office:value-type="float">
            <text:p>498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32" office:value-type="float">
            <text:p>32</text:p>
          </table:table-cell>
          <table:table-cell ns41:value-type="float" table:style-name="ce34" office:value="34" office:value-type="float">
            <text:p>34</text:p>
          </table:table-cell>
          <table:table-cell table:style-name="ce34" table:number-columns-repeated="8"/>
          <table:table-cell ns41:value-type="float" table:style-name="ce34" office:value="37" office:value-type="float">
            <text:p>37</text:p>
          </table:table-cell>
          <table:table-cell ns41:value-type="float" table:style-name="ce34" office:value="27" office:value-type="float">
            <text:p>27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ognum e.a.</text:p>
          </table:table-cell>
          <table:table-cell table:style-name="Default"/>
          <table:table-cell ns41:value-type="float" table:style-name="ce75" office:value="196" office:value-type="float">
            <text:p>19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00" office:value-type="float">
            <text:p>200</text:p>
          </table:table-cell>
          <table:table-cell table:style-name="ce34"/>
          <table:table-cell ns41:value-type="float" table:style-name="ce34" office:value="196" office:value-type="float">
            <text:p>196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4" office:value="593" office:value-type="float">
            <text:p>593</text:p>
          </table:table-cell>
          <table:table-cell ns41:value-type="float" table:style-name="ce34" office:value="1210" office:value-type="float">
            <text:p>1210</text:p>
          </table:table-cell>
          <table:table-cell ns41:value-type="float" table:style-name="ce34" office:value="578" office:value-type="float">
            <text:p>578</text:p>
          </table:table-cell>
          <table:table-cell ns41:value-type="float" table:style-name="ce34" office:value="555" office:value-type="float">
            <text:p>555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36" office:value-type="float">
            <text:p>3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97" office:value-type="float">
            <text:p>397</text:p>
          </table:table-cell>
          <table:table-cell ns41:value-type="float" table:style-name="ce34" office:value="367" office:value-type="float">
            <text:p>367</text:p>
          </table:table-cell>
          <table:table-cell ns41:value-type="float" office:value="188" table:style-name="ce34" table:number-columns-repeated="2" office:value-type="float">
            <text:p>188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05" office:value-type="float">
            <text:p>205</text:p>
          </table:table-cell>
          <table:table-cell ns41:value-type="float" table:style-name="ce34" office:value="195" office:value-type="float">
            <text:p>195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12"/>
          <table:table-cell ns41:value-type="float" table:style-name="ce34" office:value="410" office:value-type="float">
            <text:p>410</text:p>
          </table:table-cell>
          <table:table-cell ns41:value-type="float" table:style-name="ce34" office:value="397" office:value-type="float">
            <text:p>397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ormer</text:p>
          </table:table-cell>
          <table:table-cell table:style-name="Default"/>
          <table:table-cell ns41:value-type="float" table:style-name="ce75" office:value="222" office:value-type="float">
            <text:p>222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287" office:value-type="float">
            <text:p>287</text:p>
          </table:table-cell>
          <table:table-cell table:style-name="ce34"/>
          <table:table-cell ns41:value-type="float" table:style-name="ce34" office:value="222" office:value-type="float">
            <text:p>222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661" office:value-type="float">
            <text:p>661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5" office:value="1304" office:value-type="float">
            <text:p>1,304</text:p>
          </table:table-cell>
          <table:table-cell ns41:value-type="float" table:style-name="ce34" office:value="641" office:value-type="float">
            <text:p>641</text:p>
          </table:table-cell>
          <table:table-cell ns41:value-type="float" table:style-name="ce34" office:value="621" office:value-type="float">
            <text:p>62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14" office:value-type="float">
            <text:p>14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433" office:value-type="float">
            <text:p>433</text:p>
          </table:table-cell>
          <table:table-cell ns41:value-type="float" table:style-name="ce34" office:value="388" office:value-type="float">
            <text:p>388</text:p>
          </table:table-cell>
          <table:table-cell ns41:value-type="float" office:value="191" table:style-name="ce34" table:number-columns-repeated="2" office:value-type="float">
            <text:p>191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469" office:value-type="float">
            <text:p>469</text:p>
          </table:table-cell>
          <table:table-cell ns41:value-type="float" table:style-name="ce34" office:value="391" office:value-type="float">
            <text:p>391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440" office:value-type="float">
            <text:p>440</text:p>
          </table:table-cell>
          <table:table-cell ns41:value-type="float" table:style-name="ce34" office:value="427" office:value-type="float">
            <text:p>427</text:p>
          </table:table-cell>
          <table:table-cell table:style-name="ce34" table:number-columns-repeated="8"/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68" office:value-type="float">
            <text:p>68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8"/>
          <table:table-cell ns41:value-type="float" table:style-name="ce34" office:value="145" office:value-type="float">
            <text:p>145</text:p>
          </table:table-cell>
          <table:table-cell ns41:value-type="float" table:style-name="ce34" office:value="174" office:value-type="float">
            <text:p>174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ormerveer</text:p>
          </table:table-cell>
          <table:table-cell table:style-name="Default"/>
          <table:table-cell ns41:value-type="float" table:style-name="ce75" office:value="375" office:value-type="float">
            <text:p>375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633" office:value-type="float">
            <text:p>633</text:p>
          </table:table-cell>
          <table:table-cell ns41:value-type="float" table:style-name="ce35" office:value="1462" office:value-type="float">
            <text:p>1,462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5" office:value="3002" office:value-type="float">
            <text:p>3,002</text:p>
          </table:table-cell>
          <table:table-cell ns41:value-type="float" table:style-name="ce35" office:value="1414" office:value-type="float">
            <text:p>1,414</text:p>
          </table:table-cell>
          <table:table-cell ns41:value-type="float" table:style-name="ce35" office:value="1513" office:value-type="float">
            <text:p>1,513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25" office:value-type="float">
            <text:p>925</text:p>
          </table:table-cell>
          <table:table-cell ns41:value-type="float" table:style-name="ce34" office:value="929" office:value-type="float">
            <text:p>929</text:p>
          </table:table-cell>
          <table:table-cell ns41:value-type="float" table:style-name="ce34" office:value="485" office:value-type="float">
            <text:p>485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5" office:value="1073" office:value-type="float">
            <text:p>1,073</text:p>
          </table:table-cell>
          <table:table-cell ns41:value-type="float" table:style-name="ce35" office:value="1021" office:value-type="float">
            <text:p>1,021</text:p>
          </table:table-cell>
          <table:table-cell ns41:value-type="float" table:style-name="ce34" office:value="307" office:value-type="float">
            <text:p>307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68" office:value-type="float">
            <text:p>68</text:p>
          </table:table-cell>
          <table:table-cell table:style-name="ce34" table:number-columns-repeated="2"/>
          <table:table-cell ns41:value-type="float" table:style-name="ce34" office:value="23" office:value-type="float">
            <text:p>23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4"/>
          <table:table-cell ns41:value-type="float" table:style-name="ce34" office:value="917" office:value-type="float">
            <text:p>917</text:p>
          </table:table-cell>
          <table:table-cell ns41:value-type="float" table:style-name="ce35" office:value="1021" office:value-type="float">
            <text:p>1,021</text:p>
          </table:table-cell>
          <table:table-cell table:style-name="ce34" table:number-columns-repeated="8"/>
          <table:table-cell ns41:value-type="float" table:style-name="ce34" office:value="26" office:value-type="float">
            <text:p>26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2"/>
          <table:table-cell ns41:value-type="float" table:style-name="ce34" office:value="275" office:value-type="float">
            <text:p>275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36" office:value-type="float">
            <text:p>236</text:p>
          </table:table-cell>
          <table:table-cell ns41:value-type="float" table:style-name="ce34" office:value="234" office:value-type="float">
            <text:p>234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9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jdenes</text:p>
          </table:table-cell>
          <table:table-cell table:style-name="Default"/>
          <table:table-cell ns41:value-type="float" table:style-name="ce75" office:value="102" office:value-type="float">
            <text:p>102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146" office:value-type="float">
            <text:p>146</text:p>
          </table:table-cell>
          <table:table-cell table:style-name="ce34"/>
          <table:table-cell ns41:value-type="float" table:style-name="ce34" office:value="102" office:value-type="float">
            <text:p>102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557" office:value-type="float">
            <text:p>557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table:style-name="ce34" office:value="16" office:value-type="float">
            <text:p>16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68" office:value-type="float">
            <text:p>168</text:p>
          </table:table-cell>
          <table:table-cell ns41:value-type="float" office:value="101" table:style-name="ce34" table:number-columns-repeated="2" office:value-type="float">
            <text:p>10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0" office:value-type="float">
            <text:p>20</text:p>
          </table:table-cell>
          <table:table-cell ns41:value-type="float" office:value="180" table:style-name="ce34" table:number-columns-repeated="2" office:value-type="float">
            <text:p>180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1"/>
          <table:table-cell ns41:value-type="float" table:style-name="ce34" office:value="259" office:value-type="float">
            <text:p>259</text:p>
          </table:table-cell>
          <table:table-cell ns41:value-type="float" table:style-name="ce34" office:value="282" office:value-type="float">
            <text:p>282</text:p>
          </table:table-cell>
          <table:table-cell table:style-name="ce34" table:number-columns-repeated="20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jdewormer</text:p>
          </table:table-cell>
          <table:table-cell table:style-name="Default"/>
          <table:table-cell ns41:value-type="float" table:style-name="ce75" office:value="87" office:value-type="float">
            <text:p>87</text:p>
          </table:table-cell>
          <table:table-cell table:style-name="ce34"/>
          <table:table-cell ns41:value-type="float" table:style-name="ce34" office:value="87" office:value-type="float">
            <text:p>87</text:p>
          </table:table-cell>
          <table:table-cell table:style-name="ce34"/>
          <table:table-cell ns41:value-type="float" table:style-name="ce34" office:value="87" office:value-type="float">
            <text:p>87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176" office:value-type="float">
            <text:p>176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131" office:value-type="float">
            <text:p>131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47" office:value-type="float">
            <text:p>147</text:p>
          </table:table-cell>
          <table:table-cell ns41:value-type="float" table:style-name="ce34" office:value="131" office:value-type="float">
            <text:p>131</text:p>
          </table:table-cell>
          <table:table-cell table:style-name="ce34" table:number-columns-repeated="8"/>
          <table:table-cell ns41:value-type="float" table:style-name="ce34" office:value="11" office:value-type="float">
            <text:p>11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16" office:value-type="float">
            <text:p>16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8"/>
          <table:table-cell ns41:value-type="float" table:style-name="ce34" office:value="102" office:value-type="float">
            <text:p>102</text:p>
          </table:table-cell>
          <table:table-cell ns41:value-type="float" table:style-name="ce34" office:value="104" office:value-type="float">
            <text:p>10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Wijk aan Zee en Duin</text:p>
          </table:table-cell>
          <table:table-cell table:style-name="Default"/>
          <table:table-cell ns41:value-type="float" table:style-name="ce75" office:value="129" office:value-type="float">
            <text:p>129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81" office:value-type="float">
            <text:p>181</text:p>
          </table:table-cell>
          <table:table-cell table:style-name="ce34"/>
          <table:table-cell ns41:value-type="float" table:style-name="ce34" office:value="129" office:value-type="float">
            <text:p>129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385" office:value-type="float">
            <text:p>385</text:p>
          </table:table-cell>
          <table:table-cell ns41:value-type="float" table:style-name="ce34" office:value="354" office:value-type="float">
            <text:p>354</text:p>
          </table:table-cell>
          <table:table-cell ns41:value-type="float" table:style-name="ce34" office:value="739" office:value-type="float">
            <text:p>739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53" office:value-type="float">
            <text:p>253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6" office:value-type="float">
            <text:p>1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01" office:value-type="float">
            <text:p>101</text:p>
          </table:table-cell>
          <table:table-cell table:style-name="ce34" table:number-columns-repeated="8"/>
          <table:table-cell ns41:value-type="float" table:style-name="ce34" office:value="7" office:value-type="float">
            <text:p>7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8"/>
          <table:table-cell ns41:value-type="float" table:style-name="ce34" office:value="262" office:value-type="float">
            <text:p>262</text:p>
          </table:table-cell>
          <table:table-cell ns41:value-type="float" table:style-name="ce34" office:value="244" office:value-type="float">
            <text:p>24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aandijk</text:p>
          </table:table-cell>
          <table:table-cell table:style-name="Default"/>
          <table:table-cell ns41:value-type="float" table:style-name="ce75" office:value="296" office:value-type="float">
            <text:p>296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369" office:value-type="float">
            <text:p>369</text:p>
          </table:table-cell>
          <table:table-cell table:style-name="ce34"/>
          <table:table-cell ns41:value-type="float" table:style-name="ce34" office:value="296" office:value-type="float">
            <text:p>296</text:p>
          </table:table-cell>
          <table:table-cell ns41:value-type="float" table:style-name="ce34" office:value="498" office:value-type="float">
            <text:p>498</text:p>
          </table:table-cell>
          <table:table-cell ns41:value-type="float" table:style-name="ce35" office:value="1069" office:value-type="float">
            <text:p>1,069</text:p>
          </table:table-cell>
          <table:table-cell ns41:value-type="float" table:style-name="ce35" office:value="1183" office:value-type="float">
            <text:p>1,183</text:p>
          </table:table-cell>
          <table:table-cell ns41:value-type="float" table:style-name="ce35" office:value="2252" office:value-type="float">
            <text:p>2,252</text:p>
          </table:table-cell>
          <table:table-cell ns41:value-type="float" table:style-name="ce35" office:value="1052" office:value-type="float">
            <text:p>1,052</text:p>
          </table:table-cell>
          <table:table-cell ns41:value-type="float" table:style-name="ce35" office:value="1156" office:value-type="float">
            <text:p>1,156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722" office:value-type="float">
            <text:p>722</text:p>
          </table:table-cell>
          <table:table-cell ns41:value-type="float" table:style-name="ce34" office:value="360" office:value-type="float">
            <text:p>360</text:p>
          </table:table-cell>
          <table:table-cell ns41:value-type="float" table:style-name="ce34" office:value="362" office:value-type="float">
            <text:p>362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771" office:value-type="float">
            <text:p>771</text:p>
          </table:table-cell>
          <table:table-cell ns41:value-type="float" table:style-name="ce34" office:value="740" office:value-type="float">
            <text:p>740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table:style-name="ce34" table:number-columns-repeated="7"/>
          <table:table-cell ns41:value-type="float" table:style-name="ce34" office:value="811" office:value-type="float">
            <text:p>811</text:p>
          </table:table-cell>
          <table:table-cell ns41:value-type="float" table:style-name="ce34" office:value="892" office:value-type="float">
            <text:p>892</text:p>
          </table:table-cell>
          <table:table-cell table:style-name="ce34" table:number-columns-repeated="8"/>
          <table:table-cell ns41:value-type="float" table:style-name="ce34" office:value="38" office:value-type="float">
            <text:p>38</text:p>
          </table:table-cell>
          <table:table-cell ns41:value-type="float" table:style-name="ce34" office:value="33" office:value-type="float">
            <text:p>33</text:p>
          </table:table-cell>
          <table:table-cell table:style-name="ce34" table:number-columns-repeated="2"/>
          <table:table-cell ns41:value-type="float" table:style-name="ce34" office:value="177" office:value-type="float">
            <text:p>177</text:p>
          </table:table-cell>
          <table:table-cell ns41:value-type="float" table:style-name="ce34" office:value="210" office:value-type="float">
            <text:p>210</text:p>
          </table:table-cell>
          <table:table-cell table:style-name="ce34" table:number-columns-repeated="8"/>
          <table:table-cell ns41:value-type="float" table:style-name="ce34" office:value="36" office:value-type="float">
            <text:p>3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3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andvoort</text:p>
          </table:table-cell>
          <table:table-cell table:style-name="Default"/>
          <table:table-cell ns41:value-type="float" table:style-name="ce75" office:value="237" office:value-type="float">
            <text:p>23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42" office:value-type="float">
            <text:p>242</text:p>
          </table:table-cell>
          <table:table-cell table:style-name="ce34"/>
          <table:table-cell ns41:value-type="float" table:style-name="ce34" office:value="237" office:value-type="float">
            <text:p>237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572" office:value-type="float">
            <text:p>572</text:p>
          </table:table-cell>
          <table:table-cell ns41:value-type="float" table:style-name="ce35" office:value="1136" office:value-type="float">
            <text:p>1,136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572" office:value-type="float">
            <text:p>572</text:p>
          </table:table-cell>
          <table:table-cell table:style-name="ce34" table:number-columns-repeated="6"/>
          <table:table-cell ns41:value-type="float" table:style-name="ce34" office:value="362" office:value-type="float">
            <text:p>362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4" office:value="470" office:value-type="float">
            <text:p>47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8"/>
          <table:table-cell ns41:value-type="float" table:style-name="ce34" office:value="103" office:value-type="float">
            <text:p>103</text:p>
          </table:table-cell>
          <table:table-cell ns41:value-type="float" table:style-name="ce34" office:value="99" office:value-type="float">
            <text:p>99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uid- en Noord-Schermer</text:p>
          </table:table-cell>
          <table:table-cell table:style-name="Default"/>
          <table:table-cell ns41:value-type="float" table:style-name="ce75" office:value="165" office:value-type="float">
            <text:p>16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484" office:value-type="float">
            <text:p>484</text:p>
          </table:table-cell>
          <table:table-cell ns41:value-type="float" table:style-name="ce35" office:value="1012" office:value-type="float">
            <text:p>1,012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1" office:value-type="float">
            <text:p>1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38" office:value-type="float">
            <text:p>338</text:p>
          </table:table-cell>
          <table:table-cell ns41:value-type="float" table:style-name="ce34" office:value="301" office:value-type="float">
            <text:p>301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 table:number-columns-repeated="7"/>
          <table:table-cell ns41:value-type="float" table:style-name="ce34" office:value="477" office:value-type="float">
            <text:p>477</text:p>
          </table:table-cell>
          <table:table-cell ns41:value-type="float" table:style-name="ce34" office:value="439" office:value-type="float">
            <text:p>439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8"/>
          <table:table-cell ns41:value-type="float" table:style-name="ce34" office:value="42" office:value-type="float">
            <text:p>42</text:p>
          </table:table-cell>
          <table:table-cell ns41:value-type="float" table:style-name="ce34" office:value="37" office:value-type="float">
            <text:p>37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uid-Schalkwijk</text:p>
          </table:table-cell>
          <table:table-cell table:style-name="Default"/>
          <table:table-cell ns41:value-type="float" table:style-name="ce75" office:value="36" office:value-type="float">
            <text:p>3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39" table:style-name="ce34" table:number-columns-repeated="2" office:value-type="float">
            <text:p>39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91" office:value-type="float">
            <text:p>91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table:style-name="ce34" table:number-columns-repeated="4"/>
          <table:table-cell ns41:value-type="float" table:style-name="ce34" office:value="56" office:value-type="float">
            <text:p>56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8" office:value-type="float">
            <text:p>28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8" office:value-type="float">
            <text:p>38</text:p>
          </table:table-cell>
          <table:table-cell ns41:value-type="float" office:value="35" table:style-name="ce34" table:number-columns-repeated="2" office:value-type="float">
            <text:p>35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4" office:value-type="float">
            <text:p>24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6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75" office:value-type="float">
            <text:p>75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uid-Scharwoude</text:p>
          </table:table-cell>
          <table:table-cell table:style-name="Default"/>
          <table:table-cell ns41:value-type="float" table:style-name="ce75" office:value="134" office:value-type="float">
            <text:p>13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38" office:value-type="float">
            <text:p>138</text:p>
          </table:table-cell>
          <table:table-cell table:style-name="ce34"/>
          <table:table-cell ns41:value-type="float" table:style-name="ce34" office:value="134" office:value-type="float">
            <text:p>134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425" office:value-type="float">
            <text:p>425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812" office:value-type="float">
            <text:p>812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265" office:value-type="float">
            <text:p>265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280" office:value-type="float">
            <text:p>280</text:p>
          </table:table-cell>
          <table:table-cell ns41:value-type="float" table:style-name="ce34" office:value="256" office:value-type="float">
            <text:p>256</text:p>
          </table:table-cell>
          <table:table-cell table:style-name="ce34" table:number-columns-repeated="8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3" office:value-type="float">
            <text:p>13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16" office:value-type="float">
            <text:p>11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waag</text:p>
          </table:table-cell>
          <table:table-cell table:style-name="Default"/>
          <table:table-cell ns41:value-type="float" table:style-name="ce75" office:value="254" office:value-type="float">
            <text:p>25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63" office:value-type="float">
            <text:p>263</text:p>
          </table:table-cell>
          <table:table-cell table:style-name="ce34"/>
          <table:table-cell ns41:value-type="float" table:style-name="ce34" office:value="254" office:value-type="float">
            <text:p>254</text:p>
          </table:table-cell>
          <table:table-cell ns41:value-type="float" table:style-name="ce34" office:value="311" office:value-type="float">
            <text:p>311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754" office:value-type="float">
            <text:p>754</text:p>
          </table:table-cell>
          <table:table-cell ns41:value-type="float" table:style-name="ce35" office:value="1529" office:value-type="float">
            <text:p>1,529</text:p>
          </table:table-cell>
          <table:table-cell ns41:value-type="float" table:style-name="ce34" office:value="720" office:value-type="float">
            <text:p>720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460" office:value-type="float">
            <text:p>460</text:p>
          </table:table-cell>
          <table:table-cell ns41:value-type="float" office:value="254" table:style-name="ce34" table:number-columns-repeated="2" office:value-type="float">
            <text:p>254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440" office:value-type="float">
            <text:p>440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309" office:value-type="float">
            <text:p>30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7"/>
          <table:table-cell ns41:value-type="float" table:style-name="ce34" office:value="240" office:value-type="float">
            <text:p>240</text:p>
          </table:table-cell>
          <table:table-cell ns41:value-type="float" table:style-name="ce34" office:value="265" office:value-type="float">
            <text:p>265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31" office:value-type="float">
            <text:p>531</text:p>
          </table:table-cell>
          <table:table-cell ns41:value-type="float" table:style-name="ce34" office:value="486" office:value-type="float">
            <text:p>486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ijbecarspel</text:p>
          </table:table-cell>
          <table:table-cell table:style-name="Default"/>
          <table:table-cell ns41:value-type="float" table:style-name="ce75" office:value="142" office:value-type="float">
            <text:p>14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44" office:value-type="float">
            <text:p>144</text:p>
          </table:table-cell>
          <table:table-cell table:style-name="ce34"/>
          <table:table-cell ns41:value-type="float" table:style-name="ce34" office:value="142" office:value-type="float">
            <text:p>142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483" office:value-type="float">
            <text:p>483</text:p>
          </table:table-cell>
          <table:table-cell ns41:value-type="float" table:style-name="ce34" office:value="429" office:value-type="float">
            <text:p>429</text:p>
          </table:table-cell>
          <table:table-cell ns41:value-type="float" table:style-name="ce34" office:value="912" office:value-type="float">
            <text:p>912</text:p>
          </table:table-cell>
          <table:table-cell ns41:value-type="float" table:style-name="ce34" office:value="458" office:value-type="float">
            <text:p>458</text:p>
          </table:table-cell>
          <table:table-cell ns41:value-type="float" table:style-name="ce34" office:value="394" office:value-type="float">
            <text:p>39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4"/>
          <table:table-cell ns41:value-type="float" table:style-name="ce34" office:value="305" office:value-type="float">
            <text:p>305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6"/>
          <table:table-cell ns41:value-type="float" table:style-name="ce34" office:value="313" office:value-type="float">
            <text:p>313</text:p>
          </table:table-cell>
          <table:table-cell ns41:value-type="float" table:style-name="ce34" office:value="282" office:value-type="float">
            <text:p>282</text:p>
          </table:table-cell>
          <table:table-cell table:style-name="ce34" table:number-columns-repeated="8"/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8"/>
          <table:table-cell ns41:value-type="float" table:style-name="ce34" office:value="161" office:value-type="float">
            <text:p>161</text:p>
          </table:table-cell>
          <table:table-cell ns41:value-type="float" table:style-name="ce34" office:value="144" office:value-type="float">
            <text:p>144</text:p>
          </table:table-cell>
          <table:table-cell table:style-name="ce34" table:number-columns-repeated="11"/>
          <table:table-cell table:style-name="ce76"/>
          <table:table-cell table:number-columns-repeated="944"/>
        </table:table-row>
        <table:table-row table:style-name="ro5">
          <table:table-cell ns41:value-type="string" table:style-name="ce8" office:value-type="string">
            <text:p>GEMEENTEN TEN PLATTEN LANDE</text:p>
          </table:table-cell>
          <table:table-cell ns41:value-type="string" table:style-name="ce18" office:value-type="string">
            <text:p>Zijpe</text:p>
          </table:table-cell>
          <table:table-cell table:style-name="Default"/>
          <table:table-cell ns41:value-type="float" table:style-name="ce75" office:value="788" office:value-type="float">
            <text:p>788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825" office:value-type="float">
            <text:p>825</text:p>
          </table:table-cell>
          <table:table-cell table:style-name="ce34"/>
          <table:table-cell ns41:value-type="float" table:style-name="ce34" office:value="788" office:value-type="float">
            <text:p>788</text:p>
          </table:table-cell>
          <table:table-cell ns41:value-type="float" table:style-name="ce34" office:value="988" office:value-type="float">
            <text:p>988</text:p>
          </table:table-cell>
          <table:table-cell ns41:value-type="float" table:style-name="ce35" office:value="2459" office:value-type="float">
            <text:p>2,459</text:p>
          </table:table-cell>
          <table:table-cell ns41:value-type="float" table:style-name="ce35" office:value="2437" office:value-type="float">
            <text:p>2,437</text:p>
          </table:table-cell>
          <table:table-cell ns41:value-type="float" table:style-name="ce35" office:value="4896" office:value-type="float">
            <text:p>4,896</text:p>
          </table:table-cell>
          <table:table-cell ns41:value-type="float" table:style-name="ce35" office:value="2351" office:value-type="float">
            <text:p>2,351</text:p>
          </table:table-cell>
          <table:table-cell ns41:value-type="float" table:style-name="ce35" office:value="2363" office:value-type="float">
            <text:p>2,363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5" office:value="1579" office:value-type="float">
            <text:p>1,579</text:p>
          </table:table-cell>
          <table:table-cell ns41:value-type="float" table:style-name="ce35" office:value="1508" office:value-type="float">
            <text:p>1,508</text:p>
          </table:table-cell>
          <table:table-cell ns41:value-type="float" table:style-name="ce34" office:value="798" office:value-type="float">
            <text:p>798</text:p>
          </table:table-cell>
          <table:table-cell ns41:value-type="float" table:style-name="ce34" office:value="784" office:value-type="float">
            <text:p>784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5" office:value="1445" office:value-type="float">
            <text:p>1,445</text:p>
          </table:table-cell>
          <table:table-cell ns41:value-type="float" table:style-name="ce35" office:value="1386" office:value-type="float">
            <text:p>1,386</text:p>
          </table:table-cell>
          <table:table-cell ns41:value-type="float" table:style-name="ce34" office:value="691" office:value-type="float">
            <text:p>691</text:p>
          </table:table-cell>
          <table:table-cell ns41:value-type="float" table:style-name="ce34" office:value="829" office:value-type="float">
            <text:p>829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211" office:value-type="float">
            <text:p>211</text:p>
          </table:table-cell>
          <table:table-cell table:style-name="ce34" table:number-columns-repeated="2"/>
          <table:table-cell ns41:value-type="float" table:style-name="ce34" office:value="46" office:value-type="float">
            <text:p>4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5" office:value="1869" office:value-type="float">
            <text:p>1,869</text:p>
          </table:table-cell>
          <table:table-cell ns41:value-type="float" table:style-name="ce35" office:value="1878" office:value-type="float">
            <text:p>1,878</text:p>
          </table:table-cell>
          <table:table-cell table:style-name="ce34" table:number-columns-repeated="8"/>
          <table:table-cell ns41:value-type="float" table:style-name="ce34" office:value="39" office:value-type="float">
            <text:p>39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144" office:value-type="float">
            <text:p>144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08" office:value-type="float">
            <text:p>408</text:p>
          </table:table-cell>
          <table:table-cell ns41:value-type="float" table:style-name="ce34" office:value="393" office:value-type="float">
            <text:p>39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Totaal</text:p>
          </table:table-cell>
          <table:table-cell table:style-name="ce18"/>
          <table:table-cell table:style-name="Default"/>
          <table:table-cell ns41:value-type="float" table:style-name="ce27" office:value="28048" office:value-type="float">
            <text:p>28,048</text:p>
          </table:table-cell>
          <table:table-cell ns41:value-type="float" table:style-name="ce35" office:value="2469" office:value-type="float">
            <text:p>2,469</text:p>
          </table:table-cell>
          <table:table-cell ns41:value-type="float" table:style-name="ce35" office:value="30517" office:value-type="float">
            <text:p>30,5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8170" office:value-type="float">
            <text:p>28170</text:p>
          </table:table-cell>
          <table:table-cell ns41:value-type="float" table:style-name="ce35" office:value="36373" office:value-type="float">
            <text:p>36,373</text:p>
          </table:table-cell>
          <table:table-cell ns41:value-type="float" table:style-name="ce35" office:value="87572" office:value-type="float">
            <text:p>87,572</text:p>
          </table:table-cell>
          <table:table-cell ns41:value-type="float" table:style-name="ce35" office:value="87386" office:value-type="float">
            <text:p>87,386</text:p>
          </table:table-cell>
          <table:table-cell ns41:value-type="float" table:style-name="ce35" office:value="174958" office:value-type="float">
            <text:p>174,958</text:p>
          </table:table-cell>
          <table:table-cell ns41:value-type="float" table:style-name="ce35" office:value="83046" office:value-type="float">
            <text:p>83,046</text:p>
          </table:table-cell>
          <table:table-cell ns41:value-type="float" table:style-name="ce34" office:value="83930" office:value-type="float">
            <text:p>83930</text:p>
          </table:table-cell>
          <table:table-cell ns41:value-type="float" table:style-name="ce34" office:value="3900" office:value-type="float">
            <text:p>3900</text:p>
          </table:table-cell>
          <table:table-cell ns41:value-type="float" table:style-name="ce35" office:value="3218" office:value-type="float">
            <text:p>3,218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5" office:value="1738" office:value-type="float">
            <text:p>1,738</text:p>
          </table:table-cell>
          <table:table-cell ns41:value-type="float" table:style-name="ce35" office:value="1056" office:value-type="float">
            <text:p>1,056</text:p>
          </table:table-cell>
          <table:table-cell ns41:value-type="float" table:style-name="ce35" office:value="56129" office:value-type="float">
            <text:p>56,129</text:p>
          </table:table-cell>
          <table:table-cell ns41:value-type="float" table:style-name="ce35" office:value="53208" office:value-type="float">
            <text:p>53,208</text:p>
          </table:table-cell>
          <table:table-cell ns41:value-type="float" table:style-name="ce35" office:value="27592" office:value-type="float">
            <text:p>27,592</text:p>
          </table:table-cell>
          <table:table-cell ns41:value-type="float" table:style-name="ce35" office:value="27555" office:value-type="float">
            <text:p>27,555</text:p>
          </table:table-cell>
          <table:table-cell ns41:value-type="float" table:style-name="ce35" office:value="3851" office:value-type="float">
            <text:p>3,851</text:p>
          </table:table-cell>
          <table:table-cell ns41:value-type="float" table:style-name="ce35" office:value="6623" office:value-type="float">
            <text:p>6,623</text:p>
          </table:table-cell>
          <table:table-cell ns41:value-type="float" table:style-name="ce35" office:value="56966" office:value-type="float">
            <text:p>56,966</text:p>
          </table:table-cell>
          <table:table-cell ns41:value-type="float" table:style-name="ce34" office:value="53450" office:value-type="float">
            <text:p>53450</text:p>
          </table:table-cell>
          <table:table-cell ns41:value-type="float" table:style-name="ce35" office:value="22653" office:value-type="float">
            <text:p>22,653</text:p>
          </table:table-cell>
          <table:table-cell ns41:value-type="float" table:style-name="ce35" office:value="27017" office:value-type="float">
            <text:p>27,017</text:p>
          </table:table-cell>
          <table:table-cell ns41:value-type="float" table:style-name="ce35" office:value="6524" office:value-type="float">
            <text:p>6,524</text:p>
          </table:table-cell>
          <table:table-cell ns41:value-type="float" table:style-name="ce35" office:value="6416" office:value-type="float">
            <text:p>6,416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5" office:value="1075" office:value-type="float">
            <text:p>1,075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5" office:value="50314" office:value-type="float">
            <text:p>50,314</text:p>
          </table:table-cell>
          <table:table-cell ns41:value-type="float" table:style-name="ce35" office:value="50853" office:value-type="float">
            <text:p>50,85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5" office:value="1406" office:value-type="float">
            <text:p>1,406</text:p>
          </table:table-cell>
          <table:table-cell ns41:value-type="float" table:style-name="ce34" office:value="917" office:value-type="float">
            <text:p>917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5" office:value="3931" office:value-type="float">
            <text:p>3,931</text:p>
          </table:table-cell>
          <table:table-cell ns41:value-type="float" table:style-name="ce34" office:value="3820" office:value-type="float">
            <text:p>3820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83" office:value-type="float">
            <text:p>8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350" office:value-type="float">
            <text:p>350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5" office:value="29499" office:value-type="float">
            <text:p>29,499</text:p>
          </table:table-cell>
          <table:table-cell ns41:value-type="float" table:style-name="ce35" office:value="29429" office:value-type="float">
            <text:p>29,429</text:p>
          </table:table-cell>
          <table:table-cell ns41:value-type="float" table:style-name="ce34" office:value="996" office:value-type="float">
            <text:p>996</text:p>
          </table:table-cell>
          <table:table-cell ns41:value-type="float" table:style-name="ce35" office:value="1031" office:value-type="float">
            <text:p>1,031</text:p>
          </table:table-cell>
          <table:table-cell table:style-name="ce34" table:number-columns-repeated="4"/>
          <table:table-cell ns41:value-type="float" table:style-name="ce34" office:value="517" office:value-type="float">
            <text:p>517</text:p>
          </table:table-cell>
          <table:table-cell ns41:value-type="float" table:style-name="ce34" office:value="462" office:value-type="float">
            <text:p>46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76" office:value="86" office:value-type="float">
            <text:p>86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8" office:value-type="string">
            <text:p>STEDEN</text:p>
          </table:table-cell>
          <table:table-cell table:style-name="Default"/>
          <table:table-cell ns41:value-type="float" table:style-name="ce27" office:value="36894" office:value-type="float">
            <text:p>36,894</text:p>
          </table:table-cell>
          <table:table-cell ns41:value-type="float" table:style-name="ce35" office:value="6262" office:value-type="float">
            <text:p>6,262</text:p>
          </table:table-cell>
          <table:table-cell ns41:value-type="float" table:style-name="ce35" office:value="43156" office:value-type="float">
            <text:p>43,156</text:p>
          </table:table-cell>
          <table:table-cell ns41:value-type="float" table:style-name="ce34" office:value="463" office:value-type="float">
            <text:p>463</text:p>
          </table:table-cell>
          <table:table-cell ns41:value-type="float" table:style-name="ce35" office:value="37357" office:value-type="float">
            <text:p>37,357</text:p>
          </table:table-cell>
          <table:table-cell ns41:value-type="float" table:style-name="ce35" office:value="68388" office:value-type="float">
            <text:p>68,388</text:p>
          </table:table-cell>
          <table:table-cell ns41:value-type="float" table:style-name="ce35" office:value="139341" office:value-type="float">
            <text:p>139,341</text:p>
          </table:table-cell>
          <table:table-cell ns41:value-type="float" table:style-name="ce34" office:value="162780" office:value-type="float">
            <text:p>162780</text:p>
          </table:table-cell>
          <table:table-cell ns41:value-type="float" table:style-name="ce35" office:value="302121" office:value-type="float">
            <text:p>302,121</text:p>
          </table:table-cell>
          <table:table-cell ns41:value-type="float" table:style-name="ce35" office:value="132224" office:value-type="float">
            <text:p>132,224</text:p>
          </table:table-cell>
          <table:table-cell ns41:value-type="float" table:style-name="ce35" office:value="160003" office:value-type="float">
            <text:p>160,003</text:p>
          </table:table-cell>
          <table:table-cell ns41:value-type="float" table:style-name="ce35" office:value="6146" office:value-type="float">
            <text:p>6,146</text:p>
          </table:table-cell>
          <table:table-cell ns41:value-type="float" table:style-name="ce34" office:value="2390" office:value-type="float">
            <text:p>2390</text:p>
          </table:table-cell>
          <table:table-cell ns41:value-type="float" table:style-name="ce34" office:value="971" office:value-type="float">
            <text:p>971</text:p>
          </table:table-cell>
          <table:table-cell ns41:value-type="float" table:style-name="ce34" office:value="387" office:value-type="float">
            <text:p>387</text:p>
          </table:table-cell>
          <table:table-cell ns41:value-type="string" table:style-name="ce34" office:value-type="string">
            <text:p>3.212/1</text:p>
          </table:table-cell>
          <table:table-cell ns41:value-type="string" table:style-name="ce34" office:value-type="string">
            <text:p>1.602/1</text:p>
          </table:table-cell>
          <table:table-cell ns41:value-type="float" table:style-name="ce35" office:value="86356" office:value-type="float">
            <text:p>86,356</text:p>
          </table:table-cell>
          <table:table-cell ns41:value-type="float" table:style-name="ce35" office:value="99266" office:value-type="float">
            <text:p>99,266</text:p>
          </table:table-cell>
          <table:table-cell ns41:value-type="float" table:style-name="ce35" office:value="47741" office:value-type="float">
            <text:p>47,741</text:p>
          </table:table-cell>
          <table:table-cell ns41:value-type="float" table:style-name="ce35" office:value="47653" office:value-type="float">
            <text:p>47,653</text:p>
          </table:table-cell>
          <table:table-cell ns41:value-type="float" table:style-name="ce35" office:value="5244" office:value-type="float">
            <text:p>5,244</text:p>
          </table:table-cell>
          <table:table-cell ns41:value-type="float" table:style-name="ce35" office:value="15861" office:value-type="float">
            <text:p>15,861</text:p>
          </table:table-cell>
          <table:table-cell ns41:value-type="float" table:style-name="ce35" office:value="106323" office:value-type="float">
            <text:p>106,323</text:p>
          </table:table-cell>
          <table:table-cell ns41:value-type="float" table:style-name="ce35" office:value="124696" office:value-type="float">
            <text:p>124,696</text:p>
          </table:table-cell>
          <table:table-cell ns41:value-type="float" table:style-name="ce35" office:value="10921" office:value-type="float">
            <text:p>10,921</text:p>
          </table:table-cell>
          <table:table-cell ns41:value-type="float" table:style-name="ce35" office:value="14607" office:value-type="float">
            <text:p>14,607</text:p>
          </table:table-cell>
          <table:table-cell ns41:value-type="float" table:style-name="ce35" office:value="14444" office:value-type="float">
            <text:p>14,444</text:p>
          </table:table-cell>
          <table:table-cell ns41:value-type="float" table:style-name="ce35" office:value="19503" office:value-type="float">
            <text:p>19,503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5" office:value="5554" office:value-type="float">
            <text:p>5,554</text:p>
          </table:table-cell>
          <table:table-cell ns41:value-type="float" table:style-name="ce35" office:value="2553" office:value-type="float">
            <text:p>2,553</text:p>
          </table:table-cell>
          <table:table-cell ns41:value-type="float" table:style-name="ce34" office:value="424" office:value-type="float">
            <text:p>424</text:p>
          </table:table-cell>
          <table:table-cell ns41:value-type="float" table:style-name="ce34" office:value="434" office:value-type="float">
            <text:p>434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5" office:value="1165" office:value-type="float">
            <text:p>1,165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5" office:value="69169" office:value-type="float">
            <text:p>69,169</text:p>
          </table:table-cell>
          <table:table-cell ns41:value-type="float" table:style-name="ce35" office:value="84235" office:value-type="float">
            <text:p>84,235</text:p>
          </table:table-cell>
          <table:table-cell ns41:value-type="float" table:style-name="ce35" office:value="1501" office:value-type="float">
            <text:p>1,501</text:p>
          </table:table-cell>
          <table:table-cell ns41:value-type="float" table:style-name="ce35" office:value="1687" office:value-type="float">
            <text:p>1,687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5" office:value="14419" office:value-type="float">
            <text:p>14,419</text:p>
          </table:table-cell>
          <table:table-cell ns41:value-type="float" table:style-name="ce35" office:value="14251" office:value-type="float">
            <text:p>14,251</text:p>
          </table:table-cell>
          <table:table-cell ns41:value-type="float" table:style-name="ce35" office:value="3537" office:value-type="float">
            <text:p>3,537</text:p>
          </table:table-cell>
          <table:table-cell ns41:value-type="float" table:style-name="ce35" office:value="3932" office:value-type="float">
            <text:p>3,932</text:p>
          </table:table-cell>
          <table:table-cell ns41:value-type="float" table:style-name="ce35" office:value="3065" office:value-type="float">
            <text:p>3,065</text:p>
          </table:table-cell>
          <table:table-cell ns41:value-type="float" table:style-name="ce35" office:value="3378" office:value-type="float">
            <text:p>3,378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633" office:value-type="float">
            <text:p>63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04" office:value-type="float">
            <text:p>404</text:p>
          </table:table-cell>
          <table:table-cell ns41:value-type="float" table:style-name="ce34" office:value="489" office:value-type="float">
            <text:p>489</text:p>
          </table:table-cell>
          <table:table-cell ns41:value-type="float" table:style-name="ce35" office:value="33234" office:value-type="float">
            <text:p>33,234</text:p>
          </table:table-cell>
          <table:table-cell ns41:value-type="float" table:style-name="ce35" office:value="39626" office:value-type="float">
            <text:p>39,626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5" office:value="11524" office:value-type="float">
            <text:p>11,524</text:p>
          </table:table-cell>
          <table:table-cell ns41:value-type="float" table:style-name="ce35" office:value="12473" office:value-type="float">
            <text:p>12,473</text:p>
          </table:table-cell>
          <table:table-cell ns41:value-type="float" table:style-name="ce35" office:value="1323" office:value-type="float">
            <text:p>1,323</text:p>
          </table:table-cell>
          <table:table-cell ns41:value-type="float" table:style-name="ce34" office:value="1490" office:value-type="float">
            <text:p>1490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76" office:value="38" office:value-type="float">
            <text:p>38</text:p>
          </table:table-cell>
          <table:table-cell table:number-columns-repeated="944"/>
        </table:table-row>
        <table:table-row table:style-name="ro5">
          <table:table-cell ns41:value-type="string" table:style-name="ce8" office:value-type="string">
            <text:p>Verzameling der</text:p>
          </table:table-cell>
          <table:table-cell ns41:value-type="string" table:style-name="ce18" office:value-type="string">
            <text:p>GEMEENTEN TEN PLATTEN LANDE</text:p>
          </table:table-cell>
          <table:table-cell table:style-name="Default"/>
          <table:table-cell ns41:value-type="float" table:style-name="ce27" office:value="28048" office:value-type="float">
            <text:p>28,048</text:p>
          </table:table-cell>
          <table:table-cell ns41:value-type="float" table:style-name="ce35" office:value="2469" office:value-type="float">
            <text:p>2,469</text:p>
          </table:table-cell>
          <table:table-cell ns41:value-type="float" table:style-name="ce35" office:value="30517" office:value-type="float">
            <text:p>30,51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28170" office:value-type="float">
            <text:p>28170</text:p>
          </table:table-cell>
          <table:table-cell ns41:value-type="float" table:style-name="ce35" office:value="36373" office:value-type="float">
            <text:p>36,373</text:p>
          </table:table-cell>
          <table:table-cell ns41:value-type="float" table:style-name="ce35" office:value="87572" office:value-type="float">
            <text:p>87,572</text:p>
          </table:table-cell>
          <table:table-cell ns41:value-type="float" table:style-name="ce35" office:value="87386" office:value-type="float">
            <text:p>87,386</text:p>
          </table:table-cell>
          <table:table-cell ns41:value-type="float" table:style-name="ce35" office:value="174958" office:value-type="float">
            <text:p>174,958</text:p>
          </table:table-cell>
          <table:table-cell ns41:value-type="float" table:style-name="ce35" office:value="83046" office:value-type="float">
            <text:p>83,046</text:p>
          </table:table-cell>
          <table:table-cell ns41:value-type="float" table:style-name="ce34" office:value="83930" office:value-type="float">
            <text:p>83930</text:p>
          </table:table-cell>
          <table:table-cell ns41:value-type="float" table:style-name="ce34" office:value="3900" office:value-type="float">
            <text:p>3900</text:p>
          </table:table-cell>
          <table:table-cell ns41:value-type="float" table:style-name="ce35" office:value="3218" office:value-type="float">
            <text:p>3,218</text:p>
          </table:table-cell>
          <table:table-cell ns41:value-type="float" table:style-name="ce34" office:value="626" office:value-type="float">
            <text:p>626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5" office:value="1738" office:value-type="float">
            <text:p>1,738</text:p>
          </table:table-cell>
          <table:table-cell ns41:value-type="float" table:style-name="ce35" office:value="1056" office:value-type="float">
            <text:p>1,056</text:p>
          </table:table-cell>
          <table:table-cell ns41:value-type="float" table:style-name="ce35" office:value="56129" office:value-type="float">
            <text:p>56,129</text:p>
          </table:table-cell>
          <table:table-cell ns41:value-type="float" table:style-name="ce35" office:value="53208" office:value-type="float">
            <text:p>53,208</text:p>
          </table:table-cell>
          <table:table-cell ns41:value-type="float" table:style-name="ce35" office:value="27592" office:value-type="float">
            <text:p>27,592</text:p>
          </table:table-cell>
          <table:table-cell ns41:value-type="float" table:style-name="ce35" office:value="27555" office:value-type="float">
            <text:p>27,555</text:p>
          </table:table-cell>
          <table:table-cell ns41:value-type="float" table:style-name="ce35" office:value="3851" office:value-type="float">
            <text:p>3,851</text:p>
          </table:table-cell>
          <table:table-cell ns41:value-type="float" table:style-name="ce35" office:value="6623" office:value-type="float">
            <text:p>6,623</text:p>
          </table:table-cell>
          <table:table-cell ns41:value-type="float" table:style-name="ce35" office:value="56966" office:value-type="float">
            <text:p>56,966</text:p>
          </table:table-cell>
          <table:table-cell ns41:value-type="float" table:style-name="ce34" office:value="53450" office:value-type="float">
            <text:p>53450</text:p>
          </table:table-cell>
          <table:table-cell ns41:value-type="float" table:style-name="ce35" office:value="22653" office:value-type="float">
            <text:p>22,653</text:p>
          </table:table-cell>
          <table:table-cell ns41:value-type="float" table:style-name="ce35" office:value="27017" office:value-type="float">
            <text:p>27,017</text:p>
          </table:table-cell>
          <table:table-cell ns41:value-type="float" table:style-name="ce35" office:value="6524" office:value-type="float">
            <text:p>6,524</text:p>
          </table:table-cell>
          <table:table-cell ns41:value-type="float" table:style-name="ce35" office:value="6416" office:value-type="float">
            <text:p>6,416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5" office:value="1075" office:value-type="float">
            <text:p>1,075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5" office:value="50314" office:value-type="float">
            <text:p>50,314</text:p>
          </table:table-cell>
          <table:table-cell ns41:value-type="float" table:style-name="ce35" office:value="50853" office:value-type="float">
            <text:p>50,85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5" office:value="1406" office:value-type="float">
            <text:p>1,406</text:p>
          </table:table-cell>
          <table:table-cell ns41:value-type="float" table:style-name="ce34" office:value="917" office:value-type="float">
            <text:p>917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257" office:value-type="float">
            <text:p>257</text:p>
          </table:table-cell>
          <table:table-cell ns41:value-type="float" table:style-name="ce35" office:value="3931" office:value-type="float">
            <text:p>3,931</text:p>
          </table:table-cell>
          <table:table-cell ns41:value-type="float" table:style-name="ce34" office:value="3820" office:value-type="float">
            <text:p>3820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83" office:value-type="float">
            <text:p>8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350" office:value-type="float">
            <text:p>350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5" office:value="29499" office:value-type="float">
            <text:p>29,499</text:p>
          </table:table-cell>
          <table:table-cell ns41:value-type="float" table:style-name="ce35" office:value="29429" office:value-type="float">
            <text:p>29,429</text:p>
          </table:table-cell>
          <table:table-cell ns41:value-type="float" table:style-name="ce34" office:value="996" office:value-type="float">
            <text:p>996</text:p>
          </table:table-cell>
          <table:table-cell ns41:value-type="float" table:style-name="ce35" office:value="1031" office:value-type="float">
            <text:p>1,031</text:p>
          </table:table-cell>
          <table:table-cell table:style-name="ce34" table:number-columns-repeated="4"/>
          <table:table-cell ns41:value-type="float" table:style-name="ce34" office:value="517" office:value-type="float">
            <text:p>517</text:p>
          </table:table-cell>
          <table:table-cell ns41:value-type="float" table:style-name="ce34" office:value="462" office:value-type="float">
            <text:p>46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76" office:value="86" office:value-type="float">
            <text:p>86</text:p>
          </table:table-cell>
          <table:table-cell table:number-columns-repeated="944"/>
        </table:table-row>
        <table:table-row table:style-name="ro1">
          <table:table-cell ns41:value-type="string" table:style-name="ce9" office:value-type="string">
            <text:p>Verzameling der</text:p>
          </table:table-cell>
          <table:table-cell ns41:value-type="string" table:style-name="ce19" office:value-type="string">
            <text:p>TOTAAL DER STEDEN EN GEMEENTEN TEN PLATTEN LANDE</text:p>
          </table:table-cell>
          <table:table-cell table:style-name="Default"/>
          <table:table-cell ns41:value-type="float" table:style-name="ce28" office:value="64942" office:value-type="float">
            <text:p>64,942</text:p>
          </table:table-cell>
          <table:table-cell ns41:value-type="float" table:style-name="ce36" office:value="8731" office:value-type="float">
            <text:p>8,731</text:p>
          </table:table-cell>
          <table:table-cell ns41:value-type="float" table:style-name="ce36" office:value="73673" office:value-type="float">
            <text:p>73,673</text:p>
          </table:table-cell>
          <table:table-cell ns41:value-type="float" table:style-name="ce40" office:value="585" office:value-type="float">
            <text:p>585</text:p>
          </table:table-cell>
          <table:table-cell ns41:value-type="float" table:style-name="ce36" office:value="65527" office:value-type="float">
            <text:p>65,527</text:p>
          </table:table-cell>
          <table:table-cell ns41:value-type="float" table:style-name="ce36" office:value="104761" office:value-type="float">
            <text:p>104,761</text:p>
          </table:table-cell>
          <table:table-cell ns41:value-type="float" table:style-name="ce36" office:value="226913" office:value-type="float">
            <text:p>226,913</text:p>
          </table:table-cell>
          <table:table-cell ns41:value-type="float" table:style-name="ce36" office:value="250166" office:value-type="float">
            <text:p>250,166</text:p>
          </table:table-cell>
          <table:table-cell ns41:value-type="float" table:style-name="ce36" office:value="477079" office:value-type="float">
            <text:p>477,079</text:p>
          </table:table-cell>
          <table:table-cell ns41:value-type="float" table:style-name="ce40" office:value="215270" office:value-type="float">
            <text:p>215270</text:p>
          </table:table-cell>
          <table:table-cell ns41:value-type="float" table:style-name="ce36" office:value="243933" office:value-type="float">
            <text:p>243,933</text:p>
          </table:table-cell>
          <table:table-cell ns41:value-type="float" table:style-name="ce36" office:value="10046" office:value-type="float">
            <text:p>10,046</text:p>
          </table:table-cell>
          <table:table-cell ns41:value-type="float" table:style-name="ce36" office:value="5608" office:value-type="float">
            <text:p>5,608</text:p>
          </table:table-cell>
          <table:table-cell ns41:value-type="float" table:style-name="ce36" office:value="1597" office:value-type="float">
            <text:p>1,597</text:p>
          </table:table-cell>
          <table:table-cell ns41:value-type="float" table:style-name="ce40" office:value="625" office:value-type="float">
            <text:p>625</text:p>
          </table:table-cell>
          <table:table-cell ns41:value-type="float" table:style-name="ce40" office:value="4950" office:value-type="float">
            <text:p>4950</text:p>
          </table:table-cell>
          <table:table-cell ns41:value-type="float" table:style-name="ce36" office:value="2658" office:value-type="float">
            <text:p>2,658</text:p>
          </table:table-cell>
          <table:table-cell ns41:value-type="float" table:style-name="ce36" office:value="142485" office:value-type="float">
            <text:p>142,485</text:p>
          </table:table-cell>
          <table:table-cell ns41:value-type="float" table:style-name="ce36" office:value="152474" office:value-type="float">
            <text:p>152,474</text:p>
          </table:table-cell>
          <table:table-cell ns41:value-type="float" table:style-name="ce36" office:value="75333" office:value-type="float">
            <text:p>75,333</text:p>
          </table:table-cell>
          <table:table-cell ns41:value-type="float" table:style-name="ce36" office:value="75208" office:value-type="float">
            <text:p>75,208</text:p>
          </table:table-cell>
          <table:table-cell ns41:value-type="float" table:style-name="ce36" office:value="9095" office:value-type="float">
            <text:p>9,095</text:p>
          </table:table-cell>
          <table:table-cell ns41:value-type="float" table:style-name="ce36" office:value="22484" office:value-type="float">
            <text:p>22,484</text:p>
          </table:table-cell>
          <table:table-cell ns41:value-type="float" table:style-name="ce36" office:value="163289" office:value-type="float">
            <text:p>163,289</text:p>
          </table:table-cell>
          <table:table-cell ns41:value-type="float" table:style-name="ce36" office:value="178146" office:value-type="float">
            <text:p>178,146</text:p>
          </table:table-cell>
          <table:table-cell ns41:value-type="float" table:style-name="ce36" office:value="33574" office:value-type="float">
            <text:p>33,574</text:p>
          </table:table-cell>
          <table:table-cell ns41:value-type="float" table:style-name="ce36" office:value="41624" office:value-type="float">
            <text:p>41,624</text:p>
          </table:table-cell>
          <table:table-cell ns41:value-type="float" table:style-name="ce36" office:value="20968" office:value-type="float">
            <text:p>20,968</text:p>
          </table:table-cell>
          <table:table-cell ns41:value-type="float" table:style-name="ce36" office:value="25919" office:value-type="float">
            <text:p>25,919</text:p>
          </table:table-cell>
          <table:table-cell ns41:value-type="float" table:style-name="ce40" office:value="394" office:value-type="float">
            <text:p>394</text:p>
          </table:table-cell>
          <table:table-cell ns41:value-type="float" table:style-name="ce40" office:value="399" office:value-type="float">
            <text:p>399</text:p>
          </table:table-cell>
          <table:table-cell ns41:value-type="float" table:style-name="ce36" office:value="6629" office:value-type="float">
            <text:p>6,629</text:p>
          </table:table-cell>
          <table:table-cell ns41:value-type="float" table:style-name="ce36" office:value="2869" office:value-type="float">
            <text:p>2,869</text:p>
          </table:table-cell>
          <table:table-cell ns41:value-type="float" table:style-name="ce40" office:value="509" office:value-type="float">
            <text:p>509</text:p>
          </table:table-cell>
          <table:table-cell ns41:value-type="float" table:style-name="ce40" office:value="514" office:value-type="float">
            <text:p>514</text:p>
          </table:table-cell>
          <table:table-cell ns41:value-type="float" table:style-name="ce40" office:value="191" office:value-type="float">
            <text:p>191</text:p>
          </table:table-cell>
          <table:table-cell ns41:value-type="float" table:style-name="ce40" office:value="132" office:value-type="float">
            <text:p>132</text:p>
          </table:table-cell>
          <table:table-cell ns41:value-type="float" table:style-name="ce36" office:value="1359" office:value-type="float">
            <text:p>1,359</text:p>
          </table:table-cell>
          <table:table-cell ns41:value-type="float" table:style-name="ce40" office:value="563" office:value-type="float">
            <text:p>563</text:p>
          </table:table-cell>
          <table:table-cell ns41:value-type="float" table:style-name="ce36" office:value="119483" office:value-type="float">
            <text:p>119,483</text:p>
          </table:table-cell>
          <table:table-cell ns41:value-type="float" table:style-name="ce36" office:value="135088" office:value-type="float">
            <text:p>135,088</text:p>
          </table:table-cell>
          <table:table-cell ns41:value-type="float" table:style-name="ce36" office:value="1553" office:value-type="float">
            <text:p>1,553</text:p>
          </table:table-cell>
          <table:table-cell ns41:value-type="float" table:style-name="ce36" office:value="1777" office:value-type="float">
            <text:p>1,777</text:p>
          </table:table-cell>
          <table:table-cell ns41:value-type="float" table:style-name="ce40" office:value="145" office:value-type="float">
            <text:p>145</text:p>
          </table:table-cell>
          <table:table-cell ns41:value-type="float" table:style-name="ce40" office:value="91" office:value-type="float">
            <text:p>91</text:p>
          </table:table-cell>
          <table:table-cell ns41:value-type="float" table:style-name="ce40" office:value="40" office:value-type="float">
            <text:p>40</text:p>
          </table:table-cell>
          <table:table-cell ns41:value-type="float" table:style-name="ce40" office:value="30" office:value-type="float">
            <text:p>30</text:p>
          </table:table-cell>
          <table:table-cell ns41:value-type="float" table:style-name="ce40" office:value="122" office:value-type="float">
            <text:p>122</text:p>
          </table:table-cell>
          <table:table-cell ns41:value-type="float" table:style-name="ce40" office:value="95" office:value-type="float">
            <text:p>95</text:p>
          </table:table-cell>
          <table:table-cell ns41:value-type="float" table:style-name="ce36" office:value="15825" office:value-type="float">
            <text:p>15,825</text:p>
          </table:table-cell>
          <table:table-cell ns41:value-type="float" table:style-name="ce36" office:value="15168" office:value-type="float">
            <text:p>15,168</text:p>
          </table:table-cell>
          <table:table-cell ns41:value-type="float" table:style-name="ce36" office:value="3826" office:value-type="float">
            <text:p>3,826</text:p>
          </table:table-cell>
          <table:table-cell ns41:value-type="float" table:style-name="ce36" office:value="4189" office:value-type="float">
            <text:p>4,189</text:p>
          </table:table-cell>
          <table:table-cell ns41:value-type="float" table:style-name="ce36" office:value="6996" office:value-type="float">
            <text:p>6,996</text:p>
          </table:table-cell>
          <table:table-cell ns41:value-type="float" table:style-name="ce36" office:value="7198" office:value-type="float">
            <text:p>7,198</text:p>
          </table:table-cell>
          <table:table-cell ns41:value-type="float" table:style-name="ce40" office:value="591" office:value-type="float">
            <text:p>591</text:p>
          </table:table-cell>
          <table:table-cell ns41:value-type="float" table:style-name="ce40" office:value="716" office:value-type="float">
            <text:p>716</text:p>
          </table:table-cell>
          <table:table-cell ns41:value-type="float" table:style-name="ce40" office:value="13" office:value-type="float">
            <text:p>13</text:p>
          </table:table-cell>
          <table:table-cell ns41:value-type="float" table:style-name="ce40" office:value="17" office:value-type="float">
            <text:p>17</text:p>
          </table:table-cell>
          <table:table-cell ns41:value-type="float" table:style-name="ce40" office:value="1" office:value-type="float">
            <text:p>1</text:p>
          </table:table-cell>
          <table:table-cell table:style-name="ce40"/>
          <table:table-cell ns41:value-type="float" table:style-name="ce40" office:value="754" office:value-type="float">
            <text:p>754</text:p>
          </table:table-cell>
          <table:table-cell ns41:value-type="float" table:style-name="ce40" office:value="819" office:value-type="float">
            <text:p>819</text:p>
          </table:table-cell>
          <table:table-cell ns41:value-type="float" table:style-name="ce36" office:value="62733" office:value-type="float">
            <text:p>62,733</text:p>
          </table:table-cell>
          <table:table-cell ns41:value-type="float" table:style-name="ce36" office:value="69055" office:value-type="float">
            <text:p>69,055</text:p>
          </table:table-cell>
          <table:table-cell ns41:value-type="float" table:style-name="ce36" office:value="1269" office:value-type="float">
            <text:p>1,269</text:p>
          </table:table-cell>
          <table:table-cell ns41:value-type="float" table:style-name="ce40" office:value="1366" office:value-type="float">
            <text:p>1366</text:p>
          </table:table-cell>
          <table:table-cell ns41:value-type="float" table:style-name="ce40" office:value="14" office:value-type="float">
            <text:p>14</text:p>
          </table:table-cell>
          <table:table-cell ns41:value-type="float" table:style-name="ce40" office:value="2" office:value-type="float">
            <text:p>2</text:p>
          </table:table-cell>
          <table:table-cell table:style-name="ce40" table:number-columns-repeated="2"/>
          <table:table-cell ns41:value-type="float" table:style-name="ce36" office:value="12041" office:value-type="float">
            <text:p>12,041</text:p>
          </table:table-cell>
          <table:table-cell ns41:value-type="float" table:style-name="ce36" office:value="12935" office:value-type="float">
            <text:p>12,935</text:p>
          </table:table-cell>
          <table:table-cell ns41:value-type="float" table:style-name="ce36" office:value="1335" office:value-type="float">
            <text:p>1,335</text:p>
          </table:table-cell>
          <table:table-cell ns41:value-type="float" table:style-name="ce40" office:value="1496" office:value-type="float">
            <text:p>1496</text:p>
          </table:table-cell>
          <table:table-cell ns41:value-type="float" table:style-name="ce40" office:value="172" office:value-type="float">
            <text:p>172</text:p>
          </table:table-cell>
          <table:table-cell ns41:value-type="float" table:style-name="ce77" office:value="124" office:value-type="float">
            <text:p>124</text:p>
          </table:table-cell>
          <table:table-cell table:number-columns-repeated="944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style-name="ta2" table:name="Opmerkingen">
        <table:table-column table:style-name="co5" table:default-cell-style-name="Default"/>
        <table:table-column table:style-name="co7" table:default-cell-style-name="ce10"/>
        <table:table-column table:style-name="co8" table:default-cell-style-name="ce10"/>
        <table:table-column table:style-name="co5" table:default-cell-style-name="Default" table:number-columns-repeated="1021"/>
        <table:table-row table:style-name="ro5" table:number-rows-repeated="2">
          <table:table-cell table:number-columns-repeated="1024"/>
        </table:table-row>
        <table:table-row table:style-name="ro5">
          <table:table-cell ns41:value-type="string" table:style-name="ce67" office:value-type="string">
            <text:p>Editregel</text:p>
          </table:table-cell>
          <table:table-cell ns41:value-type="string" table:style-name="ce67" office:value-type="string">
            <text:p>Deel telling</text:p>
          </table:table-cell>
          <table:table-cell ns41:value-type="string" table:style-name="ce67" office:value-type="string">
            <text:p>Rolnummer</text:p>
          </table:table-cell>
          <table:table-cell ns41:value-type="string" table:style-name="ce67" office:value-type="string">
            <text:p>Noten en opmerkingen</text:p>
          </table:table-cell>
          <table:table-cell table:style-name="ce67" table:number-columns-repeated="12"/>
          <table:table-cell table:number-columns-repeated="1008"/>
        </table:table-row>
        <table:table-row table:style-name="ro5">
          <table:table-cell table:style-name="ce70" table:number-columns-repeated="16"/>
          <table:table-cell table:number-columns-repeated="1008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ns41:value-type="float" table:style-name="ce71" office:value="32243" office:value-type="float">
            <text:p>32243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ns41:value-type="string" table:style-name="ce10" office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ns41:value-type="float" table:style-name="ce71" office:value="32244" office:value-type="float">
            <text:p>32244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45" office:value-type="float">
            <text:p>32245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46" office:value-type="float">
            <text:p>32246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47" office:value-type="float">
            <text:p>32247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48" office:value-type="float">
            <text:p>32248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49" office:value-type="float">
            <text:p>32249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0" office:value-type="float">
            <text:p>32250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1" office:value-type="float">
            <text:p>32251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2" office:value-type="float">
            <text:p>32252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3" office:value-type="float">
            <text:p>32253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4" office:value-type="float">
            <text:p>32254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ns41:value-type="string" table:style-name="ce10" office:value-type="string">
            <text:p>(1) Daarenboven twee tijdelijk afwezige personen, van welke het geslacht, en één gezin, waarvan het getal personen niet kan worden opgegeven.</text:p>
          </table:table-cell>
          <table:table-cell table:number-columns-repeated="1020"/>
        </table:table-row>
        <table:table-row table:style-name="ro5">
          <table:table-cell ns41:value-type="float" table:style-name="ce71" office:value="32255" office:value-type="float">
            <text:p>32255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6" office:value-type="float">
            <text:p>32256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7" office:value-type="float">
            <text:p>32257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8" office:value-type="float">
            <text:p>32258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59" office:value-type="float">
            <text:p>32259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0" office:value-type="float">
            <text:p>32260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1" office:value-type="float">
            <text:p>32261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2" office:value-type="float">
            <text:p>32262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3" office:value-type="float">
            <text:p>32263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4" office:value-type="float">
            <text:p>32264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5" office:value-type="float">
            <text:p>32265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6" office:value-type="float">
            <text:p>32266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7" office:value-type="float">
            <text:p>32267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8" office:value-type="float">
            <text:p>32268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69" office:value-type="float">
            <text:p>32269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0" office:value-type="float">
            <text:p>32270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1" office:value-type="float">
            <text:p>32271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2" office:value-type="float">
            <text:p>32272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3" office:value-type="float">
            <text:p>32273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4" office:value-type="float">
            <text:p>32274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5" office:value-type="float">
            <text:p>32275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6" office:value-type="float">
            <text:p>32276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7" office:value-type="float">
            <text:p>32277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8" office:value-type="float">
            <text:p>32278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79" office:value-type="float">
            <text:p>32279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0" office:value-type="float">
            <text:p>32280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1" office:value-type="float">
            <text:p>32281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2" office:value-type="float">
            <text:p>32282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3" office:value-type="float">
            <text:p>32283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4" office:value-type="float">
            <text:p>32284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5" office:value-type="float">
            <text:p>32285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6" office:value-type="float">
            <text:p>32286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7" office:value-type="float">
            <text:p>32287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8" office:value-type="float">
            <text:p>32288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89" office:value-type="float">
            <text:p>32289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90" office:value-type="float">
            <text:p>32290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91" office:value-type="float">
            <text:p>32291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92" office:value-type="float">
            <text:p>32292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93" office:value-type="float">
            <text:p>32293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32294" office:value-type="float">
            <text:p>32294</text:p>
          </table:table-cell>
          <table:table-cell ns41:value-type="string" table:style-name="TL Metadata" office:value-type="string">
            <text:p>NH-2edl</text:p>
          </table:table-cell>
          <table:table-cell table:style-name="ce72"/>
          <table:table-cell table:number-columns-repeated="1021"/>
        </table:table-row>
        <table:table-row table:style-name="ro5">
          <table:table-cell ns41:value-type="float" table:style-name="ce71" office:value="1182" office:value-type="float">
            <text:p>118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3" office:value-type="float">
            <text:p>118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4" office:value-type="float">
            <text:p>118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5" office:value-type="float">
            <text:p>118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6" office:value-type="float">
            <text:p>118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7" office:value-type="float">
            <text:p>118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8" office:value-type="float">
            <text:p>118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89" office:value-type="float">
            <text:p>118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0" office:value-type="float">
            <text:p>119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1" office:value-type="float">
            <text:p>119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2" office:value-type="float">
            <text:p>119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3" office:value-type="float">
            <text:p>119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4" office:value-type="float">
            <text:p>119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5" office:value-type="float">
            <text:p>119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6" office:value-type="float">
            <text:p>119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7" office:value-type="float">
            <text:p>119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8" office:value-type="float">
            <text:p>119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199" office:value-type="float">
            <text:p>119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0" office:value-type="float">
            <text:p>120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1" office:value-type="float">
            <text:p>120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2" office:value-type="float">
            <text:p>120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3" office:value-type="float">
            <text:p>120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4" office:value-type="float">
            <text:p>120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5" office:value-type="float">
            <text:p>120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6" office:value-type="float">
            <text:p>120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7" office:value-type="float">
            <text:p>120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8" office:value-type="float">
            <text:p>120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09" office:value-type="float">
            <text:p>120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0" office:value-type="float">
            <text:p>121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1" office:value-type="float">
            <text:p>121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2" office:value-type="float">
            <text:p>121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3" office:value-type="float">
            <text:p>121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4" office:value-type="float">
            <text:p>121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5" office:value-type="float">
            <text:p>121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6" office:value-type="float">
            <text:p>121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7" office:value-type="float">
            <text:p>121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8" office:value-type="float">
            <text:p>121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19" office:value-type="float">
            <text:p>121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0" office:value-type="float">
            <text:p>122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1" office:value-type="float">
            <text:p>122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style-name="TL Metadata" table:number-columns-repeated="2"/>
          <table:table-cell ns41:value-type="string" table:style-name="ce10" office:value-type="string">
            <text:p>k9: 1915 moet zijn 1945</text:p>
          </table:table-cell>
          <table:table-cell table:number-columns-repeated="1016"/>
        </table:table-row>
        <table:table-row table:style-name="ro5">
          <table:table-cell ns41:value-type="float" table:style-name="ce71" office:value="1222" office:value-type="float">
            <text:p>122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3" office:value-type="float">
            <text:p>122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4" office:value-type="float">
            <text:p>122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5" office:value-type="float">
            <text:p>122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6" office:value-type="float">
            <text:p>122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7" office:value-type="float">
            <text:p>122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8" office:value-type="float">
            <text:p>122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29" office:value-type="float">
            <text:p>122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0" office:value-type="float">
            <text:p>123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1" office:value-type="float">
            <text:p>123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2" office:value-type="float">
            <text:p>123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3" office:value-type="float">
            <text:p>123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4" office:value-type="float">
            <text:p>123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5" office:value-type="float">
            <text:p>123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6" office:value-type="float">
            <text:p>123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7" office:value-type="float">
            <text:p>123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3005601001" office:value-type="float">
            <text:p>3801230056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38" office:value-type="float">
            <text:p>123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style-name="TL Metadata" table:number-columns-repeated="2"/>
          <table:table-cell ns41:value-type="string" table:style-name="ce10" office:value-type="string">
            <text:p>k2: 41 moet zijn 4</text:p>
          </table:table-cell>
          <table:table-cell table:number-columns-repeated="1016"/>
        </table:table-row>
        <table:table-row table:style-name="ro5">
          <table:table-cell ns41:value-type="float" table:style-name="ce71" office:value="1239" office:value-type="float">
            <text:p>123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0" office:value-type="float">
            <text:p>124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1" office:value-type="float">
            <text:p>124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2" office:value-type="float">
            <text:p>124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3" office:value-type="float">
            <text:p>124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4" office:value-type="float">
            <text:p>124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5" office:value-type="float">
            <text:p>124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6" office:value-type="float">
            <text:p>124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7" office:value-type="float">
            <text:p>124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8" office:value-type="float">
            <text:p>124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49" office:value-type="float">
            <text:p>124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0" office:value-type="float">
            <text:p>125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1" office:value-type="float">
            <text:p>125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style-name="TL Metadata" table:number-columns-repeated="2"/>
          <table:table-cell ns41:value-type="string" table:style-name="ce10" office:value-type="string">
            <text:p>k25: 214 moet zijn 114</text:p>
          </table:table-cell>
          <table:table-cell table:number-columns-repeated="1016"/>
        </table:table-row>
        <table:table-row table:style-name="ro5">
          <table:table-cell ns41:value-type="float" table:style-name="ce71" office:value="1252" office:value-type="float">
            <text:p>125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3" office:value-type="float">
            <text:p>125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4" office:value-type="float">
            <text:p>125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5" office:value-type="float">
            <text:p>125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6" office:value-type="float">
            <text:p>125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7" office:value-type="float">
            <text:p>125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8" office:value-type="float">
            <text:p>125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59" office:value-type="float">
            <text:p>125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0" office:value-type="float">
            <text:p>126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1" office:value-type="float">
            <text:p>126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2" office:value-type="float">
            <text:p>126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3" office:value-type="float">
            <text:p>126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4" office:value-type="float">
            <text:p>126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5" office:value-type="float">
            <text:p>126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6" office:value-type="float">
            <text:p>126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7" office:value-type="float">
            <text:p>126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8" office:value-type="float">
            <text:p>126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69" office:value-type="float">
            <text:p>126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0" office:value-type="float">
            <text:p>1270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1" office:value-type="float">
            <text:p>1271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2" office:value-type="float">
            <text:p>1272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3" office:value-type="float">
            <text:p>1273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4" office:value-type="float">
            <text:p>1274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5" office:value-type="float">
            <text:p>1275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6" office:value-type="float">
            <text:p>1276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801001" office:value-type="float">
            <text:p>380124005801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7" office:value-type="float">
            <text:p>1277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902001" office:value-type="float">
            <text:p>380124005902001</text:p>
          </table:table-cell>
          <table:table-cell ns41:value-type="string" table:style-name="ce10" office:value-type="string">
            <text:p>3801240059020011 <text:s/>Daarenboven twee tijdelijk afwezige personen, waarvan het geslacht, en een gezin, waarvan het getal personen niet kan worden opgegeven.</text:p>
          </table:table-cell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8" office:value-type="float">
            <text:p>1278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902001" office:value-type="float">
            <text:p>380124005902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>
          <table:table-cell ns41:value-type="float" table:style-name="ce71" office:value="1279" office:value-type="float">
            <text:p>1279</text:p>
          </table:table-cell>
          <table:table-cell ns41:value-type="string" table:style-name="TL Metadata" office:value-type="string">
            <text:p>NH-2edl</text:p>
          </table:table-cell>
          <table:table-cell ns41:value-type="float" table:style-name="ce72" office:value="380124005902001" office:value-type="float">
            <text:p>380124005902001</text:p>
          </table:table-cell>
          <table:table-cell table:style-name="TL Metadata"/>
          <table:table-cell ns41:value-type="string" table:style-name="ce10" office:value-type="string">
            <text:p>x</text:p>
          </table:table-cell>
          <table:table-cell table:number-columns-repeated="1019"/>
        </table:table-row>
        <table:table-row table:style-name="ro5" table:number-rows-repeated="10484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0:58:54</meta:creation-date>
    <dc:creator>Helpdesk</dc:creator>
    <dc:date>2004-12-20T18:08:51</dc:date>
    <meta:document-statistic meta:object-count="0" meta:cell-count="6983" meta:table-count="2"/>
    <meta:generator>ODFPY/1.3.0dev</meta:generator>
  </office:meta>
</office:document-meta>
</file>